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8.99cm" fo:break-before="page" table:align="margins"/>
    </style:style>
    <style:style style:name="Table3.A" style:family="table-column">
      <style:table-column-properties style:column-width="1.21cm" style:rel-column-width="4175*"/>
    </style:style>
    <style:style style:name="Table3.B" style:family="table-column">
      <style:table-column-properties style:column-width="2.478cm" style:rel-column-width="8552*"/>
    </style:style>
    <style:style style:name="Table3.C" style:family="table-column">
      <style:table-column-properties style:column-width="3.598cm" style:rel-column-width="12417*"/>
    </style:style>
    <style:style style:name="Table3.D" style:family="table-column">
      <style:table-column-properties style:column-width="5.373cm" style:rel-column-width="18541*"/>
    </style:style>
    <style:style style:name="Table3.E" style:family="table-column">
      <style:table-column-properties style:column-width="3.164cm" style:rel-column-width="10920*"/>
    </style:style>
    <style:style style:name="Table3.F" style:family="table-column">
      <style:table-column-properties style:column-width="3.16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 style:family="table">
      <style:table-properties style:width="15.603cm" table:align="left"/>
    </style:style>
    <style:style style:name="Table2.A" style:family="table-column">
      <style:table-column-properties style:column-width="1.392cm"/>
    </style:style>
    <style:style style:name="Table2.B" style:family="table-column">
      <style:table-column-properties style:column-width="1.512cm"/>
    </style:style>
    <style:style style:name="Table2.C" style:family="table-column">
      <style:table-column-properties style:column-width="4.595cm"/>
    </style:style>
    <style:style style:name="Table2.D" style:family="table-column">
      <style:table-column-properties style:column-width="1.478cm"/>
    </style:style>
    <style:style style:name="Table2.E" style:family="table-column">
      <style:table-column-properties style:column-width="1.819cm"/>
    </style:style>
    <style:style style:name="Table2.F" style:family="table-column">
      <style:table-column-properties style:column-width="2.208cm"/>
    </style:style>
    <style:style style:name="Table2.G" style:family="table-column">
      <style:table-column-properties style:column-width="2.6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8.99cm" table:align="margins"/>
    </style:style>
    <style:style style:name="Table1.A" style:family="table-column">
      <style:table-column-properties style:column-width="1.603cm" style:rel-column-width="5533*"/>
    </style:style>
    <style:style style:name="Table1.B" style:family="table-column">
      <style:table-column-properties style:column-width="4.202cm" style:rel-column-width="14499*"/>
    </style:style>
    <style:style style:name="Table1.C" style:family="table-column">
      <style:table-column-properties style:column-width="1.392cm" style:rel-column-width="4802*"/>
    </style:style>
    <style:style style:name="Table1.D" style:family="table-column">
      <style:table-column-properties style:column-width="2.903cm" style:rel-column-width="10019*"/>
    </style:style>
    <style:style style:name="Table1.E" style:family="table-column">
      <style:table-column-properties style:column-width="2.207cm" style:rel-column-width="7615*"/>
    </style:style>
    <style:style style:name="Table1.F" style:family="table-column">
      <style:table-column-properties style:column-width="6.683cm" style:rel-column-width="23067*"/>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rsid="00e32e1c" officeooo:paragraph-rsid="00e32e1c" style:font-size-asian="14pt" style:font-size-complex="14pt"/>
    </style:style>
    <style:style style:name="P6" style:family="paragraph" style:parent-style-name="Standard">
      <style:text-properties fo:font-size="14pt" officeooo:rsid="00e32e1c" officeooo:paragraph-rsid="00ec2b08" style:font-size-asian="14pt" style:font-size-complex="14pt"/>
    </style:style>
    <style:style style:name="P7" style:family="paragraph" style:parent-style-name="Standard">
      <style:text-properties fo:font-size="14pt" officeooo:rsid="00e32e1c" officeooo:paragraph-rsid="00f633e2" style:font-size-asian="14pt" style:font-size-complex="14pt"/>
    </style:style>
    <style:style style:name="P8" style:family="paragraph" style:parent-style-name="Standard">
      <style:text-properties fo:font-size="14pt" officeooo:rsid="00e3e491" officeooo:paragraph-rsid="00e3e491" style:font-size-asian="14pt" style:font-size-complex="14pt"/>
    </style:style>
    <style:style style:name="P9" style:family="paragraph" style:parent-style-name="Standard">
      <style:text-properties fo:font-size="14pt" officeooo:paragraph-rsid="00e3e491" style:font-size-asian="14pt" style:font-size-complex="14pt"/>
    </style:style>
    <style:style style:name="P10" style:family="paragraph" style:parent-style-name="Standard">
      <style:text-properties fo:font-size="14pt" officeooo:rsid="00e41568" officeooo:paragraph-rsid="00e41568" style:font-size-asian="14pt" style:font-size-complex="14pt"/>
    </style:style>
    <style:style style:name="P11" style:family="paragraph" style:parent-style-name="Standard">
      <style:text-properties fo:font-size="14pt" officeooo:rsid="00e41568" officeooo:paragraph-rsid="00e599e2" style:font-size-asian="14pt" style:font-size-complex="14pt"/>
    </style:style>
    <style:style style:name="P12" style:family="paragraph" style:parent-style-name="Standard">
      <style:text-properties fo:font-size="14pt" officeooo:rsid="00e52ae2" officeooo:paragraph-rsid="00e52ae2" style:font-size-asian="14pt" style:font-size-complex="14pt"/>
    </style:style>
    <style:style style:name="P13" style:family="paragraph" style:parent-style-name="Standard">
      <style:text-properties fo:font-size="14pt" officeooo:paragraph-rsid="00e599e2" style:font-size-asian="14pt" style:font-size-complex="14pt"/>
    </style:style>
    <style:style style:name="P14" style:family="paragraph" style:parent-style-name="Standard">
      <style:text-properties fo:font-size="14pt" officeooo:rsid="00e599e2" officeooo:paragraph-rsid="00e599e2" style:font-size-asian="14pt" style:font-size-complex="14pt"/>
    </style:style>
    <style:style style:name="P15" style:family="paragraph" style:parent-style-name="Standard">
      <style:text-properties fo:font-size="14pt" officeooo:rsid="00e6c17c" officeooo:paragraph-rsid="00e6c17c" style:font-size-asian="14pt" style:font-size-complex="14pt"/>
    </style:style>
    <style:style style:name="P16" style:family="paragraph" style:parent-style-name="Standard">
      <style:text-properties fo:font-size="14pt" officeooo:rsid="00e6c17c" officeooo:paragraph-rsid="00e7bb3f" style:font-size-asian="14pt" style:font-size-complex="14pt"/>
    </style:style>
    <style:style style:name="P17" style:family="paragraph" style:parent-style-name="Standard">
      <style:text-properties fo:font-size="14pt" officeooo:rsid="00e9353c" officeooo:paragraph-rsid="00e9353c" style:font-size-asian="14pt" style:font-size-complex="14pt"/>
    </style:style>
    <style:style style:name="P18" style:family="paragraph" style:parent-style-name="Standard">
      <style:text-properties fo:font-size="14pt" officeooo:paragraph-rsid="00e9353c" style:font-size-asian="14pt" style:font-size-complex="14pt"/>
    </style:style>
    <style:style style:name="P19" style:family="paragraph" style:parent-style-name="Standard">
      <style:text-properties fo:font-size="14pt" officeooo:rsid="00e94623" officeooo:paragraph-rsid="00e94623" style:font-size-asian="14pt" style:font-size-complex="14pt"/>
    </style:style>
    <style:style style:name="P20" style:family="paragraph" style:parent-style-name="Standard">
      <style:text-properties fo:font-size="14pt" officeooo:paragraph-rsid="00f0e860" style:font-size-asian="14pt" style:font-size-complex="14pt"/>
    </style:style>
    <style:style style:name="P21" style:family="paragraph" style:parent-style-name="Standard">
      <style:text-properties fo:font-size="14pt" officeooo:rsid="00f0e860" officeooo:paragraph-rsid="00f633e2" style:font-size-asian="14pt" style:font-size-complex="14pt"/>
    </style:style>
    <style:style style:name="P22" style:family="paragraph" style:parent-style-name="Standard">
      <style:text-properties fo:font-size="14pt" officeooo:rsid="00f633e2" officeooo:paragraph-rsid="00f633e2" style:font-size-asian="14pt" style:font-size-complex="14pt"/>
    </style:style>
    <style:style style:name="P23" style:family="paragraph" style:parent-style-name="Standard">
      <style:text-properties fo:font-size="14pt" officeooo:rsid="00f7af41" officeooo:paragraph-rsid="00f7af41" style:font-size-asian="14pt" style:font-size-complex="14pt"/>
    </style:style>
    <style:style style:name="P24" style:family="paragraph" style:parent-style-name="Standard">
      <style:text-properties fo:font-size="14pt" officeooo:rsid="00f7af41" officeooo:paragraph-rsid="01035918" style:font-size-asian="14pt" style:font-size-complex="14pt"/>
    </style:style>
    <style:style style:name="P25" style:family="paragraph" style:parent-style-name="Standard">
      <style:text-properties fo:font-size="14pt" officeooo:paragraph-rsid="00f7af41" style:font-size-asian="14pt" style:font-size-complex="14pt"/>
    </style:style>
    <style:style style:name="P26" style:family="paragraph" style:parent-style-name="Standard">
      <style:text-properties fo:font-size="14pt" officeooo:paragraph-rsid="00fa7086" style:font-size-asian="14pt" style:font-size-complex="14pt"/>
    </style:style>
    <style:style style:name="P27" style:family="paragraph" style:parent-style-name="Standard">
      <style:text-properties fo:font-size="14pt" officeooo:rsid="00fa7086" officeooo:paragraph-rsid="00fa7086" style:font-size-asian="14pt" style:font-size-complex="14pt"/>
    </style:style>
    <style:style style:name="P28" style:family="paragraph" style:parent-style-name="Standard">
      <style:text-properties fo:font-size="14pt" officeooo:rsid="00fa7086" officeooo:paragraph-rsid="00fa8788" style:font-size-asian="14pt" style:font-size-complex="14pt"/>
    </style:style>
    <style:style style:name="P29" style:family="paragraph" style:parent-style-name="Standard">
      <style:text-properties fo:font-size="14pt" officeooo:rsid="00fa7086" officeooo:paragraph-rsid="00fd40f1" style:font-size-asian="14pt" style:font-size-complex="14pt"/>
    </style:style>
    <style:style style:name="P30" style:family="paragraph" style:parent-style-name="Standard">
      <style:text-properties fo:font-size="14pt" officeooo:rsid="00fa7086" officeooo:paragraph-rsid="01035918" style:font-size-asian="14pt" style:font-size-complex="14pt"/>
    </style:style>
    <style:style style:name="P31" style:family="paragraph" style:parent-style-name="Standard">
      <style:text-properties fo:font-size="14pt" officeooo:rsid="0100fe7a" officeooo:paragraph-rsid="0100fe7a" style:font-size-asian="14pt" style:font-size-complex="14pt"/>
    </style:style>
    <style:style style:name="P32" style:family="paragraph" style:parent-style-name="Standard">
      <style:text-properties fo:font-size="14pt" officeooo:rsid="0100fe7a" officeooo:paragraph-rsid="01035918" style:font-size-asian="14pt" style:font-size-complex="14pt"/>
    </style:style>
    <style:style style:name="P33" style:family="paragraph" style:parent-style-name="Standard">
      <style:text-properties fo:font-size="14pt" officeooo:rsid="0100fe7a" officeooo:paragraph-rsid="0104bdcb" style:font-size-asian="14pt" style:font-size-complex="14pt"/>
    </style:style>
    <style:style style:name="P34" style:family="paragraph" style:parent-style-name="Standard">
      <style:text-properties fo:font-size="14pt" officeooo:rsid="01017621" officeooo:paragraph-rsid="01017621" style:font-size-asian="14pt" style:font-size-complex="14pt"/>
    </style:style>
    <style:style style:name="P35" style:family="paragraph" style:parent-style-name="Standard">
      <style:text-properties fo:font-size="14pt" officeooo:paragraph-rsid="01035918" style:font-size-asian="14pt" style:font-size-complex="14pt"/>
    </style:style>
    <style:style style:name="P36" style:family="paragraph" style:parent-style-name="Standard">
      <style:text-properties fo:font-size="14pt" officeooo:rsid="01035918" officeooo:paragraph-rsid="01035918" style:font-size-asian="14pt" style:font-size-complex="14pt"/>
    </style:style>
    <style:style style:name="P37" style:family="paragraph" style:parent-style-name="Standard">
      <style:text-properties fo:font-size="14pt" officeooo:rsid="0104bdcb" officeooo:paragraph-rsid="0104bdcb" style:font-size-asian="14pt" style:font-size-complex="14pt"/>
    </style:style>
    <style:style style:name="P38" style:family="paragraph" style:parent-style-name="Standard">
      <style:text-properties fo:font-size="14pt" officeooo:rsid="01083233" officeooo:paragraph-rsid="01083233" style:font-size-asian="14pt" style:font-size-complex="14pt"/>
    </style:style>
    <style:style style:name="P39" style:family="paragraph" style:parent-style-name="Standard">
      <style:text-properties fo:font-size="14pt" officeooo:rsid="0109ebf0" officeooo:paragraph-rsid="0109ebf0" style:font-size-asian="14pt" style:font-size-complex="14pt"/>
    </style:style>
    <style:style style:name="P40" style:family="paragraph" style:parent-style-name="Standard">
      <style:text-properties fo:font-size="14pt" officeooo:rsid="010ac6e5" officeooo:paragraph-rsid="010ac6e5" style:font-size-asian="14pt" style:font-size-complex="14pt"/>
    </style:style>
    <style:style style:name="P41" style:family="paragraph" style:parent-style-name="Standard">
      <style:text-properties fo:font-size="14pt" officeooo:rsid="010ac6e5" officeooo:paragraph-rsid="011b2b8d" style:font-size-asian="14pt" style:font-size-complex="14pt"/>
    </style:style>
    <style:style style:name="P42" style:family="paragraph" style:parent-style-name="Standard">
      <style:text-properties fo:font-size="14pt" officeooo:rsid="010ac6e5" officeooo:paragraph-rsid="0115542d" style:font-size-asian="14pt" style:font-size-complex="14pt"/>
    </style:style>
    <style:style style:name="P43" style:family="paragraph" style:parent-style-name="Standard">
      <style:text-properties fo:font-size="14pt" officeooo:rsid="010ac6e5" officeooo:paragraph-rsid="01318047" style:font-size-asian="14pt" style:font-size-complex="14pt"/>
    </style:style>
    <style:style style:name="P44" style:family="paragraph" style:parent-style-name="Standard">
      <style:text-properties fo:font-size="14pt" officeooo:rsid="010ac6e5" officeooo:paragraph-rsid="0134d1ef" style:font-size-asian="14pt" style:font-size-complex="14pt"/>
    </style:style>
    <style:style style:name="P45" style:family="paragraph" style:parent-style-name="Standard">
      <style:text-properties fo:font-size="14pt" officeooo:rsid="010ac6e5" officeooo:paragraph-rsid="0137db77" style:font-size-asian="14pt" style:font-size-complex="14pt"/>
    </style:style>
    <style:style style:name="P46" style:family="paragraph" style:parent-style-name="Standard">
      <style:text-properties fo:font-size="14pt" officeooo:rsid="010ba141" officeooo:paragraph-rsid="010ba141" style:font-size-asian="14pt" style:font-size-complex="14pt"/>
    </style:style>
    <style:style style:name="P47" style:family="paragraph" style:parent-style-name="Standard">
      <style:text-properties fo:font-size="14pt" officeooo:rsid="010ba141" officeooo:paragraph-rsid="01293fa1" style:font-size-asian="14pt" style:font-size-complex="14pt"/>
    </style:style>
    <style:style style:name="P48" style:family="paragraph" style:parent-style-name="Standard">
      <style:text-properties fo:font-size="14pt" officeooo:rsid="010ba141" officeooo:paragraph-rsid="01327c1f" style:font-size-asian="14pt" style:font-size-complex="14pt"/>
    </style:style>
    <style:style style:name="P49" style:family="paragraph" style:parent-style-name="Standard">
      <style:text-properties fo:font-size="14pt" officeooo:rsid="010ba575" officeooo:paragraph-rsid="010ba575" style:font-size-asian="14pt" style:font-size-complex="14pt"/>
    </style:style>
    <style:style style:name="P50" style:family="paragraph" style:parent-style-name="Standard">
      <style:text-properties fo:font-size="14pt" officeooo:rsid="010ba575" officeooo:paragraph-rsid="011259dc" style:font-size-asian="14pt" style:font-size-complex="14pt"/>
    </style:style>
    <style:style style:name="P51" style:family="paragraph" style:parent-style-name="Standard">
      <style:text-properties fo:font-size="14pt" officeooo:rsid="010ba575" officeooo:paragraph-rsid="01327c1f" style:font-size-asian="14pt" style:font-size-complex="14pt"/>
    </style:style>
    <style:style style:name="P52" style:family="paragraph" style:parent-style-name="Standard">
      <style:text-properties fo:font-size="14pt" officeooo:rsid="010eb6e9" officeooo:paragraph-rsid="010eb6e9" style:font-size-asian="14pt" style:font-size-complex="14pt"/>
    </style:style>
    <style:style style:name="P53" style:family="paragraph" style:parent-style-name="Standard">
      <style:text-properties fo:font-size="14pt" officeooo:rsid="010eb6e9" officeooo:paragraph-rsid="011da3c5" style:font-size-asian="14pt" style:font-size-complex="14pt"/>
    </style:style>
    <style:style style:name="P54" style:family="paragraph" style:parent-style-name="Standard">
      <style:text-properties fo:font-size="14pt" officeooo:rsid="010eb6e9" officeooo:paragraph-rsid="01327c1f" style:font-size-asian="14pt" style:font-size-complex="14pt"/>
    </style:style>
    <style:style style:name="P55" style:family="paragraph" style:parent-style-name="Standard">
      <style:text-properties fo:font-size="14pt" officeooo:rsid="010f6df2" officeooo:paragraph-rsid="010f6df2" style:font-size-asian="14pt" style:font-size-complex="14pt"/>
    </style:style>
    <style:style style:name="P56" style:family="paragraph" style:parent-style-name="Standard">
      <style:text-properties fo:font-size="14pt" officeooo:rsid="010f6df2" officeooo:paragraph-rsid="011da3c5" style:font-size-asian="14pt" style:font-size-complex="14pt"/>
    </style:style>
    <style:style style:name="P57" style:family="paragraph" style:parent-style-name="Standard">
      <style:text-properties fo:font-size="14pt" officeooo:rsid="010f6df2" officeooo:paragraph-rsid="01327c1f" style:font-size-asian="14pt" style:font-size-complex="14pt"/>
    </style:style>
    <style:style style:name="P58" style:family="paragraph" style:parent-style-name="Standard">
      <style:text-properties fo:font-size="14pt" officeooo:rsid="01107f63" officeooo:paragraph-rsid="01107f63" style:font-size-asian="14pt" style:font-size-complex="14pt"/>
    </style:style>
    <style:style style:name="P59" style:family="paragraph" style:parent-style-name="Standard">
      <style:text-properties fo:font-size="14pt" officeooo:rsid="01107f63" officeooo:paragraph-rsid="012e4d41" style:font-size-asian="14pt" style:font-size-complex="14pt"/>
    </style:style>
    <style:style style:name="P60" style:family="paragraph" style:parent-style-name="Standard">
      <style:text-properties fo:font-size="14pt" officeooo:rsid="01107f63" officeooo:paragraph-rsid="01327c1f" style:font-size-asian="14pt" style:font-size-complex="14pt"/>
    </style:style>
    <style:style style:name="P61" style:family="paragraph" style:parent-style-name="Standard">
      <style:text-properties fo:font-size="14pt" officeooo:rsid="01115eac" officeooo:paragraph-rsid="011da3c5" style:font-size-asian="14pt" style:font-size-complex="14pt"/>
    </style:style>
    <style:style style:name="P62" style:family="paragraph" style:parent-style-name="Standard">
      <style:text-properties fo:font-size="14pt" officeooo:rsid="01115eac" officeooo:paragraph-rsid="01327c1f" style:font-size-asian="14pt" style:font-size-complex="14pt"/>
    </style:style>
    <style:style style:name="P63" style:family="paragraph" style:parent-style-name="Standard">
      <style:text-properties fo:font-size="14pt" officeooo:rsid="011259dc" officeooo:paragraph-rsid="011259dc" style:font-size-asian="14pt" style:font-size-complex="14pt"/>
    </style:style>
    <style:style style:name="P64" style:family="paragraph" style:parent-style-name="Standard">
      <style:text-properties fo:font-size="14pt" officeooo:rsid="011259dc" officeooo:paragraph-rsid="011da3c5" style:font-size-asian="14pt" style:font-size-complex="14pt"/>
    </style:style>
    <style:style style:name="P65" style:family="paragraph" style:parent-style-name="Standard">
      <style:text-properties fo:font-size="14pt" officeooo:rsid="011259dc" officeooo:paragraph-rsid="01327c1f" style:font-size-asian="14pt" style:font-size-complex="14pt"/>
    </style:style>
    <style:style style:name="P66" style:family="paragraph" style:parent-style-name="Standard">
      <style:text-properties fo:font-size="14pt" officeooo:rsid="0113a434" officeooo:paragraph-rsid="0113a434" style:font-size-asian="14pt" style:font-size-complex="14pt"/>
    </style:style>
    <style:style style:name="P67" style:family="paragraph" style:parent-style-name="Standard">
      <style:text-properties fo:font-size="14pt" officeooo:rsid="0113a434" officeooo:paragraph-rsid="0115542d" style:font-size-asian="14pt" style:font-size-complex="14pt"/>
    </style:style>
    <style:style style:name="P68" style:family="paragraph" style:parent-style-name="Standard">
      <style:text-properties fo:font-size="14pt" officeooo:rsid="0115542d" officeooo:paragraph-rsid="0115542d" style:font-size-asian="14pt" style:font-size-complex="14pt"/>
    </style:style>
    <style:style style:name="P69" style:family="paragraph" style:parent-style-name="Standard">
      <style:text-properties fo:font-size="14pt" officeooo:rsid="00ff2e8d" officeooo:paragraph-rsid="00ff2e8d" style:font-size-asian="14pt" style:font-size-complex="14pt"/>
    </style:style>
    <style:style style:name="P70" style:family="paragraph" style:parent-style-name="Standard">
      <style:text-properties fo:font-size="14pt" officeooo:rsid="0115ebe0" officeooo:paragraph-rsid="0115ebe0" style:font-size-asian="14pt" style:font-size-complex="14pt"/>
    </style:style>
    <style:style style:name="P71" style:family="paragraph" style:parent-style-name="Standard">
      <style:text-properties fo:font-size="14pt" officeooo:rsid="0115ebe0" officeooo:paragraph-rsid="01256df9" style:font-size-asian="14pt" style:font-size-complex="14pt"/>
    </style:style>
    <style:style style:name="P72" style:family="paragraph" style:parent-style-name="Standard">
      <style:text-properties fo:font-size="14pt" officeooo:rsid="01176d2d" officeooo:paragraph-rsid="01176d2d" style:font-size-asian="14pt" style:font-size-complex="14pt"/>
    </style:style>
    <style:style style:name="P73" style:family="paragraph" style:parent-style-name="Standard">
      <style:text-properties fo:font-size="14pt" officeooo:rsid="01191f57" officeooo:paragraph-rsid="01191f57" style:font-size-asian="14pt" style:font-size-complex="14pt"/>
    </style:style>
    <style:style style:name="P74" style:family="paragraph" style:parent-style-name="Standard">
      <style:text-properties fo:font-size="14pt" officeooo:rsid="01192e39" officeooo:paragraph-rsid="01192e39" style:font-size-asian="14pt" style:font-size-complex="14pt"/>
    </style:style>
    <style:style style:name="P75" style:family="paragraph" style:parent-style-name="Standard">
      <style:text-properties fo:font-size="14pt" officeooo:paragraph-rsid="011b2b8d" style:font-size-asian="14pt" style:font-size-complex="14pt"/>
    </style:style>
    <style:style style:name="P76" style:family="paragraph" style:parent-style-name="Standard">
      <style:text-properties fo:font-size="14pt" officeooo:rsid="01318047" officeooo:paragraph-rsid="01318047" style:font-size-asian="14pt" style:font-size-complex="14pt"/>
    </style:style>
    <style:style style:name="P77" style:family="paragraph" style:parent-style-name="Standard">
      <style:text-properties fo:font-size="14pt" officeooo:rsid="01318047" officeooo:paragraph-rsid="0134d1ef" style:font-size-asian="14pt" style:font-size-complex="14pt"/>
    </style:style>
    <style:style style:name="P78" style:family="paragraph" style:parent-style-name="Standard">
      <style:text-properties fo:font-size="14pt" officeooo:rsid="013259be" officeooo:paragraph-rsid="013259be" style:font-size-asian="14pt" style:font-size-complex="14pt"/>
    </style:style>
    <style:style style:name="P79" style:family="paragraph" style:parent-style-name="Standard">
      <style:text-properties fo:font-size="14pt" officeooo:rsid="013259be" officeooo:paragraph-rsid="01327c1f" style:font-size-asian="14pt" style:font-size-complex="14pt"/>
    </style:style>
    <style:style style:name="P80" style:family="paragraph" style:parent-style-name="Standard">
      <style:text-properties fo:font-size="14pt" officeooo:paragraph-rsid="013259be" style:font-size-asian="14pt" style:font-size-complex="14pt"/>
    </style:style>
    <style:style style:name="P81" style:family="paragraph" style:parent-style-name="Standard">
      <style:text-properties fo:font-size="14pt" officeooo:rsid="01327c1f" officeooo:paragraph-rsid="01327c1f" style:font-size-asian="14pt" style:font-size-complex="14pt"/>
    </style:style>
    <style:style style:name="P82" style:family="paragraph" style:parent-style-name="Standard">
      <style:text-properties fo:font-size="14pt" officeooo:paragraph-rsid="01327c1f" style:font-size-asian="14pt" style:font-size-complex="14pt"/>
    </style:style>
    <style:style style:name="P83" style:family="paragraph" style:parent-style-name="Standard">
      <style:text-properties fo:font-size="14pt" officeooo:rsid="0134d1ef" officeooo:paragraph-rsid="0134d1ef" style:font-size-asian="14pt" style:font-size-complex="14pt"/>
    </style:style>
    <style:style style:name="P84" style:family="paragraph" style:parent-style-name="Standard">
      <style:text-properties fo:font-size="14pt" officeooo:rsid="0135dd81" officeooo:paragraph-rsid="0135dd81" style:font-size-asian="14pt" style:font-size-complex="14pt"/>
    </style:style>
    <style:style style:name="P85" style:family="paragraph" style:parent-style-name="Standard">
      <style:text-properties fo:font-size="14pt" officeooo:rsid="0137db77" officeooo:paragraph-rsid="0137db77" style:font-size-asian="14pt" style:font-size-complex="14pt"/>
    </style:style>
    <style:style style:name="P86" style:family="paragraph" style:parent-style-name="Standard">
      <style:text-properties fo:font-size="14pt" fo:font-style="italic" style:font-size-asian="14pt" style:font-style-asian="italic" style:font-size-complex="14pt" style:font-style-complex="italic"/>
    </style:style>
    <style:style style:name="P87" style:family="paragraph" style:parent-style-name="Standard">
      <style:text-properties fo:font-size="14pt" style:text-underline-style="solid" style:text-underline-width="auto" style:text-underline-color="font-color" fo:font-weight="bold" officeooo:rsid="0100fe7a" officeooo:paragraph-rsid="0100fe7a" style:font-size-asian="14pt" style:font-weight-asian="bold" style:font-size-complex="14pt" style:font-weight-complex="bold"/>
    </style:style>
    <style:style style:name="P88" style:family="paragraph" style:parent-style-name="Standard">
      <style:text-properties fo:font-size="14pt" style:text-underline-style="solid" style:text-underline-width="auto" style:text-underline-color="font-color" fo:font-weight="bold" officeooo:rsid="0100fe7a" officeooo:paragraph-rsid="01035918" style:font-size-asian="14pt" style:font-weight-asian="bold" style:font-size-complex="14pt" style:font-weight-complex="bold"/>
    </style:style>
    <style:style style:name="P89" style:family="paragraph" style:parent-style-name="Standard">
      <style:text-properties fo:font-size="14pt" style:text-underline-style="solid" style:text-underline-width="auto" style:text-underline-color="font-color" fo:font-weight="bold" officeooo:rsid="011b2b8d" officeooo:paragraph-rsid="011b2b8d" style:font-size-asian="14pt" style:font-weight-asian="bold" style:font-size-complex="14pt" style:font-weight-complex="bold"/>
    </style:style>
    <style:style style:name="P90" style:family="paragraph" style:parent-style-name="Standard">
      <style:paragraph-properties fo:text-align="center" style:justify-single-word="false"/>
      <style:text-properties fo:font-size="20pt" fo:font-weight="bold" officeooo:paragraph-rsid="00e9353c" style:font-size-asian="20pt" style:font-weight-asian="bold" style:font-size-complex="20pt" style:font-weight-complex="bold"/>
    </style:style>
    <style:style style:name="P91" style:family="paragraph" style:parent-style-name="Standard">
      <style:paragraph-properties fo:text-align="center" style:justify-single-word="false"/>
      <style:text-properties fo:font-size="20pt" fo:font-weight="bold" officeooo:paragraph-rsid="00f0e860" style:font-size-asian="20pt" style:font-weight-asian="bold" style:font-size-complex="20pt" style:font-weight-complex="bold"/>
    </style:style>
    <style:style style:name="P92" style:family="paragraph" style:parent-style-name="Standard">
      <style:paragraph-properties fo:text-align="center" style:justify-single-word="false"/>
      <style:text-properties fo:font-size="20pt" fo:font-weight="bold" officeooo:paragraph-rsid="00f7af41" style:font-size-asian="20pt" style:font-weight-asian="bold" style:font-size-complex="20pt" style:font-weight-complex="bold"/>
    </style:style>
    <style:style style:name="P93" style:family="paragraph" style:parent-style-name="Standard">
      <style:paragraph-properties fo:text-align="center" style:justify-single-word="false"/>
      <style:text-properties fo:font-size="20pt" fo:font-weight="bold" officeooo:paragraph-rsid="00fa7086" style:font-size-asian="20pt" style:font-weight-asian="bold" style:font-size-complex="20pt" style:font-weight-complex="bold"/>
    </style:style>
    <style:style style:name="P94" style:family="paragraph" style:parent-style-name="Standard">
      <style:paragraph-properties fo:text-align="center" style:justify-single-word="false"/>
      <style:text-properties fo:font-size="20pt" fo:font-weight="bold" officeooo:paragraph-rsid="01035918" style:font-size-asian="20pt" style:font-weight-asian="bold" style:font-size-complex="20pt" style:font-weight-complex="bold"/>
    </style:style>
    <style:style style:name="P95" style:family="paragraph" style:parent-style-name="Standard">
      <style:paragraph-properties fo:text-align="center" style:justify-single-word="false"/>
      <style:text-properties fo:font-size="20pt" style:font-size-asian="20pt" style:font-size-complex="20pt"/>
    </style:style>
    <style:style style:name="P96" style:family="paragraph" style:parent-style-name="Standard">
      <style:paragraph-properties fo:text-align="center" style:justify-single-word="false"/>
      <style:text-properties fo:font-size="20pt" officeooo:paragraph-rsid="00e3e491" style:font-size-asian="20pt" style:font-size-complex="20pt"/>
    </style:style>
    <style:style style:name="P97" style:family="paragraph" style:parent-style-name="Standard">
      <style:paragraph-properties fo:text-align="center" style:justify-single-word="false"/>
      <style:text-properties fo:font-size="20pt" officeooo:paragraph-rsid="00e599e2" style:font-size-asian="20pt" style:font-size-complex="20pt"/>
    </style:style>
    <style:style style:name="P98" style:family="paragraph" style:parent-style-name="Standard">
      <style:paragraph-properties fo:text-align="center" style:justify-single-word="false"/>
      <style:text-properties fo:font-size="20pt" officeooo:paragraph-rsid="011b2b8d" style:font-size-asian="20pt" style:font-size-complex="20pt"/>
    </style:style>
    <style:style style:name="P99" style:family="paragraph" style:parent-style-name="Standard">
      <style:paragraph-properties fo:text-align="center" style:justify-single-word="false"/>
      <style:text-properties fo:font-size="20pt" officeooo:paragraph-rsid="013259be" style:font-size-asian="20pt" style:font-size-complex="20pt"/>
    </style:style>
    <style:style style:name="P100" style:family="paragraph" style:parent-style-name="Standard">
      <style:paragraph-properties fo:text-align="center" style:justify-single-word="false"/>
      <style:text-properties fo:font-size="20pt" officeooo:paragraph-rsid="01327c1f" style:font-size-asian="20pt" style:font-size-complex="20pt"/>
    </style:style>
    <style:style style:name="P101" style:family="paragraph" style:parent-style-name="Standard">
      <style:paragraph-properties fo:text-align="center" style:justify-single-word="false"/>
      <style:text-properties fo:font-size="20pt" officeooo:paragraph-rsid="01075345" style:font-size-asian="20pt" style:font-size-complex="20pt"/>
    </style:style>
    <style:style style:name="P102" style:family="paragraph" style:parent-style-name="Standard">
      <style:paragraph-properties fo:text-align="center" style:justify-single-word="false"/>
      <style:text-properties fo:font-size="20pt" officeooo:paragraph-rsid="0137db77" style:font-size-asian="20pt" style:font-size-complex="20pt"/>
    </style:style>
    <style:style style:name="P103" style:family="paragraph" style:parent-style-name="Standard">
      <style:text-properties style:text-position="0% 100%" fo:font-size="14pt" officeooo:rsid="00e6c17c" officeooo:paragraph-rsid="00e7bb3f" style:font-size-asian="14pt" style:font-size-complex="14pt"/>
    </style:style>
    <style:style style:name="P104" style:family="paragraph" style:parent-style-name="Standard">
      <style:text-properties style:text-position="0% 100%" fo:font-size="14pt" officeooo:rsid="00e6c17c" officeooo:paragraph-rsid="00f633e2" style:font-size-asian="14pt" style:font-size-complex="14pt"/>
    </style:style>
    <style:style style:name="P105" style:family="paragraph" style:parent-style-name="Standard">
      <style:text-properties style:text-position="0% 100%" fo:font-size="14pt" officeooo:rsid="00e9353c" officeooo:paragraph-rsid="00e9353c" style:font-size-asian="14pt" style:font-size-complex="14pt"/>
    </style:style>
    <style:style style:name="P106" style:family="paragraph" style:parent-style-name="Standard">
      <style:text-properties style:text-position="0% 100%" fo:font-size="14pt" officeooo:rsid="00e94623" officeooo:paragraph-rsid="00e9353c" style:font-size-asian="14pt" style:font-size-complex="14pt"/>
    </style:style>
    <style:style style:name="P107" style:family="paragraph" style:parent-style-name="Standard">
      <style:text-properties style:text-position="0% 100%" fo:font-size="14pt" officeooo:rsid="00e94623" officeooo:paragraph-rsid="00e94623" style:font-size-asian="14pt" style:font-size-complex="14pt"/>
    </style:style>
    <style:style style:name="P108" style:family="paragraph" style:parent-style-name="Standard">
      <style:text-properties style:text-position="0% 100%" fo:font-size="14pt" officeooo:rsid="00ea200a" officeooo:paragraph-rsid="00ea200a" style:font-size-asian="14pt" style:font-size-complex="14pt"/>
    </style:style>
    <style:style style:name="P109" style:family="paragraph" style:parent-style-name="Standard">
      <style:text-properties style:text-position="0% 100%" fo:font-size="14pt" officeooo:rsid="00ec2b08" officeooo:paragraph-rsid="00ec2b08" style:font-size-asian="14pt" style:font-size-complex="14pt"/>
    </style:style>
    <style:style style:name="P110" style:family="paragraph" style:parent-style-name="Standard">
      <style:text-properties style:text-position="0% 100%" fo:font-size="14pt" officeooo:rsid="00ec2b08" officeooo:paragraph-rsid="00ed9f91" style:font-size-asian="14pt" style:font-size-complex="14pt"/>
    </style:style>
    <style:style style:name="P111" style:family="paragraph" style:parent-style-name="Standard">
      <style:text-properties style:text-position="0% 100%" fo:font-size="14pt" officeooo:rsid="00f0e860" officeooo:paragraph-rsid="00f0e860" style:font-size-asian="14pt" style:font-size-complex="14pt"/>
    </style:style>
    <style:style style:name="P112" style:family="paragraph" style:parent-style-name="Standard">
      <style:text-properties style:text-position="0% 100%" fo:font-size="14pt" officeooo:rsid="00f23e20" officeooo:paragraph-rsid="00f23e20" style:font-size-asian="14pt" style:font-size-complex="14pt"/>
    </style:style>
    <style:style style:name="P113" style:family="paragraph" style:parent-style-name="Standard">
      <style:text-properties style:text-position="0% 100%" fo:font-size="14pt" officeooo:rsid="00f352d0" officeooo:paragraph-rsid="00f352d0" style:font-size-asian="14pt" style:font-size-complex="14pt"/>
    </style:style>
    <style:style style:name="P114" style:family="paragraph" style:parent-style-name="Standard">
      <style:text-properties style:text-position="0% 100%" fo:font-size="14pt" officeooo:rsid="00f3efae" officeooo:paragraph-rsid="00f3efae" style:font-size-asian="14pt" style:font-size-complex="14pt"/>
    </style:style>
    <style:style style:name="P115" style:family="paragraph" style:parent-style-name="Standard">
      <style:text-properties style:text-position="0% 100%" fo:font-size="14pt" officeooo:rsid="00f412fe" officeooo:paragraph-rsid="00f412fe" style:font-size-asian="14pt" style:font-size-complex="14pt"/>
    </style:style>
    <style:style style:name="P116" style:family="paragraph" style:parent-style-name="Standard">
      <style:text-properties style:text-position="0% 100%" fo:font-size="14pt" officeooo:rsid="0105cc4a" officeooo:paragraph-rsid="0105cc4a" style:font-size-asian="14pt" style:font-size-complex="14pt"/>
    </style:style>
    <style:style style:name="P117" style:family="paragraph" style:parent-style-name="Standard">
      <style:text-properties style:text-position="0% 100%" fo:font-size="14pt" officeooo:rsid="01083233" officeooo:paragraph-rsid="01083233" style:font-size-asian="14pt" style:font-size-complex="14pt"/>
    </style:style>
    <style:style style:name="P118" style:family="paragraph" style:parent-style-name="Standard">
      <style:text-properties style:text-position="0% 100%" fo:font-size="14pt" officeooo:rsid="0109ebf0" officeooo:paragraph-rsid="01083233" style:font-size-asian="14pt" style:font-size-complex="14pt"/>
    </style:style>
    <style:style style:name="P119" style:family="paragraph" style:parent-style-name="Standard">
      <style:text-properties style:text-position="0% 100%" fo:font-size="14pt" officeooo:rsid="0109ebf0" officeooo:paragraph-rsid="0109ebf0" style:font-size-asian="14pt" style:font-size-complex="14pt"/>
    </style:style>
    <style:style style:name="P120" style:family="paragraph" style:parent-style-name="Standard">
      <style:text-properties style:text-position="0% 100%" fo:font-size="14pt" officeooo:rsid="01035918" officeooo:paragraph-rsid="01035918" style:font-size-asian="14pt" style:font-size-complex="14pt"/>
    </style:style>
    <style:style style:name="P121" style:family="paragraph" style:parent-style-name="Standard">
      <style:text-properties style:text-position="0% 100%" fo:font-size="14pt" officeooo:rsid="01017621" officeooo:paragraph-rsid="01035918" style:font-size-asian="14pt" style:font-size-complex="14pt"/>
    </style:style>
    <style:style style:name="P122" style:family="paragraph" style:parent-style-name="Standard">
      <style:text-properties style:text-position="0% 100%" fo:font-size="14pt" officeooo:rsid="010ac6e5" officeooo:paragraph-rsid="010ac6e5" style:font-size-asian="14pt" style:font-size-complex="14pt"/>
    </style:style>
    <style:style style:name="P123" style:family="paragraph" style:parent-style-name="Standard">
      <style:text-properties style:text-position="0% 100%" fo:font-size="14pt" officeooo:rsid="010ba141" officeooo:paragraph-rsid="010ba141" style:font-size-asian="14pt" style:font-size-complex="14pt"/>
    </style:style>
    <style:style style:name="P124" style:family="paragraph" style:parent-style-name="Standard">
      <style:text-properties style:text-position="0% 100%" fo:font-size="14pt" officeooo:rsid="010ba141" officeooo:paragraph-rsid="010f6df2" style:font-size-asian="14pt" style:font-size-complex="14pt"/>
    </style:style>
    <style:style style:name="P125" style:family="paragraph" style:parent-style-name="Standard">
      <style:text-properties style:text-position="0% 100%" fo:font-size="14pt" officeooo:rsid="010ba141" officeooo:paragraph-rsid="01293fa1" style:font-size-asian="14pt" style:font-size-complex="14pt"/>
    </style:style>
    <style:style style:name="P126" style:family="paragraph" style:parent-style-name="Standard">
      <style:text-properties style:text-position="0% 100%" fo:font-size="14pt" officeooo:rsid="010ba141" officeooo:paragraph-rsid="01327c1f" style:font-size-asian="14pt" style:font-size-complex="14pt"/>
    </style:style>
    <style:style style:name="P127" style:family="paragraph" style:parent-style-name="Standard">
      <style:text-properties style:text-position="0% 100%" fo:font-size="14pt" officeooo:rsid="010ba575" officeooo:paragraph-rsid="010ba575" style:font-size-asian="14pt" style:font-size-complex="14pt"/>
    </style:style>
    <style:style style:name="P128" style:family="paragraph" style:parent-style-name="Standard">
      <style:text-properties style:text-position="0% 100%" fo:font-size="14pt" officeooo:rsid="010ba575" officeooo:paragraph-rsid="011259dc" style:font-size-asian="14pt" style:font-size-complex="14pt"/>
    </style:style>
    <style:style style:name="P129" style:family="paragraph" style:parent-style-name="Standard">
      <style:text-properties style:text-position="0% 100%" fo:font-size="14pt" officeooo:rsid="010ba575" officeooo:paragraph-rsid="012a18c5" style:font-size-asian="14pt" style:font-size-complex="14pt"/>
    </style:style>
    <style:style style:name="P130" style:family="paragraph" style:parent-style-name="Standard">
      <style:text-properties style:text-position="0% 100%" fo:font-size="14pt" officeooo:rsid="010ba575" officeooo:paragraph-rsid="01327c1f" style:font-size-asian="14pt" style:font-size-complex="14pt"/>
    </style:style>
    <style:style style:name="P131" style:family="paragraph" style:parent-style-name="Standard">
      <style:text-properties style:text-position="0% 100%" fo:font-size="14pt" officeooo:rsid="010f6df2" officeooo:paragraph-rsid="010f6df2" style:font-size-asian="14pt" style:font-size-complex="14pt"/>
    </style:style>
    <style:style style:name="P132" style:family="paragraph" style:parent-style-name="Standard">
      <style:text-properties style:text-position="0% 100%" fo:font-size="14pt" officeooo:rsid="010f6df2" officeooo:paragraph-rsid="01107f63" style:font-size-asian="14pt" style:font-size-complex="14pt"/>
    </style:style>
    <style:style style:name="P133" style:family="paragraph" style:parent-style-name="Standard">
      <style:text-properties style:text-position="0% 100%" fo:font-size="14pt" officeooo:rsid="010f6df2" officeooo:paragraph-rsid="010ba141" style:font-size-asian="14pt" style:font-size-complex="14pt"/>
    </style:style>
    <style:style style:name="P134" style:family="paragraph" style:parent-style-name="Standard">
      <style:text-properties style:text-position="0% 100%" fo:font-size="14pt" officeooo:rsid="010f6df2" officeooo:paragraph-rsid="011da3c5" style:font-size-asian="14pt" style:font-size-complex="14pt"/>
    </style:style>
    <style:style style:name="P135" style:family="paragraph" style:parent-style-name="Standard">
      <style:text-properties style:text-position="0% 100%" fo:font-size="14pt" officeooo:rsid="010f6df2" officeooo:paragraph-rsid="012a18c5" style:font-size-asian="14pt" style:font-size-complex="14pt"/>
    </style:style>
    <style:style style:name="P136" style:family="paragraph" style:parent-style-name="Standard">
      <style:text-properties style:text-position="0% 100%" fo:font-size="14pt" officeooo:rsid="010f6df2" officeooo:paragraph-rsid="012e4d41" style:font-size-asian="14pt" style:font-size-complex="14pt"/>
    </style:style>
    <style:style style:name="P137" style:family="paragraph" style:parent-style-name="Standard">
      <style:text-properties style:text-position="0% 100%" fo:font-size="14pt" officeooo:rsid="010f6df2" officeooo:paragraph-rsid="01327c1f" style:font-size-asian="14pt" style:font-size-complex="14pt"/>
    </style:style>
    <style:style style:name="P138" style:family="paragraph" style:parent-style-name="Standard">
      <style:text-properties style:text-position="0% 100%" fo:font-size="14pt" officeooo:rsid="0113a434" officeooo:paragraph-rsid="0115542d" style:font-size-asian="14pt" style:font-size-complex="14pt"/>
    </style:style>
    <style:style style:name="P139" style:family="paragraph" style:parent-style-name="Standard">
      <style:text-properties style:text-position="0% 100%" fo:font-size="14pt" officeooo:rsid="0113a434" officeooo:paragraph-rsid="0113a434" style:font-size-asian="14pt" style:font-size-complex="14pt"/>
    </style:style>
    <style:style style:name="P140" style:family="paragraph" style:parent-style-name="Standard">
      <style:text-properties style:text-position="0% 100%" fo:font-size="14pt" officeooo:rsid="0113a434" officeooo:paragraph-rsid="011b2b8d" style:font-size-asian="14pt" style:font-size-complex="14pt"/>
    </style:style>
    <style:style style:name="P141" style:family="paragraph" style:parent-style-name="Standard">
      <style:text-properties style:text-position="0% 100%" fo:font-size="14pt" officeooo:rsid="0113a434" officeooo:paragraph-rsid="012e4d41" style:font-size-asian="14pt" style:font-size-complex="14pt"/>
    </style:style>
    <style:style style:name="P142" style:family="paragraph" style:parent-style-name="Standard">
      <style:text-properties style:text-position="0% 100%" fo:font-size="14pt" officeooo:rsid="010eb6e9" officeooo:paragraph-rsid="010eb6e9" style:font-size-asian="14pt" style:font-size-complex="14pt"/>
    </style:style>
    <style:style style:name="P143" style:family="paragraph" style:parent-style-name="Standard">
      <style:text-properties style:text-position="0% 100%" fo:font-size="14pt" officeooo:rsid="010eb6e9" officeooo:paragraph-rsid="011da3c5" style:font-size-asian="14pt" style:font-size-complex="14pt"/>
    </style:style>
    <style:style style:name="P144" style:family="paragraph" style:parent-style-name="Standard">
      <style:text-properties style:text-position="0% 100%" fo:font-size="14pt" officeooo:rsid="010eb6e9" officeooo:paragraph-rsid="01327c1f" style:font-size-asian="14pt" style:font-size-complex="14pt"/>
    </style:style>
    <style:style style:name="P145" style:family="paragraph" style:parent-style-name="Standard">
      <style:text-properties style:text-position="0% 100%" fo:font-size="14pt" officeooo:rsid="01107f63" officeooo:paragraph-rsid="01107f63" style:font-size-asian="14pt" style:font-size-complex="14pt"/>
    </style:style>
    <style:style style:name="P146" style:family="paragraph" style:parent-style-name="Standard">
      <style:text-properties style:text-position="0% 100%" fo:font-size="14pt" officeooo:rsid="01107f63" officeooo:paragraph-rsid="012a18c5" style:font-size-asian="14pt" style:font-size-complex="14pt"/>
    </style:style>
    <style:style style:name="P147" style:family="paragraph" style:parent-style-name="Standard">
      <style:text-properties style:text-position="0% 100%" fo:font-size="14pt" officeooo:rsid="01107f63" officeooo:paragraph-rsid="01327c1f" style:font-size-asian="14pt" style:font-size-complex="14pt"/>
    </style:style>
    <style:style style:name="P148" style:family="paragraph" style:parent-style-name="Standard">
      <style:text-properties style:text-position="0% 100%" fo:font-size="14pt" officeooo:rsid="01115eac" officeooo:paragraph-rsid="011da3c5" style:font-size-asian="14pt" style:font-size-complex="14pt"/>
    </style:style>
    <style:style style:name="P149" style:family="paragraph" style:parent-style-name="Standard">
      <style:text-properties style:text-position="0% 100%" fo:font-size="14pt" officeooo:rsid="01115eac" officeooo:paragraph-rsid="01327c1f" style:font-size-asian="14pt" style:font-size-complex="14pt"/>
    </style:style>
    <style:style style:name="P150" style:family="paragraph" style:parent-style-name="Standard">
      <style:text-properties style:text-position="0% 100%" fo:font-size="14pt" officeooo:rsid="011259dc" officeooo:paragraph-rsid="011259dc" style:font-size-asian="14pt" style:font-size-complex="14pt"/>
    </style:style>
    <style:style style:name="P151" style:family="paragraph" style:parent-style-name="Standard">
      <style:text-properties style:text-position="0% 100%" fo:font-size="14pt" officeooo:rsid="011259dc" officeooo:paragraph-rsid="011da3c5" style:font-size-asian="14pt" style:font-size-complex="14pt"/>
    </style:style>
    <style:style style:name="P152" style:family="paragraph" style:parent-style-name="Standard">
      <style:text-properties style:text-position="0% 100%" fo:font-size="14pt" officeooo:rsid="011259dc" officeooo:paragraph-rsid="01327c1f" style:font-size-asian="14pt" style:font-size-complex="14pt"/>
    </style:style>
    <style:style style:name="P153" style:family="paragraph" style:parent-style-name="Standard">
      <style:text-properties style:text-position="0% 100%" fo:font-size="14pt" officeooo:rsid="010cc893" officeooo:paragraph-rsid="0113a434" style:font-size-asian="14pt" style:font-size-complex="14pt"/>
    </style:style>
    <style:style style:name="P154" style:family="paragraph" style:parent-style-name="Standard">
      <style:text-properties style:text-position="0% 100%" fo:font-size="14pt" officeooo:rsid="0115ebe0" officeooo:paragraph-rsid="010ac6e5" style:font-size-asian="14pt" style:font-size-complex="14pt"/>
    </style:style>
    <style:style style:name="P155" style:family="paragraph" style:parent-style-name="Standard">
      <style:text-properties style:text-position="0% 100%" fo:font-size="14pt" officeooo:rsid="0115ebe0" officeooo:paragraph-rsid="0115ebe0" style:font-size-asian="14pt" style:font-size-complex="14pt"/>
    </style:style>
    <style:style style:name="P156" style:family="paragraph" style:parent-style-name="Standard">
      <style:text-properties style:text-position="0% 100%" fo:font-size="14pt" officeooo:rsid="0115ebe0" officeooo:paragraph-rsid="01256df9" style:font-size-asian="14pt" style:font-size-complex="14pt"/>
    </style:style>
    <style:style style:name="P157" style:family="paragraph" style:parent-style-name="Standard">
      <style:text-properties style:text-position="0% 100%" fo:font-size="14pt" officeooo:rsid="0115ebe0" officeooo:paragraph-rsid="013037fa" style:font-size-asian="14pt" style:font-size-complex="14pt"/>
    </style:style>
    <style:style style:name="P158" style:family="paragraph" style:parent-style-name="Standard">
      <style:text-properties style:text-position="0% 100%" fo:font-size="14pt" officeooo:rsid="01161260" officeooo:paragraph-rsid="0115ebe0" style:font-size-asian="14pt" style:font-size-complex="14pt"/>
    </style:style>
    <style:style style:name="P159" style:family="paragraph" style:parent-style-name="Standard">
      <style:text-properties style:text-position="0% 100%" fo:font-size="14pt" officeooo:rsid="01176d2d" officeooo:paragraph-rsid="01176d2d" style:font-size-asian="14pt" style:font-size-complex="14pt"/>
    </style:style>
    <style:style style:name="P160" style:family="paragraph" style:parent-style-name="Standard">
      <style:text-properties style:text-position="0% 100%" fo:font-size="14pt" officeooo:rsid="01191f57" officeooo:paragraph-rsid="01191f57" style:font-size-asian="14pt" style:font-size-complex="14pt"/>
    </style:style>
    <style:style style:name="P161" style:family="paragraph" style:parent-style-name="Standard">
      <style:text-properties style:text-position="0% 100%" fo:font-size="14pt" officeooo:rsid="01192e39" officeooo:paragraph-rsid="01191f57" style:font-size-asian="14pt" style:font-size-complex="14pt"/>
    </style:style>
    <style:style style:name="P162" style:family="paragraph" style:parent-style-name="Standard">
      <style:text-properties style:text-position="0% 100%" fo:font-size="14pt" officeooo:rsid="01192e39" officeooo:paragraph-rsid="01192e39" style:font-size-asian="14pt" style:font-size-complex="14pt"/>
    </style:style>
    <style:style style:name="P163" style:family="paragraph" style:parent-style-name="Standard">
      <style:text-properties style:text-position="0% 100%" fo:font-size="14pt" officeooo:rsid="011b2b8d" officeooo:paragraph-rsid="011b2b8d" style:font-size-asian="14pt" style:font-size-complex="14pt"/>
    </style:style>
    <style:style style:name="P164" style:family="paragraph" style:parent-style-name="Standard">
      <style:text-properties style:text-position="0% 100%" fo:font-size="14pt" officeooo:rsid="01246c10" officeooo:paragraph-rsid="01246c10" style:font-size-asian="14pt" style:font-size-complex="14pt"/>
    </style:style>
    <style:style style:name="P165" style:family="paragraph" style:parent-style-name="Standard">
      <style:text-properties style:text-position="0% 100%" fo:font-size="14pt" officeooo:rsid="01256df9" officeooo:paragraph-rsid="01256df9" style:font-size-asian="14pt" style:font-size-complex="14pt"/>
    </style:style>
    <style:style style:name="P166" style:family="paragraph" style:parent-style-name="Standard">
      <style:text-properties style:text-position="0% 100%" fo:font-size="14pt" officeooo:rsid="01256df9" officeooo:paragraph-rsid="0113a434" style:font-size-asian="14pt" style:font-size-complex="14pt"/>
    </style:style>
    <style:style style:name="P167" style:family="paragraph" style:parent-style-name="Standard">
      <style:text-properties style:text-position="0% 100%" fo:font-size="14pt" officeooo:rsid="01256df9" officeooo:paragraph-rsid="012e4d41" style:font-size-asian="14pt" style:font-size-complex="14pt"/>
    </style:style>
    <style:style style:name="P168" style:family="paragraph" style:parent-style-name="Standard">
      <style:text-properties style:text-position="0% 100%" fo:font-size="14pt" officeooo:rsid="01256df9" officeooo:paragraph-rsid="013037fa" style:font-size-asian="14pt" style:font-size-complex="14pt"/>
    </style:style>
    <style:style style:name="P169" style:family="paragraph" style:parent-style-name="Standard">
      <style:text-properties style:text-position="0% 100%" fo:font-size="14pt" officeooo:rsid="0126e16f" officeooo:paragraph-rsid="0126e16f" style:font-size-asian="14pt" style:font-size-complex="14pt"/>
    </style:style>
    <style:style style:name="P170" style:family="paragraph" style:parent-style-name="Standard">
      <style:text-properties style:text-position="0% 100%" fo:font-size="14pt" officeooo:rsid="011da3c5" officeooo:paragraph-rsid="012e4d41" style:font-size-asian="14pt" style:font-size-complex="14pt"/>
    </style:style>
    <style:style style:name="P171" style:family="paragraph" style:parent-style-name="Standard">
      <style:text-properties style:text-position="0% 100%" fo:font-size="14pt" fo:font-weight="bold" officeooo:rsid="00ec2b08" officeooo:paragraph-rsid="00ed9f91" style:font-size-asian="14pt" style:font-weight-asian="bold" style:font-size-complex="14pt" style:font-weight-complex="bold"/>
    </style:style>
    <style:style style:name="P172" style:family="paragraph" style:parent-style-name="Standard">
      <style:text-properties style:text-position="0% 100%" fo:font-size="14pt" fo:font-weight="bold" officeooo:rsid="00ed9f91" officeooo:paragraph-rsid="00ed9f91" style:font-size-asian="14pt" style:font-weight-asian="bold" style:font-size-complex="14pt" style:font-weight-complex="bold"/>
    </style:style>
    <style:style style:name="P173" style:family="paragraph" style:parent-style-name="Standard">
      <style:text-properties style:text-position="0% 100%" fo:font-size="14pt" fo:font-weight="bold" officeooo:rsid="00ed9f91" officeooo:paragraph-rsid="00edd316" style:font-size-asian="14pt" style:font-weight-asian="bold" style:font-size-complex="14pt" style:font-weight-complex="bold"/>
    </style:style>
    <style:style style:name="P174" style:family="paragraph" style:parent-style-name="Standard">
      <style:text-properties style:text-position="0% 100%" fo:font-size="14pt" fo:font-weight="bold" officeooo:rsid="00edd316" officeooo:paragraph-rsid="00edd316" style:font-size-asian="14pt" style:font-weight-asian="bold" style:font-size-complex="14pt" style:font-weight-complex="bold"/>
    </style:style>
    <style:style style:name="P175" style:family="paragraph" style:parent-style-name="Standard">
      <style:text-properties style:text-position="0% 100%" fo:font-size="14pt" fo:font-weight="bold" officeooo:rsid="00ef2246" officeooo:paragraph-rsid="00ef2246" style:font-size-asian="14pt" style:font-weight-asian="bold" style:font-size-complex="14pt" style:font-weight-complex="bold"/>
    </style:style>
    <style:style style:name="P176" style:family="paragraph" style:parent-style-name="Standard">
      <style:text-properties style:text-position="0% 100%" fo:font-size="14pt" fo:font-weight="bold" officeooo:rsid="011b2b8d" officeooo:paragraph-rsid="011b2b8d" style:font-size-asian="14pt" style:font-weight-asian="bold" style:font-size-complex="14pt" style:font-weight-complex="bold"/>
    </style:style>
    <style:style style:name="P177" style:family="paragraph" style:parent-style-name="Standard">
      <style:text-properties style:text-position="0% 100%" fo:font-size="14pt" fo:font-weight="bold" officeooo:rsid="012867c5" officeooo:paragraph-rsid="012867c5" style:font-size-asian="14pt" style:font-weight-asian="bold" style:font-size-complex="14pt" style:font-weight-complex="bold"/>
    </style:style>
    <style:style style:name="P178" style:family="paragraph" style:parent-style-name="Standard">
      <style:text-properties style:text-position="0% 100%" fo:font-size="14pt" fo:font-weight="normal" officeooo:rsid="00edd316" officeooo:paragraph-rsid="00edd316" style:font-size-asian="14pt" style:font-weight-asian="normal" style:font-size-complex="14pt" style:font-weight-complex="normal"/>
    </style:style>
    <style:style style:name="P179" style:family="paragraph" style:parent-style-name="Standard">
      <style:text-properties style:text-position="0% 100%" fo:font-size="14pt" fo:font-style="normal" style:text-underline-style="none" fo:font-weight="normal" officeooo:rsid="00ef2246" officeooo:paragraph-rsid="00edd316" style:font-size-asian="14pt" style:font-style-asian="normal" style:font-weight-asian="normal" style:font-size-complex="14pt" style:font-style-complex="normal" style:font-weight-complex="normal"/>
    </style:style>
    <style:style style:name="P180" style:family="paragraph" style:parent-style-name="Standard">
      <style:text-properties style:text-position="0% 100%" fo:font-size="14pt" fo:font-style="normal" style:text-underline-style="none" fo:font-weight="normal" officeooo:rsid="00ef2246" officeooo:paragraph-rsid="00ef2246" style:font-size-asian="14pt" style:font-style-asian="normal" style:font-weight-asian="normal" style:font-size-complex="14pt" style:font-style-complex="normal" style:font-weight-complex="normal"/>
    </style:style>
    <style:style style:name="P181" style:family="paragraph" style:parent-style-name="Standard">
      <style:text-properties style:text-position="0% 100%" style:font-name="Liberation Serif1" fo:font-size="14pt" officeooo:rsid="00f352d0" officeooo:paragraph-rsid="00f352d0" style:font-size-asian="14pt" style:font-size-complex="14pt"/>
    </style:style>
    <style:style style:name="P182" style:family="paragraph" style:parent-style-name="Standard">
      <style:text-properties style:text-position="0% 100%" style:font-name="Liberation Serif1" fo:font-size="14pt" officeooo:rsid="00f3efae" officeooo:paragraph-rsid="00f3efae" style:font-size-asian="14pt" style:font-size-complex="14pt"/>
    </style:style>
    <style:style style:name="P183" style:family="paragraph" style:parent-style-name="Standard">
      <style:text-properties style:text-position="0% 100%" style:font-name="Liberation Serif1" fo:font-size="14pt" fo:font-style="normal" officeooo:rsid="00f412fe" officeooo:paragraph-rsid="00f3efae" style:font-size-asian="14pt" style:font-style-asian="normal" style:font-size-complex="14pt" style:font-style-complex="normal"/>
    </style:style>
    <style:style style:name="P184" style:family="paragraph" style:parent-style-name="Table_20_Contents">
      <style:text-properties fo:font-size="14pt" style:font-size-asian="14pt" style:font-size-complex="14pt"/>
    </style:style>
    <style:style style:name="P185" style:family="paragraph" style:parent-style-name="Table_20_Contents">
      <style:text-properties fo:font-size="14pt" officeooo:rsid="00e7bb3f" officeooo:paragraph-rsid="00e7bb3f" style:font-size-asian="14pt" style:font-size-complex="14pt"/>
    </style:style>
    <style:style style:name="P186" style:family="paragraph" style:parent-style-name="Table_20_Contents">
      <style:text-properties fo:font-size="14pt" officeooo:rsid="00e7bb3f" officeooo:paragraph-rsid="00f633e2" style:font-size-asian="14pt" style:font-size-complex="14pt"/>
    </style:style>
    <style:style style:name="P187" style:family="paragraph" style:parent-style-name="Table_20_Contents">
      <style:text-properties fo:font-size="14pt" officeooo:rsid="00e84ad8" officeooo:paragraph-rsid="00e84ad8" style:font-size-asian="14pt" style:font-size-complex="14pt"/>
    </style:style>
    <style:style style:name="P188" style:family="paragraph" style:parent-style-name="Table_20_Contents">
      <style:text-properties fo:font-size="14pt" officeooo:rsid="00e84ad8" officeooo:paragraph-rsid="00f633e2" style:font-size-asian="14pt" style:font-size-complex="14pt"/>
    </style:style>
    <style:style style:name="P189" style:family="paragraph" style:parent-style-name="Table_20_Contents">
      <style:text-properties fo:font-size="14pt" officeooo:rsid="00f7af41" officeooo:paragraph-rsid="00f7af41" style:font-size-asian="14pt" style:font-size-complex="14pt"/>
    </style:style>
    <style:style style:name="P190" style:family="paragraph" style:parent-style-name="Table_20_Contents">
      <style:text-properties fo:font-size="14pt" officeooo:rsid="00f9954a" officeooo:paragraph-rsid="00f9954a" style:font-size-asian="14pt" style:font-size-complex="14pt"/>
    </style:style>
    <style:style style:name="P191" style:family="paragraph" style:parent-style-name="Table_20_Contents">
      <style:text-properties fo:font-size="14pt" officeooo:rsid="00fa7086" officeooo:paragraph-rsid="00fa7086" style:font-size-asian="14pt" style:font-size-complex="14pt"/>
    </style:style>
    <style:style style:name="P192" style:family="paragraph" style:parent-style-name="Table_20_Contents">
      <style:text-properties fo:font-size="14pt" officeooo:rsid="012867c5" officeooo:paragraph-rsid="012867c5" style:font-size-asian="14pt" style:font-size-complex="14pt"/>
    </style:style>
    <style:style style:name="P193" style:family="paragraph" style:parent-style-name="Table_20_Contents">
      <style:text-properties fo:font-size="14pt" officeooo:rsid="01293fa1" officeooo:paragraph-rsid="01293fa1" style:font-size-asian="14pt" style:font-size-complex="14pt"/>
    </style:style>
    <style:style style:name="P194" style:family="paragraph" style:parent-style-name="Table_20_Contents">
      <style:text-properties fo:font-size="14pt" officeooo:rsid="012a18c5" officeooo:paragraph-rsid="012a18c5" style:font-size-asian="14pt" style:font-size-complex="14pt"/>
    </style:style>
    <style:style style:name="P195" style:family="paragraph" style:parent-style-name="Table_20_Contents">
      <style:text-properties fo:font-size="14pt" officeooo:rsid="012e4d41" officeooo:paragraph-rsid="012e4d41" style:font-size-asian="14pt" style:font-size-complex="14pt"/>
    </style:style>
    <style:style style:name="P196" style:family="paragraph" style:parent-style-name="Table_20_Contents">
      <style:text-properties fo:font-size="14pt" officeooo:rsid="013037fa" officeooo:paragraph-rsid="013037fa" style:font-size-asian="14pt" style:font-size-complex="14pt"/>
    </style:style>
    <style:style style:name="P197" style:family="paragraph" style:parent-style-name="Standard" style:list-style-name="L1">
      <style:text-properties fo:font-size="14pt" officeooo:rsid="0137db77" officeooo:paragraph-rsid="0137db77" style:font-size-asian="14pt" style:font-size-complex="14pt"/>
    </style:style>
    <style:style style:name="P198" style:family="paragraph" style:parent-style-name="Standard">
      <style:text-properties fo:font-size="14pt" officeooo:rsid="0137db77" officeooo:paragraph-rsid="0137db77" style:font-size-asian="14pt" style:font-size-complex="14pt"/>
    </style:style>
    <style:style style:name="P199" style:family="paragraph" style:parent-style-name="Standard" style:list-style-name="L2">
      <style:text-properties fo:font-size="14pt" officeooo:rsid="00e32e1c" officeooo:paragraph-rsid="00e32e1c" style:font-size-asian="14pt" style:font-size-complex="14pt"/>
    </style:style>
    <style:style style:name="P200" style:family="paragraph" style:parent-style-name="Standard" style:list-style-name="L3">
      <style:text-properties fo:font-size="14pt" officeooo:rsid="00e32e1c" officeooo:paragraph-rsid="00e32e1c" style:font-size-asian="14pt" style:font-size-complex="14pt"/>
    </style:style>
    <style:style style:name="P201" style:family="paragraph" style:parent-style-name="Standard">
      <style:text-properties fo:font-size="14pt" officeooo:rsid="010ac6e5" officeooo:paragraph-rsid="01399963" style:font-size-asian="14pt" style:font-size-complex="14pt"/>
    </style:style>
    <style:style style:name="P202" style:family="paragraph" style:parent-style-name="Standard">
      <style:text-properties fo:font-size="14pt" officeooo:rsid="01399963" officeooo:paragraph-rsid="01399963" style:font-size-asian="14pt" style:font-size-complex="14pt"/>
    </style:style>
    <style:style style:name="P203" style:family="paragraph" style:parent-style-name="Standard">
      <style:text-properties fo:font-size="14pt" officeooo:rsid="013b489c" officeooo:paragraph-rsid="013b489c" style:font-size-asian="14pt" style:font-size-complex="14pt"/>
    </style:style>
    <style:style style:name="P204" style:family="paragraph" style:parent-style-name="Standard">
      <style:text-properties fo:font-size="14pt" officeooo:rsid="013d3405" officeooo:paragraph-rsid="013d3405" style:font-size-asian="14pt" style:font-size-complex="14pt"/>
    </style:style>
    <style:style style:name="P205" style:family="paragraph" style:parent-style-name="Standard">
      <style:paragraph-properties fo:text-align="center" style:justify-single-word="false"/>
      <style:text-properties fo:font-size="20pt" officeooo:paragraph-rsid="01399963" style:font-size-asian="20pt" style:font-size-complex="20pt"/>
    </style:style>
    <style:style style:name="T1" style:family="text">
      <style:text-properties officeooo:rsid="00e3e49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1327c1f"/>
    </style:style>
    <style:style style:name="T5" style:family="text">
      <style:text-properties style:text-underline-style="solid" style:text-underline-width="auto" style:text-underline-color="font-color" officeooo:rsid="01331b2c"/>
    </style:style>
    <style:style style:name="T6" style:family="text">
      <style:text-properties officeooo:rsid="00e599e2"/>
    </style:style>
    <style:style style:name="T7" style:family="text">
      <style:text-properties style:text-position="super 58%"/>
    </style:style>
    <style:style style:name="T8" style:family="text">
      <style:text-properties style:text-position="super 58%" officeooo:rsid="00e599e2"/>
    </style:style>
    <style:style style:name="T9" style:family="text">
      <style:text-properties style:text-position="super 58%" officeooo:rsid="00e6c17c"/>
    </style:style>
    <style:style style:name="T10" style:family="text">
      <style:text-properties style:text-position="super 58%" fo:font-weight="normal" style:font-weight-asian="normal" style:font-weight-complex="normal"/>
    </style:style>
    <style:style style:name="T11" style:family="text">
      <style:text-properties style:text-position="super 58%" fo:font-weight="normal" officeooo:rsid="00edd316" style:font-weight-asian="normal" style:font-weight-complex="normal"/>
    </style:style>
    <style:style style:name="T12" style:family="text">
      <style:text-properties style:text-position="0% 100%"/>
    </style:style>
    <style:style style:name="T13" style:family="text">
      <style:text-properties style:text-position="0% 100%" officeooo:rsid="00e599e2"/>
    </style:style>
    <style:style style:name="T14" style:family="text">
      <style:text-properties style:text-position="0% 100%" officeooo:rsid="00e6c17c"/>
    </style:style>
    <style:style style:name="T15" style:family="text">
      <style:text-properties style:text-position="0% 100%" officeooo:rsid="00e84ad8"/>
    </style:style>
    <style:style style:name="T16" style:family="text">
      <style:text-properties style:text-position="0% 100%" officeooo:rsid="00e9353c"/>
    </style:style>
    <style:style style:name="T17" style:family="text">
      <style:text-properties style:text-position="0% 100%" officeooo:rsid="00e94623"/>
    </style:style>
    <style:style style:name="T18" style:family="text">
      <style:text-properties style:text-position="0% 100%" officeooo:rsid="00ea200a"/>
    </style:style>
    <style:style style:name="T19" style:family="text">
      <style:text-properties style:text-position="0% 100%" officeooo:rsid="0100fe7a"/>
    </style:style>
    <style:style style:name="T20" style:family="text">
      <style:text-properties style:text-position="0% 100%" officeooo:rsid="01017621"/>
    </style:style>
    <style:style style:name="T21" style:family="text">
      <style:text-properties style:text-position="0% 100%" officeooo:rsid="01035918"/>
    </style:style>
    <style:style style:name="T22" style:family="text">
      <style:text-properties style:text-position="0% 100%" officeooo:rsid="0104bdcb"/>
    </style:style>
    <style:style style:name="T23" style:family="text">
      <style:text-properties style:text-position="0% 100%" officeooo:rsid="0105cc4a"/>
    </style:style>
    <style:style style:name="T24" style:family="text">
      <style:text-properties style:text-position="0% 100%" style:text-underline-style="solid" style:text-underline-width="auto" style:text-underline-color="font-color"/>
    </style:style>
    <style:style style:name="T25" style:family="text">
      <style:text-properties style:text-position="0% 100%" style:text-underline-style="solid" style:text-underline-width="auto" style:text-underline-color="font-color" fo:font-weight="bold" style:font-weight-asian="bold" style:font-weight-complex="bold"/>
    </style:style>
    <style:style style:name="T26" style:family="text">
      <style:text-properties style:text-position="0% 100%" style:text-underline-style="solid" style:text-underline-width="auto" style:text-underline-color="font-color" officeooo:rsid="010ba575"/>
    </style:style>
    <style:style style:name="T27" style:family="text">
      <style:text-properties style:text-position="0% 100%" style:text-underline-style="solid" style:text-underline-width="auto" style:text-underline-color="font-color" officeooo:rsid="01327c1f"/>
    </style:style>
    <style:style style:name="T28" style:family="text">
      <style:text-properties style:text-position="0% 100%" style:text-underline-style="solid" style:text-underline-width="auto" style:text-underline-color="font-color" officeooo:rsid="010eb6e9"/>
    </style:style>
    <style:style style:name="T29" style:family="text">
      <style:text-properties style:text-position="0% 100%" style:text-underline-style="solid" style:text-underline-width="auto" style:text-underline-color="font-color" officeooo:rsid="01213fd9"/>
    </style:style>
    <style:style style:name="T30" style:family="text">
      <style:text-properties style:text-position="0% 100%" style:text-underline-style="solid" style:text-underline-width="auto" style:text-underline-color="font-color" officeooo:rsid="012a18c5"/>
    </style:style>
    <style:style style:name="T31" style:family="text">
      <style:text-properties style:text-position="0% 100%" style:text-underline-style="solid" style:text-underline-width="auto" style:text-underline-color="font-color" officeooo:rsid="01331b2c"/>
    </style:style>
    <style:style style:name="T32" style:family="text">
      <style:text-properties style:text-position="0% 100%" style:text-underline-style="solid" style:text-underline-width="auto" style:text-underline-color="font-color" officeooo:rsid="012e4d41"/>
    </style:style>
    <style:style style:name="T33" style:family="text">
      <style:text-properties style:text-position="0% 100%" officeooo:rsid="0109ebf0"/>
    </style:style>
    <style:style style:name="T34" style:family="text">
      <style:text-properties style:text-position="0% 100%" fo:font-style="italic" fo:font-weight="bold" style:font-style-asian="italic" style:font-weight-asian="bold" style:font-style-complex="italic" style:font-weight-complex="bold"/>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officeooo:rsid="010ac6e5"/>
    </style:style>
    <style:style style:name="T37" style:family="text">
      <style:text-properties style:text-position="0% 100%" officeooo:rsid="010ba575"/>
    </style:style>
    <style:style style:name="T38" style:family="text">
      <style:text-properties style:text-position="0% 100%" officeooo:rsid="010cc893"/>
    </style:style>
    <style:style style:name="T39" style:family="text">
      <style:text-properties style:text-position="0% 100%" officeooo:rsid="010eb6e9"/>
    </style:style>
    <style:style style:name="T40" style:family="text">
      <style:text-properties style:text-position="0% 100%" fo:font-weight="bold" style:font-weight-asian="bold" style:font-weight-complex="bold"/>
    </style:style>
    <style:style style:name="T41" style:family="text">
      <style:text-properties style:text-position="0% 100%" fo:font-weight="bold" officeooo:rsid="0115542d" style:font-weight-asian="bold" style:font-weight-complex="bold"/>
    </style:style>
    <style:style style:name="T42" style:family="text">
      <style:text-properties style:text-position="0% 100%" fo:font-weight="bold" officeooo:rsid="0113a434" style:font-weight-asian="bold" style:font-weight-complex="bold"/>
    </style:style>
    <style:style style:name="T43" style:family="text">
      <style:text-properties style:text-position="0% 100%" officeooo:rsid="01107f63"/>
    </style:style>
    <style:style style:name="T44" style:family="text">
      <style:text-properties style:text-position="0% 100%" officeooo:rsid="01115eac"/>
    </style:style>
    <style:style style:name="T45" style:family="text">
      <style:text-properties style:text-position="0% 100%" officeooo:rsid="010f6df2"/>
    </style:style>
    <style:style style:name="T46" style:family="text">
      <style:text-properties style:text-position="0% 100%" officeooo:rsid="011259dc"/>
    </style:style>
    <style:style style:name="T47" style:family="text">
      <style:text-properties style:text-position="0% 100%" fo:font-weight="normal" style:font-weight-asian="normal" style:font-weight-complex="normal"/>
    </style:style>
    <style:style style:name="T48" style:family="text">
      <style:text-properties style:text-position="0% 100%" fo:font-weight="normal" officeooo:rsid="0115542d" style:font-weight-asian="normal" style:font-weight-complex="normal"/>
    </style:style>
    <style:style style:name="T49" style:family="text">
      <style:text-properties style:text-position="0% 100%" officeooo:rsid="0115542d"/>
    </style:style>
    <style:style style:name="T50" style:family="text">
      <style:text-properties style:text-position="0% 100%" officeooo:rsid="0115ebe0"/>
    </style:style>
    <style:style style:name="T51" style:family="text">
      <style:text-properties style:text-position="0% 100%" officeooo:rsid="01161260"/>
    </style:style>
    <style:style style:name="T52" style:family="text">
      <style:text-properties style:text-position="0% 100%" officeooo:rsid="011711ec"/>
    </style:style>
    <style:style style:name="T53" style:family="text">
      <style:text-properties style:text-position="0% 100%" officeooo:rsid="01176d2d"/>
    </style:style>
    <style:style style:name="T54" style:family="text">
      <style:text-properties style:text-position="0% 100%" officeooo:rsid="01192e39"/>
    </style:style>
    <style:style style:name="T55" style:family="text">
      <style:text-properties style:text-position="0% 100%" officeooo:rsid="0113a434"/>
    </style:style>
    <style:style style:name="T56" style:family="text">
      <style:text-properties style:text-position="0% 100%" officeooo:rsid="011da3c5"/>
    </style:style>
    <style:style style:name="T57" style:family="text">
      <style:text-properties style:text-position="0% 100%" officeooo:rsid="01213fd9"/>
    </style:style>
    <style:style style:name="T58" style:family="text">
      <style:text-properties style:text-position="0% 100%" officeooo:rsid="01246c10"/>
    </style:style>
    <style:style style:name="T59" style:family="text">
      <style:text-properties style:text-position="0% 100%" officeooo:rsid="01256df9"/>
    </style:style>
    <style:style style:name="T60" style:family="text">
      <style:text-properties style:text-position="0% 100%" officeooo:rsid="0126e16f"/>
    </style:style>
    <style:style style:name="T61" style:family="text">
      <style:text-properties style:text-position="0% 100%" officeooo:rsid="012867c5"/>
    </style:style>
    <style:style style:name="T62" style:family="text">
      <style:text-properties style:text-position="0% 100%" officeooo:rsid="01293fa1"/>
    </style:style>
    <style:style style:name="T63" style:family="text">
      <style:text-properties style:text-position="0% 100%" officeooo:rsid="012a18c5"/>
    </style:style>
    <style:style style:name="T64" style:family="text">
      <style:text-properties style:text-position="0% 100%" officeooo:rsid="012b8b7d"/>
    </style:style>
    <style:style style:name="T65" style:family="text">
      <style:text-properties style:text-position="0% 100%" officeooo:rsid="012e4d41"/>
    </style:style>
    <style:style style:name="T66" style:family="text">
      <style:text-properties style:text-position="0% 100%" officeooo:rsid="01327c1f"/>
    </style:style>
    <style:style style:name="T67" style:family="text">
      <style:text-properties style:text-position="0% 100%" officeooo:rsid="01331b2c"/>
    </style:style>
    <style:style style:name="T68" style:family="text">
      <style:text-properties officeooo:rsid="00e9353c"/>
    </style:style>
    <style:style style:name="T69" style:family="text">
      <style:text-properties officeooo:rsid="00ec2b08"/>
    </style:style>
    <style:style style:name="T70" style:family="text">
      <style:text-properties fo:font-weight="bold" style:font-weight-asian="bold" style:font-weight-complex="bold"/>
    </style:style>
    <style:style style:name="T71" style:family="text">
      <style:text-properties fo:font-weight="bold" officeooo:rsid="00e3e491" style:font-weight-asian="bold" style:font-weight-complex="bold"/>
    </style:style>
    <style:style style:name="T72" style:family="text">
      <style:text-properties fo:font-weight="bold" officeooo:rsid="00e599e2" style:font-weight-asian="bold" style:font-weight-complex="bold"/>
    </style:style>
    <style:style style:name="T73" style:family="text">
      <style:text-properties fo:font-weight="bold" officeooo:rsid="00d89bbb" style:font-weight-asian="bold" style:font-weight-complex="bold"/>
    </style:style>
    <style:style style:name="T74" style:family="text">
      <style:text-properties fo:font-weight="bold" officeooo:rsid="011b2b8d" style:font-weight-asian="bold" style:font-weight-complex="bold"/>
    </style:style>
    <style:style style:name="T75" style:family="text">
      <style:text-properties fo:font-weight="bold" officeooo:rsid="013259be" style:font-weight-asian="bold" style:font-weight-complex="bold"/>
    </style:style>
    <style:style style:name="T76" style:family="text">
      <style:text-properties fo:font-weight="bold" officeooo:rsid="01327c1f" style:font-weight-asian="bold" style:font-weight-complex="bold"/>
    </style:style>
    <style:style style:name="T77" style:family="text">
      <style:text-properties fo:font-weight="bold" officeooo:rsid="01075345" style:font-weight-asian="bold" style:font-weight-complex="bold"/>
    </style:style>
    <style:style style:name="T78" style:family="text">
      <style:text-properties fo:font-weight="bold" officeooo:rsid="0137db77" style:font-weight-asian="bold" style:font-weight-complex="bold"/>
    </style:style>
    <style:style style:name="T79" style:family="text">
      <style:text-properties fo:font-weight="bold" officeooo:rsid="01399963" style:font-weight-asian="bold" style:font-weight-complex="bold"/>
    </style:style>
    <style:style style:name="T80" style:family="text">
      <style:text-properties officeooo:rsid="00ed9f91"/>
    </style:style>
    <style:style style:name="T81" style:family="text">
      <style:text-properties fo:font-weight="normal" style:font-weight-asian="normal" style:font-weight-complex="normal"/>
    </style:style>
    <style:style style:name="T82" style:family="text">
      <style:text-properties fo:font-weight="normal" officeooo:rsid="00edd316" style:font-weight-asian="normal" style:font-weight-complex="normal"/>
    </style:style>
    <style:style style:name="T83" style:family="text">
      <style:text-properties fo:font-weight="normal" officeooo:rsid="00ef2246" style:font-weight-asian="normal" style:font-weight-complex="normal"/>
    </style:style>
    <style:style style:name="T84" style:family="text">
      <style:text-properties officeooo:rsid="00edd316"/>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style:text-underline-style="solid" style:text-underline-width="auto" style:text-underline-color="font-color" officeooo:rsid="00ef2246" style:font-style-asian="italic" style:font-style-complex="italic"/>
    </style:style>
    <style:style style:name="T87" style:family="text">
      <style:text-properties fo:font-style="italic" style:text-underline-style="none" style:font-style-asian="italic" style:font-style-complex="italic"/>
    </style:style>
    <style:style style:name="T88" style:family="text">
      <style:text-properties fo:font-style="italic" style:text-underline-style="none" officeooo:rsid="00ef2246" style:font-style-asian="italic" style:font-style-complex="italic"/>
    </style:style>
    <style:style style:name="T89" style:family="text">
      <style:text-properties fo:font-style="italic" style:text-underline-style="none" fo:font-weight="bold" officeooo:rsid="00fa8788" style:font-style-asian="italic" style:font-weight-asian="bold" style:font-style-complex="italic" style:font-weight-complex="bold"/>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0fa8788" style:font-style-asian="italic" style:font-weight-asian="bold" style:font-style-complex="italic" style:font-weight-complex="bold"/>
    </style:style>
    <style:style style:name="T92" style:family="text">
      <style:text-properties fo:font-style="italic" fo:font-weight="bold" officeooo:rsid="00fd40f1" style:font-style-asian="italic" style:font-weight-asian="bold" style:font-style-complex="italic" style:font-weight-complex="bold"/>
    </style:style>
    <style:style style:name="T93" style:family="text">
      <style:text-properties fo:font-style="normal" style:text-underline-style="none" fo:font-weight="normal" style:font-style-asian="normal" style:font-weight-asian="normal" style:font-style-complex="normal" style:font-weight-complex="normal"/>
    </style:style>
    <style:style style:name="T94" style:family="text">
      <style:text-properties fo:font-style="normal" style:text-underline-style="solid" style:text-underline-width="auto" style:text-underline-color="font-color" style:font-style-asian="normal" style:font-style-complex="normal"/>
    </style:style>
    <style:style style:name="T95" style:family="text">
      <style:text-properties officeooo:rsid="00f0e860"/>
    </style:style>
    <style:style style:name="T96" style:family="text">
      <style:text-properties officeooo:rsid="00f23e20"/>
    </style:style>
    <style:style style:name="T97" style:family="text">
      <style:text-properties officeooo:rsid="00f352d0"/>
    </style:style>
    <style:style style:name="T98" style:family="text">
      <style:text-properties style:font-name="Liberation Serif1"/>
    </style:style>
    <style:style style:name="T99" style:family="text">
      <style:text-properties style:font-name="Liberation Serif1" officeooo:rsid="00f3efae"/>
    </style:style>
    <style:style style:name="T100" style:family="text">
      <style:text-properties style:font-name="Liberation Serif1" officeooo:rsid="00f412fe"/>
    </style:style>
    <style:style style:name="T101" style:family="text">
      <style:text-properties style:font-name="Liberation Serif1" fo:font-style="italic" officeooo:rsid="00f412fe" style:font-style-asian="italic" style:font-style-complex="italic"/>
    </style:style>
    <style:style style:name="T102" style:family="text">
      <style:text-properties style:font-name="Liberation Serif1" fo:font-style="normal" style:font-style-asian="normal" style:font-style-complex="normal"/>
    </style:style>
    <style:style style:name="T103" style:family="text">
      <style:text-properties style:font-name="Liberation Serif1" fo:font-style="normal" officeooo:rsid="00f412fe" style:font-style-asian="normal" style:font-style-complex="normal"/>
    </style:style>
    <style:style style:name="T104" style:family="text">
      <style:text-properties style:font-name="Liberation Serif"/>
    </style:style>
    <style:style style:name="T105" style:family="text">
      <style:text-properties style:font-name="Liberation Serif" officeooo:rsid="00f3efae"/>
    </style:style>
    <style:style style:name="T106" style:family="text">
      <style:text-properties style:font-name="Liberation Serif" officeooo:rsid="00f412fe"/>
    </style:style>
    <style:style style:name="T107" style:family="text">
      <style:text-properties officeooo:rsid="00f3efae"/>
    </style:style>
    <style:style style:name="T108" style:family="text">
      <style:text-properties officeooo:rsid="00f633e2"/>
    </style:style>
    <style:style style:name="T109" style:family="text">
      <style:text-properties officeooo:rsid="00f7af41"/>
    </style:style>
    <style:style style:name="T110" style:family="text">
      <style:text-properties officeooo:rsid="00fa7086"/>
    </style:style>
    <style:style style:name="T111" style:family="text">
      <style:text-properties fo:font-size="18pt" fo:font-weight="bold" style:font-size-asian="18pt" style:font-weight-asian="bold" style:font-size-complex="18pt" style:font-weight-complex="bold"/>
    </style:style>
    <style:style style:name="T112" style:family="text">
      <style:text-properties fo:font-size="18pt" fo:font-weight="bold" officeooo:rsid="00fa8788" style:font-size-asian="18pt" style:font-weight-asian="bold" style:font-size-complex="18pt" style:font-weight-complex="bold"/>
    </style:style>
    <style:style style:name="T113" style:family="text">
      <style:text-properties fo:font-size="18pt" fo:font-weight="bold" officeooo:rsid="00fd40f1" style:font-size-asian="18pt" style:font-weight-asian="bold" style:font-size-complex="18pt" style:font-weight-complex="bold"/>
    </style:style>
    <style:style style:name="T114" style:family="text">
      <style:text-properties officeooo:rsid="00fa8788"/>
    </style:style>
    <style:style style:name="T115" style:family="text">
      <style:text-properties officeooo:rsid="00fd40f1"/>
    </style:style>
    <style:style style:name="T116" style:family="text">
      <style:text-properties style:text-position="sub 58%"/>
    </style:style>
    <style:style style:name="T117" style:family="text">
      <style:text-properties style:text-position="sub 58%" officeooo:rsid="0100fe7a"/>
    </style:style>
    <style:style style:name="T118" style:family="text">
      <style:text-properties style:text-position="sub 58%" officeooo:rsid="0104bdcb"/>
    </style:style>
    <style:style style:name="T119" style:family="text">
      <style:text-properties style:text-position="sub 58%" officeooo:rsid="0105cc4a"/>
    </style:style>
    <style:style style:name="T120" style:family="text">
      <style:text-properties style:text-position="sub 58%" officeooo:rsid="0109ebf0"/>
    </style:style>
    <style:style style:name="T121" style:family="text">
      <style:text-properties style:text-position="sub 58%" officeooo:rsid="010ac6e5"/>
    </style:style>
    <style:style style:name="T122" style:family="text">
      <style:text-properties style:text-position="sub 58%" fo:font-weight="bold" style:font-weight-asian="bold" style:font-weight-complex="bold"/>
    </style:style>
    <style:style style:name="T123" style:family="text">
      <style:text-properties style:text-position="sub 58%" officeooo:rsid="01107f63"/>
    </style:style>
    <style:style style:name="T124" style:family="text">
      <style:text-properties style:text-position="sub 58%" officeooo:rsid="010f6df2"/>
    </style:style>
    <style:style style:name="T125" style:family="text">
      <style:text-properties style:text-position="sub 58%" officeooo:rsid="01115eac"/>
    </style:style>
    <style:style style:name="T126" style:family="text">
      <style:text-properties style:text-position="sub 58%" officeooo:rsid="011259dc"/>
    </style:style>
    <style:style style:name="T127" style:family="text">
      <style:text-properties style:text-position="sub 58%" fo:font-weight="normal" style:font-weight-asian="normal" style:font-weight-complex="normal"/>
    </style:style>
    <style:style style:name="T128" style:family="text">
      <style:text-properties style:text-position="sub 58%" fo:font-weight="normal" officeooo:rsid="0115542d" style:font-weight-asian="normal" style:font-weight-complex="normal"/>
    </style:style>
    <style:style style:name="T129" style:family="text">
      <style:text-properties style:text-position="sub 58%" officeooo:rsid="01161260"/>
    </style:style>
    <style:style style:name="T130" style:family="text">
      <style:text-properties style:text-position="sub 58%" officeooo:rsid="011711ec"/>
    </style:style>
    <style:style style:name="T131" style:family="text">
      <style:text-properties style:text-position="sub 58%" officeooo:rsid="01176d2d"/>
    </style:style>
    <style:style style:name="T132" style:family="text">
      <style:text-properties style:text-position="sub 58%" officeooo:rsid="01192e39"/>
    </style:style>
    <style:style style:name="T133" style:family="text">
      <style:text-properties style:text-position="sub 58%" officeooo:rsid="0113a434"/>
    </style:style>
    <style:style style:name="T134" style:family="text">
      <style:text-properties style:text-position="sub 58%" officeooo:rsid="011da3c5"/>
    </style:style>
    <style:style style:name="T135" style:family="text">
      <style:text-properties style:text-position="sub 58%" officeooo:rsid="01246c10"/>
    </style:style>
    <style:style style:name="T136" style:family="text">
      <style:text-properties style:text-position="sub 58%" officeooo:rsid="0126e16f"/>
    </style:style>
    <style:style style:name="T137" style:family="text">
      <style:text-properties style:text-position="sub 58%" officeooo:rsid="012867c5"/>
    </style:style>
    <style:style style:name="T138" style:family="text">
      <style:text-properties style:text-position="sub 58%" officeooo:rsid="01293fa1"/>
    </style:style>
    <style:style style:name="T139" style:family="text">
      <style:text-properties style:text-position="sub 58%" officeooo:rsid="012b8b7d"/>
    </style:style>
    <style:style style:name="T140" style:family="text">
      <style:text-properties style:text-position="sub 58%" officeooo:rsid="013037fa"/>
    </style:style>
    <style:style style:name="T141" style:family="text">
      <style:text-properties officeooo:rsid="01017621"/>
    </style:style>
    <style:style style:name="T142" style:family="text">
      <style:text-properties officeooo:rsid="01035918"/>
    </style:style>
    <style:style style:name="T143" style:family="text">
      <style:text-properties officeooo:rsid="010ac6e5"/>
    </style:style>
    <style:style style:name="T144" style:family="text">
      <style:text-properties officeooo:rsid="010ba141"/>
    </style:style>
    <style:style style:name="T145" style:family="text">
      <style:text-properties officeooo:rsid="010eb6e9"/>
    </style:style>
    <style:style style:name="T146" style:family="text">
      <style:text-properties officeooo:rsid="01107f63"/>
    </style:style>
    <style:style style:name="T147" style:family="text">
      <style:text-properties officeooo:rsid="011b2b8d"/>
    </style:style>
    <style:style style:name="T148" style:family="text">
      <style:text-properties officeooo:rsid="011da3c5"/>
    </style:style>
    <style:style style:name="T149" style:family="text">
      <style:text-properties officeooo:rsid="01213fd9"/>
    </style:style>
    <style:style style:name="T150" style:family="text">
      <style:text-properties officeooo:rsid="01246c10"/>
    </style:style>
    <style:style style:name="T151" style:family="text">
      <style:text-properties officeooo:rsid="01256df9"/>
    </style:style>
    <style:style style:name="T152" style:family="text">
      <style:text-properties officeooo:rsid="0126e16f"/>
    </style:style>
    <style:style style:name="T153" style:family="text">
      <style:text-properties officeooo:rsid="012867c5"/>
    </style:style>
    <style:style style:name="T154" style:family="text">
      <style:text-properties officeooo:rsid="012b8b7d"/>
    </style:style>
    <style:style style:name="T155" style:family="text">
      <style:text-properties officeooo:rsid="013037fa"/>
    </style:style>
    <style:style style:name="T156" style:family="text">
      <style:text-properties officeooo:rsid="013259be"/>
    </style:style>
    <style:style style:name="T157" style:family="text">
      <style:text-properties officeooo:rsid="0134d1ef"/>
    </style:style>
    <style:style style:name="T158" style:family="text">
      <style:text-properties officeooo:rsid="013771fd"/>
    </style:style>
    <style:style style:name="T159" style:family="text">
      <style:text-properties officeooo:rsid="013923d3"/>
    </style:style>
    <style:style style:name="T160" style:family="text">
      <style:text-properties officeooo:rsid="013b48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58">Slab level redesign</text:span>.</text:p>
      <text:p text:style-name="P1">Richard Parker <text:span text:style-name="T108">2.1</text:span>.201<text:span text:style-name="T157">8</text:span></text:p>
      <text:p text:style-name="P86"/>
      <text:p text:style-name="P95"><text:span text:style-name="T70">Section 1 – Introduction</text:span><text:span text:style-name="T73">.</text:span></text:p>
      <text:p text:style-name="P4"/>
      <text:p text:style-name="P44">This document <text:span text:style-name="T158">contains my thoughts on the redesign of the slab level functions. <text:s/>It is expected that the upward-facing calls remain unchanged, but internally the implementations need to be reorganized. <text:s/>This is primarily to enable a good slab echelize, where the various functions need to be more recursive in nature, but the same pressures apply to the possibility of using Strassen-Winograd methods in multiplication. <text:s/>Also slab echelize needs access to various other functions (of quadratic complexity) such as row/column extract and riffle functions. <text:s/>Another pressure comes from the need for the "proggies" to have an early release of the bit-strings, remnant and cleaner, all of which are available before the time-consuming back-cleaning of the transformation matrix is done.</text:span></text:p>
      <text:p text:style-name="P44"/>
      <text:p text:style-name="P83">Much of the problem is in the area of memory allocation, in that frequently the best place to allocate memory is unrelated to the best place to free it, which makes it hard to encapsulate these things in some areas<text:span text:style-name="T158"> for recursive use</text:span>. <text:s/>For example, a horizontal chop can be done by simply creating a pointer to the second half, but of course this is not a suitable pointer to be free'd when it is done with. <text:s/>In any case there is a considerable amount of "repackaging" to be done so that all the functions needed for the recursive echelize <text:span text:style-name="T158">and multiply </text:span>have suitable function prototypes.</text:p>
      <text:p text:style-name="P44"/>
      <text:p text:style-name="P83">Another consideration is the choice of strategy. <text:s/>Small matrices should be done in Dfmt, middle-sized ones using the HPMI and large one chopped and done recursively - a strategy that is clear for Echelonization but applies also to multiplication, where the methods of Strassen-Winograd can be applied where appropriate.</text:p>
      <text:p text:style-name="P44"/>
      <text:p text:style-name="P83">For echelonization itself, there are already several strategic choices. <text:s/>Doing the job in Dfmt offers the opportunity to use grease effectively at the micro level. <text:s/>Vertical chopping has been analyzed in the five-author paper (and already implemented at the proggy level) but <text:span text:style-name="T158">h</text:span>orizontal chopping is an outstanding job for investigation. <text:s/>The possibility of skipping initial (or terminal?) zero rows may have a place if it is not too tricky.</text:p>
      <text:p text:style-name="P83"/>
      <text:p text:style-name="P85">From a software organization point of view, it seems sensible to separate the "slab" module from these implementations, which will therefore occupy a new module recur.c, holding (as it does) mainly recursive functions. <text:s/>This module may get rather large, and may need to be broken up in due course.</text:p>
      <text:p text:style-name="P102"><text:soft-page-break/><text:span text:style-name="T70">Section </text:span><text:span text:style-name="T78">2</text:span><text:span text:style-name="T70"> – </text:span><text:span text:style-name="T78">Prototypes</text:span><text:span text:style-name="T73">.</text:span></text:p>
      <text:p text:style-name="P45"/>
      <text:p text:style-name="P85">Here is a list of the functions being considered here.</text:p>
      <text:p text:style-name="P85"/>
      <text:list xml:id="list7988339410425952191" text:style-name="L1">
        <text:list-item>
          <text:p text:style-name="P197">Transpose - currently in slab.c, should probably be given its own module</text:p>
        </text:list-item>
        <text:list-item>
          <text:p text:style-name="P197">Matrix Multiply - currently (badly) in slab, should be in "recur.c"</text:p>
        </text:list-item>
        <text:list-item>
          <text:p text:style-name="P197">Matrix Multiply and Add - ditto</text:p>
        </text:list-item>
        <text:list-item>
          <text:p text:style-name="P197">Recursive Echelize - ditto</text:p>
        </text:list-item>
        <text:list-item>
          <text:p text:style-name="P197">Various partial echelize functions for early release <text:span text:style-name="T159">(probably in slab)</text:span></text:p>
        </text:list-item>
        <text:list-item>
          <text:p text:style-name="P197">Row extract and riffle (controlled by bit-strings)<text:span text:style-name="T159"> in "recur.c"</text:span></text:p>
        </text:list-item>
        <text:list-item>
          <text:p text:style-name="P197">Column extract and riffle (contained in the bit-string module)<text:span text:style-name="T159"> "bitstring.c"</text:span></text:p>
        </text:list-item>
        <text:list-item>
          <text:p text:style-name="P197">Some chop and re-assemble functions.<text:span text:style-name="T159"> "recur.c"</text:span></text:p>
        </text:list-item>
      </text:list>
      <text:p text:style-name="P85"/>
      <text:p text:style-name="P205"><text:span text:style-name="T70">Section </text:span><text:span text:style-name="T79">3</text:span><text:span text:style-name="T70"> – </text:span><text:span text:style-name="T79">Matrix multiplication large</text:span><text:span text:style-name="T73">.</text:span></text:p>
      <text:p text:style-name="P201"/>
      <text:p text:style-name="P202">The current (i.e. old) ideas are that a slab is approximately half a Gigabyte, but with a good slab echelize and sensible multiplication strategies, it seems clear that we will probably be working with slabs in the 1 to 10 Gigabyte scale, and the pressure to use some sort of Strassen methods within slab multiply will increase. <text:s/>I think it is time to look at this in greater detail.</text:p>
      <text:p text:style-name="P202"/>
      <text:p text:style-name="P202">One idea is to do Strassen at the top level in a field-agnostic way<text:span text:style-name="T160">, and is the first possibility to consider. <text:s/>As a rough guide, this will become a winner when the quadratic work is about 10% of the multiplication work, so at dimension varying from (q=67) 1,500 to (q=27) 45,700, with the practically important (q=2) 12,000 and (q=3) 20,000 intermediate.</text:span></text:p>
      <text:p text:style-name="P202"/>
      <text:p text:style-name="P203">Looking more closely, we see that it is the extension fields that gain least from this, and this must partly be due to the fact that Strassen increases the extraction, linear forms and re-assembly, so that the temptation would be to do the Strassen in the "prime" multiplication module rather than in the "extension field" one. <text:s/>This is by no means a clear decision, however, since this would increase the addition work as well as decrease the extraction etc.</text:p>
      <text:p text:style-name="P203"/>
      <text:p text:style-name="P203">Another factor is that the additions and subtractions could conceivably be done in Bfmt and Cfmt, which would surely be faster (although these functions are not in the HPMI specification at the moment) though it must be admitted that adding an Afmt is probably not an option for any field, and this conversion is generally the most time-consuming.</text:p>
      <text:p text:style-name="P203"/>
      <text:p text:style-name="P204">Another idea to consider is to do the additions row-by-row as required rather than doing them upfront. <text:s/></text:p>
      <text:p text:style-name="P202"/>
      <text:p text:style-name="P84">====================== <text:s/>Rest of this document is junk ========================</text:p>
      <text:p text:style-name="P44"/>
      <text:p text:style-name="P44"/>
      <text:p text:style-name="P44"><text:soft-page-break/></text:p>
      <text:p text:style-name="P77"><text:s text:c="2"/>This design is based around the idea of a four-phase echelization, where the first phase produces the column select, the row select, the rank and the determinant, after deciding between three strategies - just doing it in Dfmt, chopping horizontally or chopping vertically, and in the latter two cases, also deciding how to chop. <text:s/>The next two phases produce the remnant and the cleaner, and may be done in either order. <text:s/>The last phase produces the multiplier, and relies on all the previous phases being done.</text:p>
      <text:p text:style-name="P43"/>
      <text:p text:style-name="P76">At the lowest level, when the matrix is small enough (perhaps around 100 x 100) the whole job is done in Dfmt. <text:s/>The main idea here is to process rows in turn<text:span text:style-name="T156"> by clearing all previous pivots and then looking for a pivot in the row</text:span> (the selects are both standard) until a "batch" can be collected, after which the rest of the matrix is cleared with the pivots of the batch. <text:s/>This enables a modicum of grease to be used, and is also a bit more cache-friendly. <text:s/>It is hoped that this lowest level can be tuned so that it is appropriate for larger sizes also, but this will depend on experimentation once the system is complete and working.<text:span text:style-name="T156"> <text:s/>The transformation matrix is processed at the same time (with columns added as new rows containing pivots are discovered) so that the cleaner is in fact available at the end of the first phase. <text:s/>Similarly the back-cleaning does also the multiplier, so that in Dfmt there are only two phases that actually do any work.</text:span></text:p>
      <text:p text:style-name="P76"/>
      <text:p text:style-name="P78">The horizontal chopping is very similar to the five-author paper, and should not be too hard to produce.</text:p>
      <text:p text:style-name="P78"/>
      <text:p text:style-name="P78">The vertical chopping version is essentially the transpose of the horizontal chop, but requires a couple of new primitives - notably column riffle.</text:p>
      <text:p text:style-name="P78"/>
      <text:p text:style-name="P100"><text:span text:style-name="T70">Section </text:span><text:span text:style-name="T76">4</text:span><text:span text:style-name="T70"> – </text:span><text:span text:style-name="T76">Vertical chop strategy.</text:span></text:p>
      <text:p text:style-name="P82"/>
      <text:p text:style-name="P81">When the matrix has a lot more columns than it has rows, it becomes sensible to chop off the first columns (probably a few more columns than there are rows) in the hopes that the echelization will result in a matrix (M) which can be used to multiply the remaining columns using the HPMI. <text:s/>This requires the combination (UNH) of rows from the two halves in general, which implies a column riffle on the transformation matrix.</text:p>
      <text:p text:style-name="P81"/>
      <text:p text:style-name="P81"><text:span text:style-name="T24">1. <text:s/>CHV.</text:span><text:span text:style-name="T12"> <text:s/>Chop vertically. <text:s/>The input matrix C is chopped into two parts C</text:span><text:span text:style-name="T116">1</text:span><text:span text:style-name="T12"> and C</text:span><text:span text:style-name="T116">2</text:span><text:span text:style-name="T12">.</text:span></text:p>
      <text:p text:style-name="P126"/>
      <text:p text:style-name="P48"><text:span text:style-name="T24">2. <text:s/></text:span><text:span text:style-name="T26">ECH.</text:span><text:span text:style-name="T37"> <text:s/></text:span><text:span text:style-name="T12">Perform a full echelization on C</text:span><text:span text:style-name="T116">1</text:span><text:span text:style-name="T12">, yielding rs</text:span><text:span text:style-name="T116">1</text:span><text:span text:style-name="T12"> cs</text:span><text:span text:style-name="T116">1</text:span><text:span text:style-name="T12"> R</text:span><text:span text:style-name="T116">1</text:span><text:span text:style-name="T12"> K</text:span><text:span text:style-name="T116">1</text:span><text:span text:style-name="T12"> M</text:span><text:span text:style-name="T116">1</text:span><text:span text:style-name="T12">.</text:span></text:p>
      <text:p text:style-name="P126"/>
      <text:p text:style-name="P144">At this stage we have . . .</text:p>
      <text:p text:style-name="P144"/>
      <text:p text:style-name="P54"><text:span text:style-name="T12">M</text:span><text:span text:style-name="T116">1</text:span><text:span text:style-name="T12"> <text:s/>0 <text:s text:c="6"/>C</text:span><text:span text:style-name="T116">1</text:span><text:span text:style-name="T12"> <text:s text:c="6"/>= <text:s text:c="4"/>-1 <text:s/>R</text:span><text:span text:style-name="T116">1</text:span></text:p>
      <text:p text:style-name="P54"><text:span text:style-name="T12">K</text:span><text:span text:style-name="T116">1</text:span><text:span text:style-name="T12"> <text:s text:c="2"/>1 <text:s text:c="25"/>0 <text:s text:c="2"/>0</text:span></text:p>
      <text:p text:style-name="P144"/>
      <text:p text:style-name="P48"><text:span text:style-name="T24">3. <text:s/></text:span><text:span text:style-name="T26">REX</text:span><text:span text:style-name="T66">. </text:span><text:span text:style-name="T37"><text:s/></text:span><text:span text:style-name="T12">rs</text:span><text:span text:style-name="T116">1</text:span><text:span text:style-name="T12"> </text:span><text:span text:style-name="T37">and</text:span><text:span text:style-name="T12"> C</text:span><text:span text:style-name="T116">2</text:span><text:span text:style-name="T12">, yielding S</text:span><text:span text:style-name="T116">2</text:span><text:span text:style-name="T12"> and N</text:span><text:span text:style-name="T116">2</text:span><text:span text:style-name="T12">.</text:span></text:p>
      <text:p text:style-name="P126"><text:soft-page-break/></text:p>
      <text:p text:style-name="P54"><text:span text:style-name="T12">so that <text:s/>C</text:span><text:span text:style-name="T116">2</text:span><text:span text:style-name="T12"> = <text:s/>S</text:span><text:span text:style-name="T116">2</text:span></text:p>
      <text:p text:style-name="P54"><text:span text:style-name="T12"><text:s text:c="21"/>N</text:span><text:span text:style-name="T116">2</text:span></text:p>
      <text:p text:style-name="P144"/>
      <text:p text:style-name="P54"><text:span text:style-name="T24">4. <text:s/>MUL</text:span><text:span text:style-name="T27">.</text:span><text:span text:style-name="T12"> <text:s/>S</text:span><text:span text:style-name="T116">2</text:span><text:span text:style-name="T12">' = M</text:span><text:span text:style-name="T116">1</text:span><text:span text:style-name="T12">* S</text:span><text:span text:style-name="T116">2</text:span><text:span text:style-name="T12">.</text:span></text:p>
      <text:p text:style-name="P126"/>
      <text:p text:style-name="P48"><text:span text:style-name="T28">5</text:span><text:span text:style-name="T24">. <text:s/></text:span><text:span text:style-name="T26">MAD.</text:span><text:span text:style-name="T37"> <text:s/></text:span><text:span text:style-name="T12">Compute N</text:span><text:span text:style-name="T116">2</text:span><text:span text:style-name="T12">' = N</text:span><text:span text:style-name="T116">2</text:span><text:span text:style-name="T12"> + K</text:span><text:span text:style-name="T116">1</text:span><text:span text:style-name="T12"> * S</text:span><text:span text:style-name="T116">2</text:span><text:span text:style-name="T12"> to get the extensions of the zero rows.</text:span></text:p>
      <text:p text:style-name="P126"/>
      <text:p text:style-name="P144">At this stage we have . . .</text:p>
      <text:p text:style-name="P144"/>
      <text:p text:style-name="P54"><text:span text:style-name="T12">M</text:span><text:span text:style-name="T116">1</text:span><text:span text:style-name="T12"> <text:s/>0 <text:s text:c="6"/>C</text:span><text:span text:style-name="T116">1</text:span><text:span text:style-name="T12"> <text:s text:c="2"/>C</text:span><text:span text:style-name="T116">2</text:span><text:span text:style-name="T12"> <text:s text:c="3"/>= <text:s text:c="4"/>-1 <text:s/>R</text:span><text:span text:style-name="T116">1</text:span><text:span text:style-name="T12"> <text:s text:c="5"/>S</text:span><text:span text:style-name="T116">2</text:span><text:span text:style-name="T12">'</text:span></text:p>
      <text:p text:style-name="P54"><text:span text:style-name="T12">K</text:span><text:span text:style-name="T116">1</text:span><text:span text:style-name="T12"> <text:s text:c="2"/>1 <text:s text:c="29"/>0 <text:s text:c="2"/>0 <text:s text:c="6"/>N</text:span><text:span text:style-name="T116">2</text:span><text:span text:style-name="T12">'</text:span></text:p>
      <text:p text:style-name="P126"/>
      <text:p text:style-name="P48"><text:span text:style-name="T29">6</text:span><text:span text:style-name="T24">. <text:s/></text:span><text:span text:style-name="T26">ECH.</text:span><text:span text:style-name="T37"> <text:s/></text:span><text:span text:style-name="T12">Perform a full echelization on N</text:span><text:span text:style-name="T116">2</text:span><text:span text:style-name="T12">' yielding rs</text:span><text:span text:style-name="T116">2</text:span><text:span text:style-name="T12"> cs</text:span><text:span text:style-name="T116">2</text:span><text:span text:style-name="T12"> R</text:span><text:span text:style-name="T116">2</text:span><text:span text:style-name="T12"> K</text:span><text:span text:style-name="T116">2</text:span><text:span text:style-name="T12"> M</text:span><text:span text:style-name="T116">2</text:span><text:span text:style-name="T12">.</text:span></text:p>
      <text:p text:style-name="P137"/>
      <text:p text:style-name="P57"><text:span text:style-name="T12">M</text:span><text:span text:style-name="T116">2</text:span><text:span text:style-name="T12"> 0 <text:s text:c="6"/>N</text:span><text:span text:style-name="T116">2</text:span><text:span text:style-name="T12">' <text:s text:c="6"/>= <text:s text:c="2"/>-1 R</text:span><text:span text:style-name="T116">2</text:span></text:p>
      <text:p text:style-name="P57"><text:span text:style-name="T12">K</text:span><text:span text:style-name="T116">2</text:span><text:span text:style-name="T12"> <text:s/>1 <text:s text:c="24"/>0 <text:s/>0</text:span></text:p>
      <text:p text:style-name="P126"/>
      <text:p text:style-name="P137">The next few steps complete the echelization of the top half, consisting of C<text:span text:style-name="T116">1</text:span> and C<text:span text:style-name="T116">2</text:span>, and putting things together as if we had echelized the matrix [C<text:span text:style-name="T116">1</text:span> C<text:span text:style-name="T116">2</text:span>].</text:p>
      <text:p text:style-name="P137"/>
      <text:p text:style-name="P51"><text:span text:style-name="T29">7</text:span><text:span text:style-name="T24">. <text:s/></text:span><text:span text:style-name="T30">BSJ.</text:span><text:span text:style-name="T63"> <text:s/>Bit-string join. <text:s/></text:span><text:span text:style-name="T12">Concatenate cs</text:span><text:span text:style-name="T116">1</text:span><text:span text:style-name="T12"> and cs</text:span><text:span text:style-name="T116">2</text:span><text:span text:style-name="T12"> to get the combined </text:span><text:span text:style-name="T40">cs</text:span><text:span text:style-name="T63">.</text:span></text:p>
      <text:p text:style-name="P130"/>
      <text:p text:style-name="P51"><text:span text:style-name="T29">8</text:span><text:span text:style-name="T24">. <text:s/>UNH.</text:span><text:span text:style-name="T12"> <text:s/>This is applied to rs</text:span><text:span text:style-name="T116">1</text:span><text:span text:style-name="T12"> and rs</text:span><text:span text:style-name="T116">2</text:span><text:span text:style-name="T12"> to get </text:span><text:span text:style-name="T40">rs</text:span><text:span text:style-name="T12"> and rf</text:span><text:span text:style-name="T116">12</text:span><text:span text:style-name="T12">.</text:span></text:p>
      <text:p text:style-name="P130"/>
      <text:p text:style-name="P137">The remnant needs a bit more work. <text:s/>At the moment our matrix is</text:p>
      <text:p text:style-name="P137"/>
      <text:p text:style-name="P137">-1 R<text:span text:style-name="T116">1</text:span> <text:s text:c="2"/>- S<text:span text:style-name="T116">2</text:span>' -</text:p>
      <text:p text:style-name="P137"><text:s/>0 <text:s text:c="2"/>0 <text:s text:c="2"/>-1 R<text:span text:style-name="T116">2</text:span></text:p>
      <text:p text:style-name="P130"/>
      <text:p text:style-name="P130"/>
      <text:p text:style-name="P130"/>
      <text:p text:style-name="P130"/>
      <text:p text:style-name="P57"><text:span text:style-name="T29">9</text:span><text:span text:style-name="T24">. CEX</text:span><text:span text:style-name="T27">.</text:span><text:span text:style-name="T66"> U</text:span><text:span text:style-name="T12">sing cs</text:span><text:span text:style-name="T116">2</text:span><text:span text:style-name="T12"> on S</text:span><text:span text:style-name="T116">2</text:span><text:span text:style-name="T12">'</text:span><text:span text:style-name="T43"> to give P</text:span><text:span text:style-name="T123">2</text:span><text:span text:style-name="T43"> and Q</text:span><text:span text:style-name="T123">2</text:span><text:span text:style-name="T43">.</text:span></text:p>
      <text:p text:style-name="P137"/>
      <text:p text:style-name="P137">-1 R<text:span text:style-name="T116">1</text:span> <text:s text:c="2"/><text:span text:style-name="T146">P</text:span><text:span text:style-name="T123">2</text:span><text:span text:style-name="T146"> Q</text:span><text:span text:style-name="T123">2</text:span></text:p>
      <text:p text:style-name="P137"><text:s/>0 <text:s text:c="2"/>0 <text:s text:c="2"/>-1 R<text:span text:style-name="T116">2</text:span></text:p>
      <text:p text:style-name="P147"/>
      <text:p text:style-name="P60"><text:span text:style-name="T29">10</text:span><text:span text:style-name="T24">. MAD</text:span><text:span text:style-name="T31">.</text:span><text:span text:style-name="T12"> <text:s/>Q</text:span><text:span text:style-name="T116">2</text:span><text:span text:style-name="T12">' = Q</text:span><text:span text:style-name="T116">2</text:span><text:span text:style-name="T12"> + P</text:span><text:span text:style-name="T116">2</text:span><text:span text:style-name="T12"> * R</text:span><text:span text:style-name="T116">2</text:span></text:p>
      <text:p text:style-name="P137"/>
      <text:p text:style-name="P137">-1 <text:span text:style-name="T146"><text:s/></text:span>R<text:span text:style-name="T116">1</text:span> <text:s text:c="2"/><text:span text:style-name="T146">0 <text:s/>Q</text:span><text:span text:style-name="T123">2</text:span><text:span text:style-name="T146">'</text:span></text:p>
      <text:p text:style-name="P137"><text:span text:style-name="T146"><text:s/>0 <text:s text:c="2"/>0 <text:s text:c="2"/>-1 <text:s/>R</text:span><text:span text:style-name="T123">2</text:span></text:p>
      <text:p text:style-name="P130"/>
      <text:p text:style-name="P60"><text:soft-page-break/><text:span text:style-name="T24">1</text:span><text:span text:style-name="T29">1</text:span><text:span text:style-name="T24">.</text:span><text:span text:style-name="T32"> AUT</text:span><text:span text:style-name="T27">.</text:span><text:span text:style-name="T66"> </text:span><text:span text:style-name="T65"><text:s/>Assemble Upper Triangular.</text:span></text:p>
      <text:p text:style-name="P147">Assemble the matrix R from the components. <text:s/>I believe this is simply a cut-n-paste operation with no riffles involved anywhere.</text:p>
      <text:p text:style-name="P147"/>
      <text:p text:style-name="P60"><text:span text:style-name="T40">R</text:span><text:span text:style-name="T12"> = R</text:span><text:span text:style-name="T116">1</text:span><text:span text:style-name="T12"> Q</text:span><text:span text:style-name="T134">2</text:span><text:span text:style-name="T12">'</text:span></text:p>
      <text:p text:style-name="P60"><text:span text:style-name="T12"><text:s text:c="7"/>0 <text:s text:c="2"/>R</text:span><text:span text:style-name="T116">2</text:span></text:p>
      <text:p text:style-name="P137"/>
      <text:p text:style-name="P149"/>
      <text:p text:style-name="P62"><text:span text:style-name="T27">12</text:span><text:span text:style-name="T24">. REX</text:span><text:span text:style-name="T31">.</text:span><text:span text:style-name="T67"> A</text:span><text:span text:style-name="T12">pplying rs</text:span><text:span text:style-name="T116">2</text:span><text:span text:style-name="T12"> to K</text:span><text:span text:style-name="T116">1</text:span><text:span text:style-name="T12"> giving K</text:span><text:span text:style-name="T116">1s</text:span><text:span text:style-name="T12"> and K</text:span><text:span text:style-name="T116">1n</text:span><text:span text:style-name="T12">.</text:span></text:p>
      <text:p text:style-name="P149"/>
      <text:p text:style-name="P54"><text:span text:style-name="T44">1 <text:s/>0 <text:s text:c="3"/>0 <text:s text:c="7"/></text:span><text:span text:style-name="T12">M</text:span><text:span text:style-name="T116">1</text:span><text:span text:style-name="T12"> <text:s/>0</text:span><text:span text:style-name="T44"> 0 <text:s text:c="3"/>= <text:s text:c="6"/>M</text:span><text:span text:style-name="T125">1</text:span><text:span text:style-name="T44"> <text:s text:c="12"/>0 <text:s text:c="4"/>0</text:span></text:p>
      <text:p text:style-name="P57"><text:span text:style-name="T44">0 <text:s/></text:span><text:span text:style-name="T12">M</text:span><text:span text:style-name="T116">2</text:span><text:span text:style-name="T12"> 0 </text:span><text:span text:style-name="T44"><text:s text:c="7"/>K</text:span><text:span text:style-name="T125">1s</text:span><text:span text:style-name="T44"> <text:s text:c="2"/>1 0 <text:s text:c="9"/>M</text:span><text:span text:style-name="T125">2</text:span><text:span text:style-name="T44">K</text:span><text:span text:style-name="T125">1s</text:span><text:span text:style-name="T44"> <text:s text:c="9"/>M</text:span><text:span text:style-name="T125">2</text:span><text:span text:style-name="T44"> <text:s/>0</text:span></text:p>
      <text:p text:style-name="P54"><text:span text:style-name="T44">0 <text:s/></text:span><text:span text:style-name="T45">K</text:span><text:span text:style-name="T124">2</text:span><text:span text:style-name="T45"> <text:s/>1 </text:span><text:span text:style-name="T44"><text:s text:c="7"/></text:span><text:span text:style-name="T12">K</text:span><text:span text:style-name="T116">1</text:span><text:span text:style-name="T125">n</text:span><text:span text:style-name="T12"> <text:s text:c="2"/></text:span><text:span text:style-name="T44">0 </text:span><text:span text:style-name="T12">1 </text:span><text:span text:style-name="T44"><text:s text:c="8"/>K</text:span><text:span text:style-name="T125">1n</text:span><text:span text:style-name="T44">+K</text:span><text:span text:style-name="T125">2</text:span><text:span text:style-name="T44">K</text:span><text:span text:style-name="T125">1s</text:span><text:span text:style-name="T44"> <text:s text:c="3"/>K</text:span><text:span text:style-name="T125">2</text:span><text:span text:style-name="T44"> <text:s text:c="2"/>1</text:span></text:p>
      <text:p text:style-name="P144"/>
      <text:p text:style-name="P62"><text:span text:style-name="T27">13</text:span><text:span text:style-name="T24">. <text:s/>MUL</text:span><text:span text:style-name="T31">.</text:span><text:span text:style-name="T12"> <text:s text:c="2"/></text:span><text:span text:style-name="T46">M</text:span><text:span text:style-name="T126">4</text:span><text:span text:style-name="T46"> = M</text:span><text:span text:style-name="T126">2</text:span><text:span text:style-name="T46">K</text:span><text:span text:style-name="T126">1s</text:span></text:p>
      <text:p text:style-name="P152"/>
      <text:p text:style-name="P65"><text:span text:style-name="T27">14</text:span><text:span text:style-name="T24">. <text:s/>MAD</text:span><text:span text:style-name="T31">.</text:span><text:span text:style-name="T12"> <text:s text:c="2"/>K</text:span><text:span text:style-name="T116">4</text:span><text:span text:style-name="T12"> = K</text:span><text:span text:style-name="T116">1n</text:span><text:span text:style-name="T12"> + K</text:span><text:span text:style-name="T116">2</text:span><text:span text:style-name="T12">K</text:span><text:span text:style-name="T116">1s</text:span><text:span text:style-name="T12">.</text:span></text:p>
      <text:p text:style-name="P152"/>
      <text:p text:style-name="P152">So now our transformation matrix is</text:p>
      <text:p text:style-name="P152"/>
      <text:p text:style-name="P65"><text:span text:style-name="T12">M</text:span><text:span text:style-name="T116">1</text:span><text:span text:style-name="T12"> <text:s/>0 <text:s text:c="2"/>0</text:span></text:p>
      <text:p text:style-name="P65"><text:span text:style-name="T12">M</text:span><text:span text:style-name="T116">4</text:span><text:span text:style-name="T12"> M</text:span><text:span text:style-name="T116">2</text:span><text:span text:style-name="T12"> 0</text:span></text:p>
      <text:p text:style-name="P65"><text:span text:style-name="T12">K</text:span><text:span text:style-name="T116">4</text:span><text:span text:style-name="T12"> <text:s/>K</text:span><text:span text:style-name="T116">2</text:span><text:span text:style-name="T12"> <text:s/>1</text:span></text:p>
      <text:p text:style-name="P152"/>
      <text:p text:style-name="P152"><text:span text:style-name="T4">15</text:span><text:span text:style-name="T2">. </text:span><text:span text:style-name="T5">???.</text:span> Need to think what riffles, if any, are needed to make</text:p>
      <text:p text:style-name="P152"/>
      <text:p text:style-name="P65"><text:span text:style-name="T40">M</text:span><text:span text:style-name="T12"> = <text:s text:c="2"/>M</text:span><text:span text:style-name="T116">1 <text:s/></text:span><text:span text:style-name="T12"><text:s/>0</text:span></text:p>
      <text:p text:style-name="P65"><text:span text:style-name="T12"><text:s text:c="10"/>M</text:span><text:span text:style-name="T116">4</text:span><text:span text:style-name="T12"> M</text:span><text:span text:style-name="T116">2</text:span><text:span text:style-name="T12"> </text:span></text:p>
      <text:p text:style-name="P137"/>
      <text:p text:style-name="P152"><text:span text:style-name="T4">16</text:span><text:span text:style-name="T2">.</text:span><text:span text:style-name="T5"> <text:s text:c="2"/>???.</text:span> And similarly we need to combine the K matrices</text:p>
      <text:p text:style-name="P152"/>
      <text:p text:style-name="P65"><text:span text:style-name="T40">K </text:span><text:span text:style-name="T12">= K</text:span><text:span text:style-name="T116">4</text:span><text:span text:style-name="T12"> K</text:span><text:span text:style-name="T116">2</text:span><text:span text:style-name="T12">.</text:span></text:p>
      <text:p text:style-name="P152"/>
      <text:p text:style-name="P81"/>
      <text:p text:style-name="P79"/>
      <text:p text:style-name="P78"/>
      <text:p text:style-name="P78"/>
      <text:p text:style-name="P81">===================================================================</text:p>
      <text:p text:style-name="P78"/>
      <text:p text:style-name="P99"><text:span text:style-name="T70">Section </text:span><text:span text:style-name="T75">2</text:span><text:span text:style-name="T70"> – </text:span><text:span text:style-name="T75">Overall design</text:span><text:span text:style-name="T73">.</text:span></text:p>
      <text:p text:style-name="P80"/>
      <text:p text:style-name="P78">echs * rech1(Dfmt * c, uint64_t nor, uint64_t noc)</text:p>
      <text:p text:style-name="P78"/>
      <text:p text:style-name="P43"><text:soft-page-break/></text:p>
      <text:p text:style-name="P43"/>
      <text:p text:style-name="P43"><text:s text:c="2"/>The previous idea of having several stages did not seem to work<text:span text:style-name="T145"> out well</text:span>, since it gave inefficiencies when multiplying by <text:span text:style-name="T145">matrices that were upper </text:span>triangular<text:span text:style-name="T145">,</text:span> and also computing a remnant that had to be stashed away. <text:s/>Indeed it seems that it is quite hard to break things up without causing inefficiencies of several types, so I have abandoned the idea<text:span text:style-name="T144">, aiming instead to start with everything using full echelize, looking to see what can be released early and what work can be postponed without any impact on efficiency. <text:s/>The old version of the document is stashed away in "obsolete" in case it turns out to be nearer the mark than it currently appears to be.</text:span></text:p>
      <text:p text:style-name="P40"/>
      <text:p text:style-name="P40">Instead I propose to do a chop in both directions as the recursive step, except that the bottom half is "chopped" by a column-select rather than a simple chop. <text:s/>To provide the early release, the top <text:span text:style-name="T145">software level </text:span>does things in a careful order, but calls a full echelize on the parts<text:span text:style-name="T144">, with a view to looking at the sub-sections in due course to see if things can be released yet earlier. <text:s/>Nevertheless, t</text:span>he pressures for early release do not seem to warrant anything <text:span text:style-name="T150">particularly </text:span>stringent<text:span text:style-name="T150"> since the main critical path needs the multiplier - necessarily the last part to emerge</text:span>.</text:p>
      <text:p text:style-name="P40"/>
      <text:p text:style-name="P40">The idea, then is to take the input matrix and chop first horizontally, and then chop the top half (only) vertically also, so that the matrix is of the form, with C<text:span text:style-name="T116">3</text:span><text:span text:style-name="T12"> stretching right across.</text:span></text:p>
      <text:p text:style-name="P40"/>
      <text:p text:style-name="P40"><text:s text:c="2"/>C<text:span text:style-name="T116">1</text:span><text:span text:style-name="T12"> <text:s text:c="2"/>C</text:span><text:span text:style-name="T116">2</text:span></text:p>
      <text:p text:style-name="P40"><text:span text:style-name="T12"><text:s text:c="2"/>- <text:s/>C</text:span><text:span text:style-name="T116">3</text:span><text:span text:style-name="T12"> - </text:span></text:p>
      <text:p text:style-name="P122"/>
      <text:p text:style-name="P40"><text:span text:style-name="T12">We first perform a full echelize on C</text:span><text:span text:style-name="T116">1</text:span><text:span text:style-name="T12">, then do the same row operations to C</text:span><text:span text:style-name="T116">2</text:span><text:span text:style-name="T12"> and echelize the non-selected rows. <text:s/></text:span><text:span text:style-name="T39">There is then new function</text:span><text:span text:style-name="T50">ality</text:span><text:span text:style-name="T39"> to </text:span><text:span text:style-name="T12">combine the pivots and matrices so</text:span><text:span text:style-name="T39"> that the effect is that the top half has been echelized. <text:s/></text:span><text:span text:style-name="T58">The pivots from C</text:span><text:span text:style-name="T135">3</text:span><text:span text:style-name="T58"> are then extracted and cleared and the rest echelized,from which the </text:span><text:span text:style-name="T12">row and column selects for the top level </text:span><text:span text:style-name="T58">are produced and released, so that the row and column extracts can get going</text:span><text:span text:style-name="T12">.</text:span></text:p>
      <text:p text:style-name="P122"/>
      <text:p text:style-name="P164">The next thing released is the remnant. <text:s/>It is far from clear to me whether the cleaner or the remnant should be produced next, so I have gone for the remnant as it completes the work on the matrix, leaving only the transformation matrix outstanding. <text:s/></text:p>
      <text:p text:style-name="P164"/>
      <text:p text:style-name="P165">The cleaner is produced next, and then some further work is needed to complete the multiplier - the last part to be released.</text:p>
      <text:p text:style-name="P122"/>
      <text:p text:style-name="P40"><text:span text:style-name="T12">Hence the overall structure is of</text:span><text:span text:style-name="T50"> four </text:span><text:span text:style-name="T12">parts, leaving whatever </text:span><text:span text:style-name="T59">intermediate data structures may be necessary</text:span><text:span text:style-name="T12"> to do the rest with full efficiency, but doing things in such an order that the first part releases rs and cs, the second part releases R</text:span><text:span text:style-name="T50">, the next</text:span><text:span text:style-name="T12"> </text:span><text:span text:style-name="T50">releases </text:span><text:span text:style-name="T12">K, and the last part produces M.</text:span></text:p>
      <text:p text:style-name="P154"/>
      <text:p text:style-name="P98"><text:span text:style-name="T70">Section </text:span><text:span text:style-name="T74">2</text:span><text:span text:style-name="T70"> – </text:span><text:span text:style-name="T74">An attempt at the algorithm.</text:span></text:p>
      <text:p text:style-name="P75"><text:soft-page-break/></text:p>
      <text:p text:style-name="P89"><text:span text:style-name="T50">I</text:span><text:span text:style-name="T12">ssues.</text:span></text:p>
      <text:p text:style-name="P176">Sort out the riffles.</text:p>
      <text:p text:style-name="P176">Where is the determinant?</text:p>
      <text:p text:style-name="P177">Work out all the routines needed - e.g. concatenate matrix right, bottom, bitstring . . .</text:p>
      <text:p text:style-name="P123"/>
      <text:p text:style-name="P123">1. <text:s/>Chop the input matrix C into top half <text:span text:style-name="T153">C</text:span><text:span text:style-name="T137">12</text:span><text:span text:style-name="T153"> </text:span>and bottom half<text:span text:style-name="T153"> C</text:span><text:span text:style-name="T137">3</text:span>, then chop <text:span text:style-name="T153">C</text:span><text:span text:style-name="T137">12</text:span><text:span text:style-name="T153"> further </text:span>into left and right halves, so that the result is (as previously stated) </text:p>
      <text:p text:style-name="P46"><text:tab/><text:tab/><text:span text:style-name="T143">C</text:span><text:span text:style-name="T121">1</text:span><text:span text:style-name="T36"> <text:s text:c="2"/>C</text:span><text:span text:style-name="T121">2</text:span></text:p>
      <text:p text:style-name="P46"><text:span text:style-name="T116"><text:tab/><text:tab/></text:span><text:span text:style-name="T36">- <text:s/>C</text:span><text:span text:style-name="T121">3</text:span><text:span text:style-name="T36"> - </text:span></text:p>
      <text:p text:style-name="P123"/>
      <text:p text:style-name="P46"><text:span text:style-name="T12">2. <text:s/></text:span><text:span text:style-name="T37">ECH. <text:s/></text:span><text:span text:style-name="T12">Perform a full echelization on C</text:span><text:span text:style-name="T116">1</text:span><text:span text:style-name="T12">, yielding rs</text:span><text:span text:style-name="T116">1</text:span><text:span text:style-name="T12"> cs</text:span><text:span text:style-name="T116">1</text:span><text:span text:style-name="T12"> R</text:span><text:span text:style-name="T116">1</text:span><text:span text:style-name="T12"> K</text:span><text:span text:style-name="T116">1</text:span><text:span text:style-name="T12"> M</text:span><text:span text:style-name="T116">1</text:span><text:span text:style-name="T12">. <text:s/>It may be that some of this is not needed, but we'll look at that later.</text:span></text:p>
      <text:p text:style-name="P123"/>
      <text:p text:style-name="P142">At this stage we have . . .</text:p>
      <text:p text:style-name="P142"/>
      <text:p text:style-name="P52"><text:span text:style-name="T12">M</text:span><text:span text:style-name="T116">1</text:span><text:span text:style-name="T12"> <text:s/>0 <text:s text:c="6"/>C</text:span><text:span text:style-name="T116">1</text:span><text:span text:style-name="T12"> <text:s text:c="6"/>= <text:s text:c="4"/>-1 <text:s/>R</text:span><text:span text:style-name="T116">1</text:span></text:p>
      <text:p text:style-name="P52"><text:span text:style-name="T12">K</text:span><text:span text:style-name="T116">1</text:span><text:span text:style-name="T12"> <text:s text:c="2"/>1 <text:s text:c="25"/>0 <text:s text:c="2"/>0</text:span></text:p>
      <text:p text:style-name="P123"/>
      <text:p text:style-name="P46"><text:span text:style-name="T12">3. <text:s/></text:span><text:span text:style-name="T37">REX </text:span><text:span text:style-name="T12">rs</text:span><text:span text:style-name="T116">1</text:span><text:span text:style-name="T12"> </text:span><text:span text:style-name="T37">and</text:span><text:span text:style-name="T12"> C</text:span><text:span text:style-name="T116">2</text:span><text:span text:style-name="T12">, yielding S</text:span><text:span text:style-name="T116">2</text:span><text:span text:style-name="T12"> and N</text:span><text:span text:style-name="T116">2</text:span><text:span text:style-name="T12">.</text:span></text:p>
      <text:p text:style-name="P123"/>
      <text:p text:style-name="P52"><text:span text:style-name="T12">so that <text:s/>C</text:span><text:span text:style-name="T116">2</text:span><text:span text:style-name="T12"> = <text:s/>S</text:span><text:span text:style-name="T116">2</text:span></text:p>
      <text:p text:style-name="P52"><text:span text:style-name="T12"><text:s text:c="21"/>N</text:span><text:span text:style-name="T116">2</text:span></text:p>
      <text:p text:style-name="P142"/>
      <text:p text:style-name="P52"><text:span text:style-name="T12">4. <text:s/>MUL <text:s/>S</text:span><text:span text:style-name="T116">2</text:span><text:span text:style-name="T12">' = M</text:span><text:span text:style-name="T116">1</text:span><text:span text:style-name="T12">* S</text:span><text:span text:style-name="T116">2</text:span><text:span text:style-name="T12">.</text:span></text:p>
      <text:p text:style-name="P123"/>
      <text:p text:style-name="P46"><text:span text:style-name="T39">5</text:span><text:span text:style-name="T12">. <text:s/></text:span><text:span text:style-name="T37">MAD. <text:s/></text:span><text:span text:style-name="T12">Compute N</text:span><text:span text:style-name="T116">2</text:span><text:span text:style-name="T12">' = N</text:span><text:span text:style-name="T116">2</text:span><text:span text:style-name="T12"> + K</text:span><text:span text:style-name="T116">1</text:span><text:span text:style-name="T12"> * S</text:span><text:span text:style-name="T116">2</text:span><text:span text:style-name="T12"> to get the extensions of the zero rows.</text:span></text:p>
      <text:p text:style-name="P123"/>
      <text:p text:style-name="P142">At this stage we have . . .</text:p>
      <text:p text:style-name="P142"/>
      <text:p text:style-name="P52"><text:span text:style-name="T12">M</text:span><text:span text:style-name="T116">1</text:span><text:span text:style-name="T12"> <text:s/>0 <text:s text:c="6"/>C</text:span><text:span text:style-name="T116">1</text:span><text:span text:style-name="T12"> <text:s text:c="2"/>C</text:span><text:span text:style-name="T116">2</text:span><text:span text:style-name="T12"> <text:s text:c="3"/>= <text:s text:c="4"/>-1 <text:s/>R</text:span><text:span text:style-name="T116">1</text:span><text:span text:style-name="T12"> <text:s text:c="5"/>S</text:span><text:span text:style-name="T116">2</text:span><text:span text:style-name="T12">'</text:span></text:p>
      <text:p text:style-name="P52"><text:span text:style-name="T12">K</text:span><text:span text:style-name="T116">1</text:span><text:span text:style-name="T12"> <text:s text:c="2"/>1 <text:s text:c="29"/>0 <text:s text:c="2"/>0 <text:s text:c="6"/>N</text:span><text:span text:style-name="T116">2</text:span><text:span text:style-name="T12">'</text:span></text:p>
      <text:p text:style-name="P123"/>
      <text:p text:style-name="P46"><text:span text:style-name="T57">6</text:span><text:span text:style-name="T12">. <text:s/></text:span><text:span text:style-name="T37">ECH. <text:s/></text:span><text:span text:style-name="T12">Perform a full echelization on N</text:span><text:span text:style-name="T116">2</text:span><text:span text:style-name="T12">' yielding rs</text:span><text:span text:style-name="T116">2</text:span><text:span text:style-name="T12"> cs</text:span><text:span text:style-name="T116">2</text:span><text:span text:style-name="T12"> R</text:span><text:span text:style-name="T116">2</text:span><text:span text:style-name="T12"> K</text:span><text:span text:style-name="T116">2</text:span><text:span text:style-name="T12"> M</text:span><text:span text:style-name="T116">2</text:span><text:span text:style-name="T12">. <text:s/>I doubt if we'll need K</text:span><text:span text:style-name="T116">2</text:span><text:span text:style-name="T12">, M</text:span><text:span text:style-name="T116">2</text:span><text:span text:style-name="T12"> for a while, but we're ignoring this aspect at the moment.</text:span></text:p>
      <text:p text:style-name="P133"/>
      <text:p text:style-name="P55"><text:span text:style-name="T12">M</text:span><text:span text:style-name="T116">2</text:span><text:span text:style-name="T12"> 0 <text:s text:c="6"/>N</text:span><text:span text:style-name="T116">2</text:span><text:span text:style-name="T12">' <text:s text:c="6"/>= <text:s text:c="2"/>-1 R</text:span><text:span text:style-name="T116">2</text:span></text:p>
      <text:p text:style-name="P55"><text:span text:style-name="T12">K</text:span><text:span text:style-name="T116">2</text:span><text:span text:style-name="T12"> <text:s/>1 <text:s text:c="24"/>0 <text:s/>0</text:span></text:p>
      <text:p text:style-name="P124"/>
      <text:p text:style-name="P131">The next few steps complete the echelization of the top half, consisting of C<text:span text:style-name="T116">1</text:span> and C<text:span text:style-name="T116">2</text:span>, and putting things together as if we had echelized the matrix [C<text:span text:style-name="T116">1</text:span> C<text:span text:style-name="T116">2</text:span>].</text:p>
      <text:p text:style-name="P131"/>
      <text:p text:style-name="P49"><text:span text:style-name="T57">7</text:span><text:span text:style-name="T12">. <text:s/></text:span><text:span text:style-name="T63">BSJ. <text:s/>Bit-string join. <text:s/></text:span><text:span text:style-name="T12">Concatenate cs</text:span><text:span text:style-name="T116">1</text:span><text:span text:style-name="T12"> and cs</text:span><text:span text:style-name="T116">2</text:span><text:span text:style-name="T12"> to get the combined </text:span><text:span text:style-name="T40">cs</text:span><text:span text:style-name="T122">12</text:span><text:span text:style-name="T63">.</text:span></text:p>
      <text:p text:style-name="P127"><text:soft-page-break/></text:p>
      <text:p text:style-name="P49"><text:span text:style-name="T57">8</text:span><text:span text:style-name="T12">. <text:s/>UNH. <text:s/>This is applied to rs</text:span><text:span text:style-name="T116">1</text:span><text:span text:style-name="T12"> and rs</text:span><text:span text:style-name="T116">2</text:span><text:span text:style-name="T12"> to get </text:span><text:span text:style-name="T40">rs</text:span><text:span text:style-name="T122">12</text:span><text:span text:style-name="T12"> and rf</text:span><text:span text:style-name="T116">12</text:span><text:span text:style-name="T12">.</text:span></text:p>
      <text:p text:style-name="P127"/>
      <text:p text:style-name="P131">The remnant needs a bit more work. <text:s/>At the moment our matrix is</text:p>
      <text:p text:style-name="P131"/>
      <text:p text:style-name="P131">-1 R<text:span text:style-name="T116">1</text:span> <text:s text:c="2"/>- S<text:span text:style-name="T116">2</text:span>' -</text:p>
      <text:p text:style-name="P131"><text:s/>0 <text:s text:c="2"/>0 <text:s text:c="2"/>-1 R<text:span text:style-name="T116">2</text:span></text:p>
      <text:p text:style-name="P127"/>
      <text:p text:style-name="P55"><text:span text:style-name="T57">9</text:span><text:span text:style-name="T12">. CEX using cs</text:span><text:span text:style-name="T116">2</text:span><text:span text:style-name="T12"> on S</text:span><text:span text:style-name="T116">2</text:span><text:span text:style-name="T12">'</text:span><text:span text:style-name="T43"> to give P</text:span><text:span text:style-name="T123">2</text:span><text:span text:style-name="T43"> and Q</text:span><text:span text:style-name="T123">2</text:span><text:span text:style-name="T43">.</text:span></text:p>
      <text:p text:style-name="P132"/>
      <text:p text:style-name="P132">-1 R<text:span text:style-name="T116">1</text:span> <text:s text:c="2"/><text:span text:style-name="T146">P</text:span><text:span text:style-name="T123">2</text:span><text:span text:style-name="T146"> Q</text:span><text:span text:style-name="T123">2</text:span></text:p>
      <text:p text:style-name="P132"><text:s/>0 <text:s text:c="2"/>0 <text:s text:c="2"/>-1 R<text:span text:style-name="T116">2</text:span></text:p>
      <text:p text:style-name="P145"/>
      <text:p text:style-name="P58"><text:span text:style-name="T57">10</text:span><text:span text:style-name="T12">. MAD <text:s/>Q</text:span><text:span text:style-name="T116">2</text:span><text:span text:style-name="T12">' = Q</text:span><text:span text:style-name="T116">2</text:span><text:span text:style-name="T12"> + P</text:span><text:span text:style-name="T116">2</text:span><text:span text:style-name="T12"> * R</text:span><text:span text:style-name="T116">2</text:span></text:p>
      <text:p text:style-name="P131"/>
      <text:p text:style-name="P132">-1 <text:span text:style-name="T146"><text:s/></text:span>R<text:span text:style-name="T116">1</text:span> <text:s text:c="2"/><text:span text:style-name="T146">0 <text:s/>Q</text:span><text:span text:style-name="T123">2</text:span><text:span text:style-name="T146">'</text:span></text:p>
      <text:p text:style-name="P132"><text:span text:style-name="T43"><text:s/>0 <text:s text:c="2"/>0 <text:s text:c="2"/>-1 </text:span><text:span text:style-name="T146"><text:s/></text:span><text:span text:style-name="T43">R</text:span><text:span text:style-name="T123">2</text:span></text:p>
      <text:p text:style-name="P127"/>
      <text:p text:style-name="P59"><text:span text:style-name="T12">1</text:span><text:span text:style-name="T57">1</text:span><text:span text:style-name="T12">.</text:span><text:span text:style-name="T65"> AUT Assemble Upper Triangular.</text:span></text:p>
      <text:p text:style-name="P59"><text:span text:style-name="T12">Assemble the matrix R</text:span><text:span text:style-name="T116">12</text:span><text:span text:style-name="T12"> from the components. <text:s/>I believe this is simply a cut-n-paste operation with no riffles involved anywhere.</text:span></text:p>
      <text:p text:style-name="P145"/>
      <text:p text:style-name="P58"><text:span text:style-name="T40">R</text:span><text:span text:style-name="T122">12</text:span><text:span text:style-name="T12"> = R</text:span><text:span text:style-name="T116">1</text:span><text:span text:style-name="T12"> Q</text:span><text:span text:style-name="T134">2</text:span><text:span text:style-name="T12">'</text:span></text:p>
      <text:p text:style-name="P58"><text:span text:style-name="T12"><text:s text:c="10"/>0 <text:s text:c="2"/>R</text:span><text:span text:style-name="T116">2</text:span></text:p>
      <text:p text:style-name="P131"/>
      <text:p text:style-name="P63"><text:span text:style-name="T12">We now proceed to operate on C</text:span><text:span text:style-name="T116">3</text:span><text:span text:style-name="T12">.</text:span></text:p>
      <text:p text:style-name="P150"/>
      <text:p text:style-name="P50"><text:span text:style-name="T46">1</text:span><text:span text:style-name="T57">2</text:span><text:span text:style-name="T12">. <text:s/>CEX cs</text:span><text:span text:style-name="T116">12</text:span><text:span text:style-name="T12"> and C</text:span><text:span text:style-name="T116">3</text:span><text:span text:style-name="T12"> yielding S</text:span><text:span text:style-name="T116">3</text:span><text:span text:style-name="T12"> and N</text:span><text:span text:style-name="T116">3</text:span><text:span text:style-name="T12">.</text:span></text:p>
      <text:p text:style-name="P128"/>
      <text:p text:style-name="P66"><text:span text:style-name="T12">1</text:span><text:span text:style-name="T57">3</text:span><text:span text:style-name="T12">. <text:s/>MAD <text:s/>N</text:span><text:span text:style-name="T116">3</text:span><text:span text:style-name="T12">' = N</text:span><text:span text:style-name="T116">3</text:span><text:span text:style-name="T12"> + S</text:span><text:span text:style-name="T116">3</text:span><text:span text:style-name="T12"> * R</text:span><text:span text:style-name="T116">12</text:span><text:span text:style-name="T12">.</text:span></text:p>
      <text:p text:style-name="P139"/>
      <text:p text:style-name="P66"><text:span text:style-name="T12">1</text:span><text:span text:style-name="T57">4</text:span><text:span text:style-name="T12">. <text:s/>ECH N</text:span><text:span text:style-name="T116">3</text:span><text:span text:style-name="T12">' -&gt; rs</text:span><text:span text:style-name="T116">3</text:span><text:span text:style-name="T12"> cs</text:span><text:span text:style-name="T116">3</text:span><text:span text:style-name="T12"> R</text:span><text:span text:style-name="T116">3</text:span><text:span text:style-name="T12"> K</text:span><text:span text:style-name="T116">3</text:span><text:span text:style-name="T12"> M</text:span><text:span text:style-name="T116">3</text:span><text:span text:style-name="T12">.</text:span></text:p>
      <text:p text:style-name="P153"/>
      <text:p text:style-name="P66"><text:span text:style-name="T38">W</text:span><text:span text:style-name="T12">e are now in a position to release the rs and cs for the entire job.</text:span></text:p>
      <text:p text:style-name="P139"/>
      <text:p text:style-name="P66"><text:span text:style-name="T12">1</text:span><text:span text:style-name="T57">5</text:span><text:span text:style-name="T12">. <text:s/>rs is simply a concatenation of rs</text:span><text:span text:style-name="T116">12</text:span><text:span text:style-name="T12"> and rs</text:span><text:span text:style-name="T116">3</text:span><text:span text:style-name="T12">.</text:span></text:p>
      <text:p text:style-name="P139"/>
      <text:p text:style-name="P66"><text:span text:style-name="T56">1</text:span><text:span text:style-name="T57">6</text:span><text:span text:style-name="T12">. <text:s/>UNH is applied to cs</text:span><text:span text:style-name="T116">12</text:span><text:span text:style-name="T12"> and cs</text:span><text:span text:style-name="T116">3</text:span><text:span text:style-name="T12"> to give cs and rf</text:span><text:span text:style-name="T116">123</text:span><text:span text:style-name="T12">.</text:span></text:p>
      <text:p text:style-name="P139"/>
      <text:p text:style-name="P165">The next objective is to produce the remnant.</text:p>
      <text:p text:style-name="P139"/>
      <text:p text:style-name="P156">Our next objective is to compute the overall remnant R. <text:s/>At the moment we have</text:p>
      <text:p text:style-name="P156"/>
      <text:p text:style-name="P71"><text:soft-page-break/><text:span text:style-name="T12">-1 - R</text:span><text:span text:style-name="T116">12</text:span><text:span text:style-name="T12"> -</text:span></text:p>
      <text:p text:style-name="P71"><text:span text:style-name="T12"><text:s/>0 -1 R</text:span><text:span text:style-name="T116">3</text:span></text:p>
      <text:p text:style-name="P156"/>
      <text:p text:style-name="P71"><text:span text:style-name="T59">17</text:span><text:span text:style-name="T12">. <text:s/>CEX applying cs</text:span><text:span text:style-name="T116">3</text:span><text:span text:style-name="T12"> to R</text:span><text:span text:style-name="T116">12</text:span><text:span text:style-name="T12"> giving S</text:span><text:span text:style-name="T116">12</text:span><text:span text:style-name="T12"> and N</text:span><text:span text:style-name="T116">12</text:span><text:span text:style-name="T12">.</text:span></text:p>
      <text:p text:style-name="P156"/>
      <text:p text:style-name="P71"><text:span text:style-name="T59">18</text:span><text:span text:style-name="T12">. <text:s/>MAD N</text:span><text:span text:style-name="T116">12</text:span><text:span text:style-name="T12">' = N</text:span><text:span text:style-name="T116">12</text:span><text:span text:style-name="T12"> + S</text:span><text:span text:style-name="T116">12</text:span><text:span text:style-name="T12"> * R</text:span><text:span text:style-name="T116">3</text:span><text:span text:style-name="T12">.</text:span></text:p>
      <text:p text:style-name="P156"/>
      <text:p text:style-name="P156"><text:span text:style-name="T151">19</text:span>. <text:s/><text:span text:style-name="T155">RRF using rf</text:span><text:span text:style-name="T140">123</text:span><text:span text:style-name="T155"> to combine </text:span>N<text:span text:style-name="T116">12</text:span>' and R<text:span text:style-name="T116">3</text:span> to give R.</text:p>
      <text:p text:style-name="P166"/>
      <text:p text:style-name="P61"><text:span text:style-name="T12">We now turn to the transformation matrix.</text:span><text:span text:style-name="T49"> </text:span><text:span text:style-name="T60"><text:s text:c="2"/>First objective is to make the cleaner K, but before getting on with that, we need to combine the work done on C</text:span><text:span text:style-name="T136">1</text:span><text:span text:style-name="T60"> and C</text:span><text:span text:style-name="T136">2</text:span><text:span text:style-name="T60"> to get M</text:span><text:span text:style-name="T136">12</text:span><text:span text:style-name="T60"> and K</text:span><text:span text:style-name="T136">12</text:span><text:span text:style-name="T60">.</text:span></text:p>
      <text:p text:style-name="P148"/>
      <text:p text:style-name="P61"><text:span text:style-name="T59">20</text:span><text:span text:style-name="T12">. REX applying rs</text:span><text:span text:style-name="T116">2</text:span><text:span text:style-name="T12"> to K</text:span><text:span text:style-name="T116">1</text:span><text:span text:style-name="T12"> giving K</text:span><text:span text:style-name="T116">1s</text:span><text:span text:style-name="T12"> and K</text:span><text:span text:style-name="T116">1n</text:span><text:span text:style-name="T12">.</text:span></text:p>
      <text:p text:style-name="P148"/>
      <text:p text:style-name="P53"><text:span text:style-name="T44">1 <text:s/>0 <text:s text:c="3"/>0 <text:s text:c="7"/></text:span><text:span text:style-name="T12">M</text:span><text:span text:style-name="T116">1</text:span><text:span text:style-name="T12"> <text:s/>0</text:span><text:span text:style-name="T44"> 0 <text:s text:c="3"/>= <text:s text:c="6"/>M</text:span><text:span text:style-name="T125">1</text:span><text:span text:style-name="T44"> <text:s text:c="12"/>0 <text:s text:c="4"/>0</text:span></text:p>
      <text:p text:style-name="P56"><text:span text:style-name="T44">0 <text:s/></text:span><text:span text:style-name="T12">M</text:span><text:span text:style-name="T116">2</text:span><text:span text:style-name="T12"> 0 </text:span><text:span text:style-name="T44"><text:s text:c="7"/>K</text:span><text:span text:style-name="T125">1s</text:span><text:span text:style-name="T44"> <text:s text:c="2"/>1 0 <text:s text:c="9"/>M</text:span><text:span text:style-name="T125">2</text:span><text:span text:style-name="T44">K</text:span><text:span text:style-name="T125">1s</text:span><text:span text:style-name="T44"> <text:s text:c="9"/>M</text:span><text:span text:style-name="T125">2</text:span><text:span text:style-name="T44"> <text:s/>0</text:span></text:p>
      <text:p text:style-name="P53"><text:span text:style-name="T44">0 <text:s/></text:span><text:span text:style-name="T45">K</text:span><text:span text:style-name="T124">2</text:span><text:span text:style-name="T45"> <text:s/>1 </text:span><text:span text:style-name="T44"><text:s text:c="7"/></text:span><text:span text:style-name="T12">K</text:span><text:span text:style-name="T116">1</text:span><text:span text:style-name="T125">n</text:span><text:span text:style-name="T12"> <text:s text:c="2"/></text:span><text:span text:style-name="T44">0 </text:span><text:span text:style-name="T12">1 </text:span><text:span text:style-name="T44"><text:s text:c="8"/>K</text:span><text:span text:style-name="T125">1n</text:span><text:span text:style-name="T44">+K</text:span><text:span text:style-name="T125">2</text:span><text:span text:style-name="T44">K</text:span><text:span text:style-name="T125">1s</text:span><text:span text:style-name="T44"> <text:s text:c="3"/>K</text:span><text:span text:style-name="T125">2</text:span><text:span text:style-name="T44"> <text:s text:c="2"/>1</text:span></text:p>
      <text:p text:style-name="P143"/>
      <text:p text:style-name="P61"><text:span text:style-name="T59">21</text:span><text:span text:style-name="T12">. <text:s/>MUL <text:s text:c="2"/></text:span><text:span text:style-name="T46">M</text:span><text:span text:style-name="T126">4</text:span><text:span text:style-name="T46"> = M</text:span><text:span text:style-name="T126">2</text:span><text:span text:style-name="T46">K</text:span><text:span text:style-name="T126">1s</text:span></text:p>
      <text:p text:style-name="P151"/>
      <text:p text:style-name="P64"><text:span text:style-name="T59">22</text:span><text:span text:style-name="T12">. <text:s/>MAD <text:s text:c="2"/>K</text:span><text:span text:style-name="T116">4</text:span><text:span text:style-name="T12"> = K</text:span><text:span text:style-name="T116">1n</text:span><text:span text:style-name="T12"> + K</text:span><text:span text:style-name="T116">2</text:span><text:span text:style-name="T12">K</text:span><text:span text:style-name="T116">1s</text:span><text:span text:style-name="T12">.</text:span></text:p>
      <text:p text:style-name="P151"/>
      <text:p text:style-name="P151">So now our transformation matrix is</text:p>
      <text:p text:style-name="P151"/>
      <text:p text:style-name="P64"><text:span text:style-name="T12">M</text:span><text:span text:style-name="T116">1</text:span><text:span text:style-name="T12"> <text:s/>0 <text:s text:c="2"/>0</text:span></text:p>
      <text:p text:style-name="P64"><text:span text:style-name="T12">M</text:span><text:span text:style-name="T116">4</text:span><text:span text:style-name="T12"> M</text:span><text:span text:style-name="T116">2</text:span><text:span text:style-name="T12"> 0</text:span></text:p>
      <text:p text:style-name="P64"><text:span text:style-name="T12">K</text:span><text:span text:style-name="T116">4</text:span><text:span text:style-name="T12"> <text:s/>K</text:span><text:span text:style-name="T116">2</text:span><text:span text:style-name="T12"> <text:s/>1</text:span></text:p>
      <text:p text:style-name="P151"/>
      <text:p text:style-name="P151"><text:span text:style-name="T149">23</text:span>. <text:s/>Need to think what riffles, if any, are needed to make</text:p>
      <text:p text:style-name="P151"/>
      <text:p text:style-name="P64"><text:span text:style-name="T40">M</text:span><text:span text:style-name="T122">12</text:span><text:span text:style-name="T12"> = <text:s text:c="2"/>M</text:span><text:span text:style-name="T116">1 <text:s/></text:span><text:span text:style-name="T12"><text:s/>0</text:span></text:p>
      <text:p text:style-name="P64"><text:span text:style-name="T12"><text:s text:c="13"/>M</text:span><text:span text:style-name="T116">4</text:span><text:span text:style-name="T12"> M</text:span><text:span text:style-name="T116">2</text:span><text:span text:style-name="T12"> </text:span></text:p>
      <text:p text:style-name="P134"/>
      <text:p text:style-name="P151"><text:span text:style-name="T148">24</text:span>. <text:s/>And similarly we need to combine the K matrices</text:p>
      <text:p text:style-name="P151"/>
      <text:p text:style-name="P64"><text:span text:style-name="T40">K</text:span><text:span text:style-name="T122">12</text:span><text:span text:style-name="T40"> </text:span><text:span text:style-name="T12">= K</text:span><text:span text:style-name="T116">4</text:span><text:span text:style-name="T12"> K</text:span><text:span text:style-name="T116">2</text:span><text:span text:style-name="T12">.</text:span></text:p>
      <text:p text:style-name="P151"/>
      <text:p text:style-name="P64"><text:span text:style-name="T12">This completes the combinations of the parts from C</text:span><text:span text:style-name="T116">1</text:span><text:span text:style-name="T12"> and C</text:span><text:span text:style-name="T116">2</text:span><text:span text:style-name="T12"> making C</text:span><text:span text:style-name="T116">12</text:span><text:span text:style-name="T12">. <text:s/>We have achieved</text:span></text:p>
      <text:p text:style-name="P151"/>
      <text:p text:style-name="P64"><text:span text:style-name="T12">M</text:span><text:span text:style-name="T116">12</text:span><text:span text:style-name="T12"> 0 <text:s text:c="3"/>C</text:span><text:span text:style-name="T116">12</text:span><text:span text:style-name="T12"> <text:s text:c="2"/>= <text:s text:c="2"/>-1 <text:s/>R</text:span><text:span text:style-name="T116">12</text:span></text:p>
      <text:p text:style-name="P64"><text:span text:style-name="T12">K</text:span><text:span text:style-name="T116">12</text:span><text:span text:style-name="T12"> <text:s/>1 <text:s text:c="17"/>0 <text:s text:c="3"/>0</text:span></text:p>
      <text:p text:style-name="P165"/>
      <text:p text:style-name="P70"><text:span text:style-name="T12">Now we must return to consider the transformation matrix</text:span><text:span text:style-name="T61"> in its entirety</text:span><text:span text:style-name="T12">.</text:span></text:p>
      <text:p text:style-name="P155"><text:soft-page-break/></text:p>
      <text:p text:style-name="P70"><text:span text:style-name="T53">1 <text:s/></text:span><text:span text:style-name="T51"><text:s/>0 </text:span><text:span text:style-name="T53"><text:s/>0</text:span><text:span text:style-name="T51"> <text:s text:c="5"/></text:span><text:span text:style-name="T12">M</text:span><text:span text:style-name="T116">12</text:span><text:span text:style-name="T12"> </text:span><text:span text:style-name="T51"><text:s/></text:span><text:span text:style-name="T12">0 <text:s text:c="2"/></text:span><text:span text:style-name="T51"><text:s/>0 <text:s text:c="4"/>C</text:span><text:span text:style-name="T129">12</text:span><text:span text:style-name="T51"> </text:span><text:span text:style-name="T12"><text:s text:c="2"/></text:span><text:span text:style-name="T51">C</text:span><text:span text:style-name="T129">12</text:span><text:span text:style-name="T51"> <text:s text:c="8"/></text:span><text:span text:style-name="T12"><text:s/>=</text:span><text:span text:style-name="T51"> </text:span><text:span text:style-name="T53"><text:s/>1 <text:s text:c="4"/>0 <text:s/>0</text:span><text:span text:style-name="T51"> <text:s text:c="3"/></text:span><text:span text:style-name="T53"><text:s/></text:span><text:span text:style-name="T12"><text:s/>-1 </text:span><text:span text:style-name="T51"><text:s text:c="3"/></text:span><text:span text:style-name="T12">R</text:span><text:span text:style-name="T116">12</text:span><text:span text:style-name="T51"> = </text:span><text:span text:style-name="T52"><text:s text:c="2"/></text:span><text:span text:style-name="T53"><text:s text:c="2"/></text:span><text:span text:style-name="T52">-1 <text:s/>R</text:span><text:span text:style-name="T130">12</text:span></text:p>
      <text:p text:style-name="P70"><text:span text:style-name="T51"><text:s/>0 <text:s/>1 <text:s/>0 <text:s text:c="5"/></text:span><text:span text:style-name="T12">K</text:span><text:span text:style-name="T116">12</text:span><text:span text:style-name="T12"> </text:span><text:span text:style-name="T51"><text:s/></text:span><text:span text:style-name="T12">1 <text:s text:c="3"/></text:span><text:span text:style-name="T51">0</text:span><text:span text:style-name="T12"> <text:s text:c="5"/></text:span><text:span text:style-name="T51">C</text:span><text:span text:style-name="T129">12</text:span><text:span text:style-name="T51"> <text:s text:c="2"/>C</text:span><text:span text:style-name="T129">12</text:span><text:span text:style-name="T12"> <text:s text:c="3"/></text:span><text:span text:style-name="T51"><text:s text:c="10"/>0 <text:s text:c="3"/>1 <text:s/>0 <text:s text:c="4"/></text:span><text:span text:style-name="T53"><text:s text:c="3"/></text:span><text:span text:style-name="T12"><text:s/>0 <text:s/></text:span><text:span text:style-name="T51"><text:s text:c="2"/></text:span><text:span text:style-name="T12"><text:s/>0</text:span><text:span text:style-name="T51"> <text:s text:c="2"/></text:span><text:span text:style-name="T53"><text:s text:c="2"/></text:span><text:span text:style-name="T51"><text:s text:c="2"/></text:span><text:span text:style-name="T53"><text:s/></text:span><text:span text:style-name="T52"><text:s text:c="3"/>0 <text:s text:c="2"/>0</text:span></text:p>
      <text:p text:style-name="P70"><text:span text:style-name="T53">S</text:span><text:span text:style-name="T131">3</text:span><text:span text:style-name="T51"> <text:s/>0 <text:s/>1 <text:s text:c="5"/>0 <text:s text:c="4"/>0 <text:s text:c="3"/>1 <text:s text:c="6"/></text:span><text:span text:style-name="T52">S</text:span><text:span text:style-name="T130">3</text:span><text:span text:style-name="T51"> <text:s/></text:span><text:span text:style-name="T52">N</text:span><text:span text:style-name="T130">3</text:span><text:span text:style-name="T51"> <text:s text:c="10"/></text:span><text:span text:style-name="T52"><text:s text:c="2"/></text:span><text:span text:style-name="T51"><text:s/></text:span><text:span text:style-name="T53"><text:s/></text:span><text:span text:style-name="T51"><text:s/></text:span><text:span text:style-name="T53">S</text:span><text:span text:style-name="T131">3</text:span><text:span text:style-name="T51"> <text:s text:c="3"/>0 <text:s/>1 <text:s text:c="3"/></text:span><text:span text:style-name="T53"><text:s text:c="3"/></text:span><text:span text:style-name="T51"><text:s/></text:span><text:span text:style-name="T52">S</text:span><text:span text:style-name="T130">3</text:span><text:span text:style-name="T51"> <text:s/></text:span><text:span text:style-name="T52">N</text:span><text:span text:style-name="T130">3</text:span><text:span text:style-name="T52"> <text:s text:c="9"/>0 <text:s/></text:span><text:span text:style-name="T53">N</text:span><text:span text:style-name="T131">3</text:span><text:span text:style-name="T53">'</text:span></text:p>
      <text:p text:style-name="P158"/>
      <text:p text:style-name="P72"><text:span text:style-name="T51">S</text:span><text:span text:style-name="T12">o our transformation matrix is, so far . . .</text:span></text:p>
      <text:p text:style-name="P159"/>
      <text:p text:style-name="P72"><text:span text:style-name="T12">2</text:span><text:span text:style-name="T57">5</text:span><text:span text:style-name="T12">. <text:s/>MUL <text:s/>S</text:span><text:span text:style-name="T116">3</text:span><text:span text:style-name="T12">' = S</text:span><text:span text:style-name="T116">3</text:span><text:span text:style-name="T12"> * M</text:span><text:span text:style-name="T116">12</text:span><text:span text:style-name="T12">.</text:span></text:p>
      <text:p text:style-name="P159"/>
      <text:p text:style-name="P72"><text:span text:style-name="T12"><text:s text:c="2"/>M</text:span><text:span text:style-name="T116">12</text:span><text:span text:style-name="T12"> <text:s text:c="2"/>0 <text:s/>0 <text:s text:c="2"/>= <text:s text:c="2"/>M</text:span><text:span text:style-name="T116">12</text:span><text:span text:style-name="T12"> 0 0</text:span></text:p>
      <text:p text:style-name="P72"><text:span text:style-name="T12"><text:s text:c="2"/>K</text:span><text:span text:style-name="T116">12</text:span><text:span text:style-name="T12"> <text:s text:c="3"/>1 <text:s/>0 <text:s text:c="7"/>K</text:span><text:span text:style-name="T116">12</text:span><text:span text:style-name="T12"> <text:s/>1 0</text:span></text:p>
      <text:p text:style-name="P72"><text:span text:style-name="T12">S</text:span><text:span text:style-name="T116">3</text:span><text:span text:style-name="T12">M</text:span><text:span text:style-name="T116">12</text:span><text:span text:style-name="T12"> <text:s/>0 <text:s/>1 <text:s text:c="7"/>S</text:span><text:span text:style-name="T116">3</text:span><text:span text:style-name="T12">' <text:s/>0 <text:s text:c="2"/>1</text:span></text:p>
      <text:p text:style-name="P159"/>
      <text:p text:style-name="P72"><text:span text:style-name="T12">We then applied the row-select rs</text:span><text:span text:style-name="T116">3</text:span><text:span text:style-name="T12"> to N</text:span><text:span text:style-name="T116">3</text:span><text:span text:style-name="T12">', so we must apply it also to S</text:span><text:span text:style-name="T116">3</text:span><text:span text:style-name="T12">'</text:span></text:p>
      <text:p text:style-name="P159"/>
      <text:p text:style-name="P72"><text:span text:style-name="T12">2</text:span><text:span text:style-name="T57">6</text:span><text:span text:style-name="T12">. <text:s text:c="2"/>REX rs</text:span><text:span text:style-name="T116">3</text:span><text:span text:style-name="T12"> to S</text:span><text:span text:style-name="T116">3</text:span><text:span text:style-name="T12">' giving P</text:span><text:span text:style-name="T116">3</text:span><text:span text:style-name="T12"> (selected) and Q</text:span><text:span text:style-name="T116">3</text:span><text:span text:style-name="T12"> (non-selected).</text:span></text:p>
      <text:p text:style-name="P159"/>
      <text:p text:style-name="P160">After that we multiplied by </text:p>
      <text:p text:style-name="P160"/>
      <text:p text:style-name="P73"><text:span text:style-name="T12">M</text:span><text:span text:style-name="T116">3</text:span><text:span text:style-name="T12"> 0</text:span></text:p>
      <text:p text:style-name="P73"><text:span text:style-name="T12">K</text:span><text:span text:style-name="T116">3</text:span><text:span text:style-name="T12"> <text:s/>1</text:span></text:p>
      <text:p text:style-name="P160"/>
      <text:p text:style-name="P73"><text:span text:style-name="T12">1 0 <text:s/>0 <text:s text:c="2"/>0 <text:s text:c="5"/>M</text:span><text:span text:style-name="T116">12</text:span><text:span text:style-name="T12"> 0 0 0 <text:s text:c="3"/>= <text:s text:c="3"/>M</text:span><text:span text:style-name="T116">12</text:span><text:span text:style-name="T12"> <text:s text:c="5"/>0 <text:s text:c="2"/></text:span><text:span text:style-name="T54"><text:s/></text:span><text:span text:style-name="T12"><text:s/>0 <text:s/></text:span><text:span text:style-name="T54"><text:s/></text:span><text:span text:style-name="T12">0</text:span><text:span text:style-name="T54"> <text:s text:c="3"/>= <text:s/>M</text:span><text:span text:style-name="T132">12</text:span><text:span text:style-name="T54"> 0 0 0</text:span></text:p>
      <text:p text:style-name="P73"><text:span text:style-name="T12">0 1 <text:s/>0 <text:s text:c="2"/>0 <text:s text:c="5"/>K</text:span><text:span text:style-name="T116">12</text:span><text:span text:style-name="T12"> 1 0 0 <text:s text:c="9"/>K</text:span><text:span text:style-name="T116">12</text:span><text:span text:style-name="T12"> <text:s text:c="6"/></text:span><text:span text:style-name="T54"><text:s/></text:span><text:span text:style-name="T12">1 <text:s text:c="4"/>0 <text:s/></text:span><text:span text:style-name="T54"><text:s/></text:span><text:span text:style-name="T12">0</text:span><text:span text:style-name="T54"> <text:s text:c="7"/>K</text:span><text:span text:style-name="T132">12</text:span><text:span text:style-name="T54"> <text:s/>1 0 0</text:span></text:p>
      <text:p text:style-name="P73"><text:span text:style-name="T12">0 0 M</text:span><text:span text:style-name="T116">3</text:span><text:span text:style-name="T12"> 0 <text:s text:c="5"/>P</text:span><text:span text:style-name="T116">3</text:span><text:span text:style-name="T12"> <text:s/>0 1 0 <text:s text:c="8"/>M</text:span><text:span text:style-name="T116">3</text:span><text:span text:style-name="T12">P</text:span><text:span text:style-name="T116">3 <text:s text:c="7"/></text:span><text:span text:style-name="T12"><text:s/></text:span><text:span text:style-name="T54"><text:s/></text:span><text:span text:style-name="T12">0 <text:s text:c="2"/></text:span><text:span text:style-name="T54"><text:s/></text:span><text:span text:style-name="T12">M</text:span><text:span text:style-name="T116">3</text:span><text:span text:style-name="T12"> <text:s/>0</text:span><text:span text:style-name="T54"> <text:s text:c="7"/>M</text:span><text:span text:style-name="T132">3</text:span><text:span text:style-name="T54">' 0 M</text:span><text:span text:style-name="T132">3</text:span><text:span text:style-name="T54"> 0</text:span></text:p>
      <text:p text:style-name="P73"><text:span text:style-name="T12">0 0 K</text:span><text:span text:style-name="T116">3</text:span><text:span text:style-name="T12"> <text:s/>1 <text:s text:c="5"/>Q</text:span><text:span text:style-name="T116">3</text:span><text:span text:style-name="T12"> 0 <text:s/>0 </text:span><text:span text:style-name="T54">1</text:span><text:span text:style-name="T12"> <text:s/></text:span><text:span text:style-name="T54"><text:s/></text:span><text:span text:style-name="T12"><text:s text:c="4"/>K</text:span><text:span text:style-name="T116">3</text:span><text:span text:style-name="T12">P</text:span><text:span text:style-name="T116">3</text:span><text:span text:style-name="T12">+Q</text:span><text:span text:style-name="T116">3</text:span><text:span text:style-name="T12"> <text:s/>0 </text:span><text:span text:style-name="T54"><text:s text:c="2"/></text:span><text:span text:style-name="T12"><text:s/>K</text:span><text:span text:style-name="T116">3</text:span><text:span text:style-name="T54"> <text:s text:c="2"/>1 <text:s text:c="6"/>K</text:span><text:span text:style-name="T132">3</text:span><text:span text:style-name="T54">' <text:s/>0 <text:s/>K</text:span><text:span text:style-name="T132">3</text:span><text:span text:style-name="T54"> 1</text:span></text:p>
      <text:p text:style-name="P161"/>
      <text:p text:style-name="P74"><text:span text:style-name="T12">2</text:span><text:span text:style-name="T57">7</text:span><text:span text:style-name="T12">. <text:s/>MUL <text:s text:c="2"/>M</text:span><text:span text:style-name="T116">3</text:span><text:span text:style-name="T12">' = M</text:span><text:span text:style-name="T116">3</text:span><text:span text:style-name="T12">P</text:span><text:span text:style-name="T116">3</text:span><text:span text:style-name="T12">.</text:span></text:p>
      <text:p text:style-name="P162"/>
      <text:p text:style-name="P74"><text:span text:style-name="T12">2</text:span><text:span text:style-name="T57">8</text:span><text:span text:style-name="T12">. <text:s/>MAD <text:s text:c="2"/>K</text:span><text:span text:style-name="T116">3</text:span><text:span text:style-name="T12">' = Q</text:span><text:span text:style-name="T116">3</text:span><text:span text:style-name="T12"> + K</text:span><text:span text:style-name="T116">3</text:span><text:span text:style-name="T12">P</text:span><text:span text:style-name="T116">3</text:span><text:span text:style-name="T12">.</text:span></text:p>
      <text:p text:style-name="P162"/>
      <text:p text:style-name="P162">2<text:span text:style-name="T149">9</text:span>. <text:s/>We are now in a position to assemble K from the components.</text:p>
      <text:p text:style-name="P162"/>
      <text:p text:style-name="P74"><text:span text:style-name="T12">K = K</text:span><text:span text:style-name="T116">12</text:span><text:span text:style-name="T12"> 0</text:span></text:p>
      <text:p text:style-name="P74"><text:span text:style-name="T12"><text:s text:c="7"/>K</text:span><text:span text:style-name="T116">3</text:span><text:span text:style-name="T12">' <text:s/>K</text:span><text:span text:style-name="T116">3</text:span></text:p>
      <text:p text:style-name="P169"/>
      <text:p text:style-name="P163">Finally we want to complete the transformation matrix</text:p>
      <text:p text:style-name="P163"/>
      <text:p text:style-name="P163">1 <text:span text:style-name="T152">S</text:span><text:span text:style-name="T116">12</text:span> <text:s text:c="5"/>M<text:span text:style-name="T116">12</text:span> <text:s/>0 <text:s text:c="5"/>= <text:s text:c="2"/>M<text:span text:style-name="T116">12</text:span> <text:s text:c="2"/><text:span text:style-name="T152">S</text:span><text:span text:style-name="T116">12</text:span>M<text:span text:style-name="T116">3</text:span> <text:s text:c="2"/>= <text:s/>M<text:span text:style-name="T116">12</text:span> <text:s/>M<text:span text:style-name="T116">5</text:span></text:p>
      <text:p text:style-name="P163">0 <text:s/>1 <text:s text:c="6"/>M<text:span text:style-name="T116">3</text:span>' <text:s/>M<text:span text:style-name="T116">3</text:span> <text:s text:c="8"/>M<text:span text:style-name="T116">3</text:span>' <text:s text:c="3"/>M<text:span text:style-name="T116">3</text:span> <text:s text:c="11"/>M<text:span text:style-name="T116">3</text:span>' <text:s/>M<text:span text:style-name="T116">3</text:span></text:p>
      <text:p text:style-name="P163"/>
      <text:p text:style-name="P163">3<text:span text:style-name="T152">0</text:span>. <text:s/><text:span text:style-name="T153">MUL. <text:s/></text:span>M<text:span text:style-name="T116">5</text:span> = <text:span text:style-name="T152">S</text:span><text:span text:style-name="T116">12</text:span>M<text:span text:style-name="T116">3</text:span></text:p>
      <text:p text:style-name="P159"/>
      <text:p text:style-name="P163"><text:soft-page-break/>3<text:span text:style-name="T152">1</text:span>. <text:s/>Finally we need to combine the four Ms (M<text:span text:style-name="T116">12</text:span> M<text:span text:style-name="T116">5</text:span> M<text:span text:style-name="T116">3</text:span>' M<text:span text:style-name="T116">3</text:span>) into the output M.</text:p>
      <text:p text:style-name="P158"/>
      <text:p text:style-name="P158"><text:lin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2">Step</text:p>
          </table:table-cell>
          <table:table-cell table:style-name="Table3.A1" office:value-type="string">
            <text:p text:style-name="P193">Job</text:p>
          </table:table-cell>
          <table:table-cell table:style-name="Table3.A1" office:value-type="string">
            <text:p text:style-name="P193">Inputs</text:p>
          </table:table-cell>
          <table:table-cell table:style-name="Table3.A1" office:value-type="string">
            <text:p text:style-name="P193">Outputs</text:p>
          </table:table-cell>
          <table:table-cell table:style-name="Table3.A1" office:value-type="string">
            <text:p text:style-name="P184"/>
          </table:table-cell>
          <table:table-cell table:style-name="Table3.F1" office:value-type="string">
            <text:p text:style-name="P184"/>
          </table:table-cell>
        </table:table-row>
        <table:table-row>
          <table:table-cell table:style-name="Table3.A2" office:value-type="string">
            <text:p text:style-name="P192">1</text:p>
          </table:table-cell>
          <table:table-cell table:style-name="Table3.A2" office:value-type="string">
            <text:p text:style-name="P193">CHH CHV</text:p>
          </table:table-cell>
          <table:table-cell table:style-name="Table3.A2" office:value-type="string">
            <text:p text:style-name="P193">C</text:p>
          </table:table-cell>
          <table:table-cell table:style-name="Table3.A2" office:value-type="string">
            <text:p text:style-name="P193"><text:span text:style-name="T154">(C</text:span><text:span text:style-name="T139">12</text:span><text:span text:style-name="T64">)</text:span><text:span text:style-name="T154"> </text:span>C<text:span text:style-name="T116">1</text:span><text:span text:style-name="T12"> C</text:span><text:span text:style-name="T116">2</text:span><text:span text:style-name="T12"> C</text:span><text:span text:style-name="T116">3</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text:p>
          </table:table-cell>
          <table:table-cell table:style-name="Table3.A2" office:value-type="string">
            <text:p text:style-name="P193">ECH</text:p>
          </table:table-cell>
          <table:table-cell table:style-name="Table3.A2" office:value-type="string">
            <text:p text:style-name="P193">C<text:span text:style-name="T116">1</text:span></text:p>
          </table:table-cell>
          <table:table-cell table:style-name="Table3.A2" office:value-type="string">
            <text:p text:style-name="P193">rs<text:span text:style-name="T116">1</text:span><text:span text:style-name="T12"> cs</text:span><text:span text:style-name="T116">1</text:span><text:span text:style-name="T12"> R</text:span><text:span text:style-name="T116">1</text:span><text:span text:style-name="T12"> K</text:span><text:span text:style-name="T116">1</text:span><text:span text:style-name="T12"> M</text:span><text:span text:style-name="T116">1</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3</text:p>
          </table:table-cell>
          <table:table-cell table:style-name="Table3.A2" office:value-type="string">
            <text:p text:style-name="P193">REX</text:p>
          </table:table-cell>
          <table:table-cell table:style-name="Table3.A2" office:value-type="string">
            <text:p text:style-name="P193">rs<text:span text:style-name="T116">1</text:span><text:span text:style-name="T12"> C</text:span><text:span text:style-name="T116">2</text:span></text:p>
          </table:table-cell>
          <table:table-cell table:style-name="Table3.A2" office:value-type="string">
            <text:p text:style-name="P193">S<text:span text:style-name="T116">2</text:span><text:span text:style-name="T12"> N</text:span><text:span text:style-name="T116">2</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4</text:p>
          </table:table-cell>
          <table:table-cell table:style-name="Table3.A2" office:value-type="string">
            <text:p text:style-name="P193">MUL</text:p>
          </table:table-cell>
          <table:table-cell table:style-name="Table3.A2" office:value-type="string">
            <text:p text:style-name="P193">M<text:span text:style-name="T116">1</text:span><text:span text:style-name="T12"> S</text:span><text:span text:style-name="T116">2</text:span></text:p>
          </table:table-cell>
          <table:table-cell table:style-name="Table3.A2" office:value-type="string">
            <text:p text:style-name="P193">S<text:span text:style-name="T116">2</text:span><text:span text:style-name="T12">'</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5</text:p>
          </table:table-cell>
          <table:table-cell table:style-name="Table3.A2" office:value-type="string">
            <text:p text:style-name="P193">MAD</text:p>
          </table:table-cell>
          <table:table-cell table:style-name="Table3.A2" office:value-type="string">
            <text:p text:style-name="P47"><text:span text:style-name="T12">K</text:span><text:span text:style-name="T116">1</text:span><text:span text:style-name="T62"> </text:span><text:span text:style-name="T12">S</text:span><text:span text:style-name="T116">2</text:span><text:span text:style-name="T62"> N</text:span><text:span text:style-name="T138">2</text:span></text:p>
          </table:table-cell>
          <table:table-cell table:style-name="Table3.A2" office:value-type="string">
            <text:p text:style-name="P47"><text:span text:style-name="T62">N</text:span><text:span text:style-name="T138">2</text:span><text:span text:style-name="T62">'</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6</text:p>
          </table:table-cell>
          <table:table-cell table:style-name="Table3.A2" office:value-type="string">
            <text:p text:style-name="P193">ECH</text:p>
          </table:table-cell>
          <table:table-cell table:style-name="Table3.A2" office:value-type="string">
            <text:p text:style-name="P193">N<text:span text:style-name="T116">2</text:span><text:span text:style-name="T12">'</text:span></text:p>
          </table:table-cell>
          <table:table-cell table:style-name="Table3.A2" office:value-type="string">
            <text:p text:style-name="P193">rs<text:span text:style-name="T116">2</text:span><text:span text:style-name="T12"> cs</text:span><text:span text:style-name="T116">2</text:span><text:span text:style-name="T12"> R</text:span><text:span text:style-name="T116">2</text:span><text:span text:style-name="T12"> K</text:span><text:span text:style-name="T116">2</text:span><text:span text:style-name="T12"> M</text:span><text:span text:style-name="T116">2</text:span></text:p>
          </table:table-cell>
          <table:table-cell table:style-name="Table3.A2" office:value-type="string">
            <text:p text:style-name="P125"><text:s/></text:p>
          </table:table-cell>
          <table:table-cell table:style-name="Table3.F2" office:value-type="string">
            <text:p text:style-name="P184"/>
          </table:table-cell>
        </table:table-row>
        <table:table-row>
          <table:table-cell table:style-name="Table3.A2" office:value-type="string">
            <text:p text:style-name="P192">7</text:p>
          </table:table-cell>
          <table:table-cell table:style-name="Table3.A2" office:value-type="string">
            <text:p text:style-name="P194">BSJ</text:p>
          </table:table-cell>
          <table:table-cell table:style-name="Table3.A2" office:value-type="string">
            <text:p text:style-name="P194">cs<text:span text:style-name="T116">1</text:span><text:span text:style-name="T12"> cs</text:span><text:span text:style-name="T116">2</text:span></text:p>
          </table:table-cell>
          <table:table-cell table:style-name="Table3.A2" office:value-type="string">
            <text:p text:style-name="P194">cs<text:span text:style-name="T116">12</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8</text:p>
          </table:table-cell>
          <table:table-cell table:style-name="Table3.A2" office:value-type="string">
            <text:p text:style-name="P194">UNH</text:p>
          </table:table-cell>
          <table:table-cell table:style-name="Table3.A2" office:value-type="string">
            <text:p text:style-name="P194">rs<text:span text:style-name="T116">1</text:span><text:span text:style-name="T12"> rs</text:span><text:span text:style-name="T116">2</text:span></text:p>
          </table:table-cell>
          <table:table-cell table:style-name="Table3.A2" office:value-type="string">
            <text:p text:style-name="P194">rs<text:span text:style-name="T116">12</text:span><text:span text:style-name="T12"> rf</text:span><text:span text:style-name="T116">12</text:span></text:p>
          </table:table-cell>
          <table:table-cell table:style-name="Table3.A2" office:value-type="string">
            <text:p text:style-name="P129"/>
          </table:table-cell>
          <table:table-cell table:style-name="Table3.F2" office:value-type="string">
            <text:p text:style-name="P184"/>
          </table:table-cell>
        </table:table-row>
        <table:table-row>
          <table:table-cell table:style-name="Table3.A2" office:value-type="string">
            <text:p text:style-name="P192">9</text:p>
          </table:table-cell>
          <table:table-cell table:style-name="Table3.A2" office:value-type="string">
            <text:p text:style-name="P194">CEX</text:p>
          </table:table-cell>
          <table:table-cell table:style-name="Table3.A2" office:value-type="string">
            <text:p text:style-name="P194">cs<text:span text:style-name="T116">2</text:span><text:span text:style-name="T12"> S</text:span><text:span text:style-name="T116">2</text:span><text:span text:style-name="T12">'</text:span></text:p>
          </table:table-cell>
          <table:table-cell table:style-name="Table3.A2" office:value-type="string">
            <text:p text:style-name="P194">P<text:span text:style-name="T116">2</text:span><text:span text:style-name="T12"> Q</text:span><text:span text:style-name="T116">2</text:span></text:p>
          </table:table-cell>
          <table:table-cell table:style-name="Table3.A2" office:value-type="string">
            <text:p text:style-name="P135"/>
          </table:table-cell>
          <table:table-cell table:style-name="Table3.F2" office:value-type="string">
            <text:p text:style-name="P184"/>
          </table:table-cell>
        </table:table-row>
        <table:table-row>
          <table:table-cell table:style-name="Table3.A2" office:value-type="string">
            <text:p text:style-name="P192">10</text:p>
          </table:table-cell>
          <table:table-cell table:style-name="Table3.A2" office:value-type="string">
            <text:p text:style-name="P194">MAD</text:p>
          </table:table-cell>
          <table:table-cell table:style-name="Table3.A2" office:value-type="string">
            <text:p text:style-name="P194">P<text:span text:style-name="T116">2</text:span><text:span text:style-name="T12"> R</text:span><text:span text:style-name="T116">2</text:span><text:span text:style-name="T12"> Q</text:span><text:span text:style-name="T116">2</text:span></text:p>
          </table:table-cell>
          <table:table-cell table:style-name="Table3.A2" office:value-type="string">
            <text:p text:style-name="P194">Q<text:span text:style-name="T116">2</text:span><text:span text:style-name="T12">'</text:span></text:p>
          </table:table-cell>
          <table:table-cell table:style-name="Table3.A2" office:value-type="string">
            <text:p text:style-name="P146"/>
          </table:table-cell>
          <table:table-cell table:style-name="Table3.F2" office:value-type="string">
            <text:p text:style-name="P184"/>
          </table:table-cell>
        </table:table-row>
        <table:table-row>
          <table:table-cell table:style-name="Table3.A2" office:value-type="string">
            <text:p text:style-name="P192">11</text:p>
          </table:table-cell>
          <table:table-cell table:style-name="Table3.A2" office:value-type="string">
            <text:p text:style-name="P195">AUT</text:p>
          </table:table-cell>
          <table:table-cell table:style-name="Table3.A2" office:value-type="string">
            <text:p text:style-name="P195">R<text:span text:style-name="T116">1</text:span><text:span text:style-name="T12"> Q</text:span><text:span text:style-name="T116">2</text:span><text:span text:style-name="T12">' R</text:span><text:span text:style-name="T116">2</text:span></text:p>
          </table:table-cell>
          <table:table-cell table:style-name="Table3.A2" office:value-type="string">
            <text:p text:style-name="P195">R<text:span text:style-name="T116">12</text:span></text:p>
          </table:table-cell>
          <table:table-cell table:style-name="Table3.A2" office:value-type="string">
            <text:p text:style-name="P136"/>
          </table:table-cell>
          <table:table-cell table:style-name="Table3.F2" office:value-type="string">
            <text:p text:style-name="P184"/>
          </table:table-cell>
        </table:table-row>
        <table:table-row>
          <table:table-cell table:style-name="Table3.A2" office:value-type="string">
            <text:p text:style-name="P192">12</text:p>
          </table:table-cell>
          <table:table-cell table:style-name="Table3.A2" office:value-type="string">
            <text:p text:style-name="P195">CEX</text:p>
          </table:table-cell>
          <table:table-cell table:style-name="Table3.A2" office:value-type="string">
            <text:p text:style-name="P195">cs<text:span text:style-name="T116">12</text:span><text:span text:style-name="T12"> C</text:span><text:span text:style-name="T116">3</text:span></text:p>
          </table:table-cell>
          <table:table-cell table:style-name="Table3.A2" office:value-type="string">
            <text:p text:style-name="P195">S<text:span text:style-name="T116">3</text:span><text:span text:style-name="T12"> N</text:span><text:span text:style-name="T116">3</text:span></text:p>
          </table:table-cell>
          <table:table-cell table:style-name="Table3.A2" office:value-type="string">
            <text:p text:style-name="P141"/>
          </table:table-cell>
          <table:table-cell table:style-name="Table3.F2" office:value-type="string">
            <text:p text:style-name="P184"/>
          </table:table-cell>
        </table:table-row>
        <table:table-row>
          <table:table-cell table:style-name="Table3.A2" office:value-type="string">
            <text:p text:style-name="P192">13</text:p>
          </table:table-cell>
          <table:table-cell table:style-name="Table3.A2" office:value-type="string">
            <text:p text:style-name="P195">MAD</text:p>
          </table:table-cell>
          <table:table-cell table:style-name="Table3.A2" office:value-type="string">
            <text:p text:style-name="P195">S<text:span text:style-name="T116">3</text:span><text:span text:style-name="T12"> R</text:span><text:span text:style-name="T116">12</text:span><text:span text:style-name="T12"> N</text:span><text:span text:style-name="T116">3</text:span></text:p>
          </table:table-cell>
          <table:table-cell table:style-name="Table3.A2" office:value-type="string">
            <text:p text:style-name="P195">N<text:span text:style-name="T116">3</text:span><text:span text:style-name="T12">'</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14</text:p>
          </table:table-cell>
          <table:table-cell table:style-name="Table3.A2" office:value-type="string">
            <text:p text:style-name="P195">ECH</text:p>
          </table:table-cell>
          <table:table-cell table:style-name="Table3.A2" office:value-type="string">
            <text:p text:style-name="P195">N<text:span text:style-name="T116">3</text:span><text:span text:style-name="T12">'</text:span></text:p>
          </table:table-cell>
          <table:table-cell table:style-name="Table3.A2" office:value-type="string">
            <text:p text:style-name="P195">rs<text:span text:style-name="T116">3</text:span><text:span text:style-name="T12"> cs</text:span><text:span text:style-name="T116">3</text:span><text:span text:style-name="T12"> R</text:span><text:span text:style-name="T116">3</text:span><text:span text:style-name="T12"> K</text:span><text:span text:style-name="T116">3</text:span><text:span text:style-name="T12"> M</text:span><text:span text:style-name="T116">3</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15</text:p>
          </table:table-cell>
          <table:table-cell table:style-name="Table3.A2" office:value-type="string">
            <text:p text:style-name="P195">BSJ</text:p>
          </table:table-cell>
          <table:table-cell table:style-name="Table3.A2" office:value-type="string">
            <text:p text:style-name="P195">rs<text:span text:style-name="T116">12</text:span><text:span text:style-name="T12"> rs</text:span><text:span text:style-name="T116">3</text:span></text:p>
          </table:table-cell>
          <table:table-cell table:style-name="Table3.A2" office:value-type="string">
            <text:p text:style-name="P195">rs</text:p>
          </table:table-cell>
          <table:table-cell table:style-name="Table3.A2" office:value-type="string">
            <text:p text:style-name="P141"/>
          </table:table-cell>
          <table:table-cell table:style-name="Table3.F2" office:value-type="string">
            <text:p text:style-name="P184"/>
          </table:table-cell>
        </table:table-row>
        <table:table-row>
          <table:table-cell table:style-name="Table3.A2" office:value-type="string">
            <text:p text:style-name="P192">16</text:p>
          </table:table-cell>
          <table:table-cell table:style-name="Table3.A2" office:value-type="string">
            <text:p text:style-name="P195">UNH</text:p>
          </table:table-cell>
          <table:table-cell table:style-name="Table3.A2" office:value-type="string">
            <text:p text:style-name="P195">cs<text:span text:style-name="T116">12</text:span><text:span text:style-name="T12"> cs</text:span><text:span text:style-name="T116">3</text:span></text:p>
          </table:table-cell>
          <table:table-cell table:style-name="Table3.A2" office:value-type="string">
            <text:p text:style-name="P195">cs rf<text:span text:style-name="T116">123</text:span></text:p>
          </table:table-cell>
          <table:table-cell table:style-name="Table3.A2" office:value-type="string">
            <text:p text:style-name="P170"/>
          </table:table-cell>
          <table:table-cell table:style-name="Table3.F2" office:value-type="string">
            <text:p text:style-name="P184"/>
          </table:table-cell>
        </table:table-row>
        <table:table-row>
          <table:table-cell table:style-name="Table3.A2" office:value-type="string">
            <text:p text:style-name="P192">17</text:p>
          </table:table-cell>
          <table:table-cell table:style-name="Table3.A2" office:value-type="string">
            <text:p text:style-name="P195">CEX</text:p>
          </table:table-cell>
          <table:table-cell table:style-name="Table3.A2" office:value-type="string">
            <text:p text:style-name="P195">cs<text:span text:style-name="T116">3</text:span><text:span text:style-name="T12"> R</text:span><text:span text:style-name="T116">12</text:span></text:p>
          </table:table-cell>
          <table:table-cell table:style-name="Table3.A2" office:value-type="string">
            <text:p text:style-name="P195">S<text:span text:style-name="T116">12</text:span><text:span text:style-name="T12"> N</text:span><text:span text:style-name="T116">12</text:span></text:p>
          </table:table-cell>
          <table:table-cell table:style-name="Table3.A2" office:value-type="string">
            <text:p text:style-name="P167"/>
          </table:table-cell>
          <table:table-cell table:style-name="Table3.F2" office:value-type="string">
            <text:p text:style-name="P184"/>
          </table:table-cell>
        </table:table-row>
        <table:table-row>
          <table:table-cell table:style-name="Table3.A2" office:value-type="string">
            <text:p text:style-name="P192">18</text:p>
          </table:table-cell>
          <table:table-cell table:style-name="Table3.A2" office:value-type="string">
            <text:p text:style-name="P195">MAD</text:p>
          </table:table-cell>
          <table:table-cell table:style-name="Table3.A2" office:value-type="string">
            <text:p text:style-name="P195">S<text:span text:style-name="T116">12</text:span><text:span text:style-name="T12"> R</text:span><text:span text:style-name="T116">3</text:span><text:span text:style-name="T12"> N</text:span><text:span text:style-name="T116">12</text:span></text:p>
          </table:table-cell>
          <table:table-cell table:style-name="Table3.A2" office:value-type="string">
            <text:p text:style-name="P195">N<text:span text:style-name="T116">12</text:span><text:span text:style-name="T12">'</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19</text:p>
          </table:table-cell>
          <table:table-cell table:style-name="Table3.A2" office:value-type="string">
            <text:p text:style-name="P196">RRF</text:p>
          </table:table-cell>
          <table:table-cell table:style-name="Table3.A2" office:value-type="string">
            <text:p text:style-name="P196">rf<text:span text:style-name="T116">123</text:span> N<text:span text:style-name="T116">12</text:span><text:span text:style-name="T12">' R</text:span><text:span text:style-name="T116">3</text:span></text:p>
          </table:table-cell>
          <table:table-cell table:style-name="Table3.A2" office:value-type="string">
            <text:p text:style-name="P196">R</text:p>
          </table:table-cell>
          <table:table-cell table:style-name="Table3.A2" office:value-type="string">
            <text:p text:style-name="P157"/>
          </table:table-cell>
          <table:table-cell table:style-name="Table3.F2" office:value-type="string">
            <text:p text:style-name="P184"/>
          </table:table-cell>
        </table:table-row>
        <table:table-row>
          <table:table-cell table:style-name="Table3.A2" office:value-type="string">
            <text:p text:style-name="P192">20</text:p>
          </table:table-cell>
          <table:table-cell table:style-name="Table3.A2" office:value-type="string">
            <text:p text:style-name="P196">REX</text:p>
          </table:table-cell>
          <table:table-cell table:style-name="Table3.A2" office:value-type="string">
            <text:p text:style-name="P196">rs<text:span text:style-name="T116">2</text:span><text:span text:style-name="T12"> K</text:span><text:span text:style-name="T116">1</text:span></text:p>
          </table:table-cell>
          <table:table-cell table:style-name="Table3.A2" office:value-type="string">
            <text:p text:style-name="P196">K<text:span text:style-name="T116">1s</text:span><text:span text:style-name="T12"> K</text:span><text:span text:style-name="T116">1n</text:span></text:p>
          </table:table-cell>
          <table:table-cell table:style-name="Table3.A2" office:value-type="string">
            <text:p text:style-name="P168"/>
          </table:table-cell>
          <table:table-cell table:style-name="Table3.F2" office:value-type="string">
            <text:p text:style-name="P184"/>
          </table:table-cell>
        </table:table-row>
        <table:table-row>
          <table:table-cell table:style-name="Table3.A2" office:value-type="string">
            <text:p text:style-name="P192">21</text:p>
          </table:table-cell>
          <table:table-cell table:style-name="Table3.A2" office:value-type="string">
            <text:p text:style-name="P196">MUL</text:p>
          </table:table-cell>
          <table:table-cell table:style-name="Table3.A2" office:value-type="string">
            <text:p text:style-name="P196">M<text:span text:style-name="T116">2</text:span><text:span text:style-name="T12"> K</text:span><text:span text:style-name="T116">1s</text:span></text:p>
          </table:table-cell>
          <table:table-cell table:style-name="Table3.A2" office:value-type="string">
            <text:p text:style-name="P196">M<text:span text:style-name="T116">4</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2</text:p>
          </table:table-cell>
          <table:table-cell table:style-name="Table3.A2" office:value-type="string">
            <text:p text:style-name="P196">MAD</text:p>
          </table:table-cell>
          <table:table-cell table:style-name="Table3.A2" office:value-type="string">
            <text:p text:style-name="P196">K<text:span text:style-name="T116">2</text:span><text:span text:style-name="T12"> K</text:span><text:span text:style-name="T116">1s</text:span><text:span text:style-name="T12"> K</text:span><text:span text:style-name="T116">1n</text:span></text:p>
          </table:table-cell>
          <table:table-cell table:style-name="Table3.A2" office:value-type="string">
            <text:p text:style-name="P196">K<text:span text:style-name="T116">4</text:span></text:p>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3</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4</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5</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6</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7</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8</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29</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30</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row>
          <table:table-cell table:style-name="Table3.A2" office:value-type="string">
            <text:p text:style-name="P192">31</text:p>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A2" office:value-type="string">
            <text:p text:style-name="P184"/>
          </table:table-cell>
          <table:table-cell table:style-name="Table3.F2" office:value-type="string">
            <text:p text:style-name="P184"/>
          </table:table-cell>
        </table:table-row>
      </table:table>
      <text:p text:style-name="P158"><text:soft-page-break/></text:p>
      <text:p text:style-name="P158"/>
      <text:p text:style-name="P41">======================== <text:s/>Junk from here ==============================</text:p>
      <text:p text:style-name="P140"/>
      <text:p text:style-name="P41"><text:span text:style-name="T55">cs </text:span><text:span text:style-name="T42">20</text:span><text:span text:style-name="T55"> cs</text:span><text:span text:style-name="T133">12</text:span><text:span text:style-name="T55"> cs</text:span><text:span text:style-name="T133">3</text:span><text:span text:style-name="T55">.</text:span></text:p>
      <text:p text:style-name="P68"><text:span text:style-name="T12">rs </text:span><text:span text:style-name="T40">19</text:span><text:span text:style-name="T47"> rs</text:span><text:span text:style-name="T127">12</text:span><text:span text:style-name="T47"> rs</text:span><text:span text:style-name="T127">3</text:span></text:p>
      <text:p text:style-name="P67"><text:span text:style-name="T12">cs</text:span><text:span text:style-name="T116">3</text:span><text:span text:style-name="T12"> </text:span><text:span text:style-name="T40">18</text:span><text:span text:style-name="T47"> N</text:span><text:span text:style-name="T127">3</text:span><text:span text:style-name="T47">'</text:span></text:p>
      <text:p text:style-name="P67"><text:span text:style-name="T12">N</text:span><text:span text:style-name="T116">3</text:span><text:span text:style-name="T12">'</text:span><text:span text:style-name="T49"> </text:span><text:span text:style-name="T41">17</text:span><text:span text:style-name="T48"> N</text:span><text:span text:style-name="T128">3</text:span><text:span text:style-name="T48"> S</text:span><text:span text:style-name="T128">3</text:span><text:span text:style-name="T48"> R</text:span><text:span text:style-name="T128">12</text:span></text:p>
      <text:p text:style-name="P68"><text:span text:style-name="T12">S</text:span><text:span text:style-name="T116">3</text:span><text:span text:style-name="T12"> </text:span><text:span text:style-name="T40">16</text:span><text:span text:style-name="T47"> cs</text:span><text:span text:style-name="T127">12</text:span><text:span text:style-name="T47"> C</text:span><text:span text:style-name="T127">3</text:span></text:p>
      <text:p text:style-name="P67"><text:span text:style-name="T12">cs</text:span><text:span text:style-name="T116">12</text:span><text:span text:style-name="T12"> </text:span><text:span text:style-name="T40">6</text:span><text:span text:style-name="T47"> cs</text:span><text:span text:style-name="T127">1</text:span><text:span text:style-name="T47"> cs</text:span><text:span text:style-name="T127">2</text:span></text:p>
      <text:p text:style-name="P138">cs<text:span text:style-name="T116">1</text:span> <text:span text:style-name="T70">2</text:span><text:span text:style-name="T81"> C</text:span><text:span text:style-name="T127">1</text:span></text:p>
      <text:p text:style-name="P138">cs<text:span text:style-name="T116">2</text:span> <text:span text:style-name="T70">5</text:span><text:span text:style-name="T81"> N</text:span><text:span text:style-name="T127">2</text:span><text:span text:style-name="T81">'</text:span></text:p>
      <text:p text:style-name="P67">C<text:span text:style-name="T116">1</text:span><text:span text:style-name="T49"> </text:span><text:span text:style-name="T41">1</text:span><text:span text:style-name="T48"> Input C.</text:span></text:p>
      <text:p text:style-name="P67">N<text:span text:style-name="T116">2</text:span><text:span text:style-name="T12">'</text:span></text:p>
      <text:p text:style-name="P68">N<text:span text:style-name="T116">3</text:span></text:p>
      <text:p text:style-name="P68">R<text:span text:style-name="T116">12</text:span></text:p>
      <text:p text:style-name="P68">rs<text:span text:style-name="T116">12</text:span></text:p>
      <text:p text:style-name="P68"><text:span text:style-name="T12">rs</text:span><text:span text:style-name="T116">3</text:span></text:p>
      <text:p text:style-name="P42"/>
      <text:p text:style-name="P69"/>
      <text:p text:style-name="P21">This document <text:span text:style-name="T108">is an initial stab at the design of the recursive echelize function. <text:s/>The idea is to provide service for the larger-scale multi-core "mech" function (as well as other, cut-down versions), so one key requirement is early release. <text:s/>Hence the work of the recursive echelize is broken into four parts.</text:span></text:p>
      <text:p text:style-name="P104"/>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88">Stage</text:p>
          </table:table-cell>
          <table:table-cell table:style-name="Table2.A1" office:value-type="string">
            <text:p text:style-name="P191">Needs</text:p>
          </table:table-cell>
          <table:table-cell table:style-name="Table2.A1" office:value-type="string">
            <text:p text:style-name="P186">Job</text:p>
          </table:table-cell>
          <table:table-cell table:style-name="Table2.A1" office:value-type="string">
            <text:p text:style-name="P186">Work</text:p>
          </table:table-cell>
          <table:table-cell table:style-name="Table2.A1" office:value-type="string">
            <text:p text:style-name="P186">Input<text:span text:style-name="T68">s</text:span></text:p>
          </table:table-cell>
          <table:table-cell table:style-name="Table2.A1" office:value-type="string">
            <text:p text:style-name="P186">Result</text:p>
          </table:table-cell>
          <table:table-cell table:style-name="Table2.G1" office:value-type="string">
            <text:p text:style-name="P186">Other output<text:span text:style-name="T68">s</text:span></text:p>
          </table:table-cell>
        </table:table-row>
        <table:table-row>
          <table:table-cell table:style-name="Table2.A2" office:value-type="string">
            <text:p text:style-name="P186"><text:span text:style-name="T108">EC</text:span>1</text:p>
          </table:table-cell>
          <table:table-cell table:style-name="Table2.A2" office:value-type="string">
            <text:p text:style-name="P191"><text:s text:c="4"/>-</text:p>
          </table:table-cell>
          <table:table-cell table:style-name="Table2.A2" office:value-type="string">
            <text:p text:style-name="P186">Forward clean</text:p>
          </table:table-cell>
          <table:table-cell table:style-name="Table2.A2" office:value-type="string">
            <text:p text:style-name="P186">33%</text:p>
          </table:table-cell>
          <table:table-cell table:style-name="Table2.A2" office:value-type="string">
            <text:p text:style-name="P186">C</text:p>
          </table:table-cell>
          <table:table-cell table:style-name="Table2.A2" office:value-type="string">
            <text:p text:style-name="P186">cs, rs</text:p>
          </table:table-cell>
          <table:table-cell table:style-name="Table2.G2" office:value-type="string">
            <text:p text:style-name="P186"><text:span text:style-name="T109">A</text:span>, <text:span text:style-name="T109">B</text:span></text:p>
          </table:table-cell>
        </table:table-row>
        <table:table-row>
          <table:table-cell table:style-name="Table2.A2" office:value-type="string">
            <text:p text:style-name="P186"><text:span text:style-name="T108">EC</text:span>2</text:p>
          </table:table-cell>
          <table:table-cell table:style-name="Table2.A2" office:value-type="string">
            <text:p text:style-name="P191">EC1</text:p>
          </table:table-cell>
          <table:table-cell table:style-name="Table2.A2" office:value-type="string">
            <text:p text:style-name="P186">Forward clean trafo</text:p>
          </table:table-cell>
          <table:table-cell table:style-name="Table2.A2" office:value-type="string">
            <text:p text:style-name="P186">17%</text:p>
          </table:table-cell>
          <table:table-cell table:style-name="Table2.A2" office:value-type="string">
            <text:p text:style-name="P189">A<text:span text:style-name="T114"> rs</text:span></text:p>
          </table:table-cell>
          <table:table-cell table:style-name="Table2.A2" office:value-type="string">
            <text:p text:style-name="P186"><text:span text:style-name="T109">K c</text:span>leaner</text:p>
          </table:table-cell>
          <table:table-cell table:style-name="Table2.G2" office:value-type="string">
            <text:p text:style-name="P189">L</text:p>
          </table:table-cell>
        </table:table-row>
        <table:table-row>
          <table:table-cell table:style-name="Table2.A2" office:value-type="string">
            <text:p text:style-name="P186"><text:span text:style-name="T108">EC</text:span>3</text:p>
          </table:table-cell>
          <table:table-cell table:style-name="Table2.A2" office:value-type="string">
            <text:p text:style-name="P191">EC1</text:p>
          </table:table-cell>
          <table:table-cell table:style-name="Table2.A2" office:value-type="string">
            <text:p text:style-name="P186">Back clean</text:p>
          </table:table-cell>
          <table:table-cell table:style-name="Table2.A2" office:value-type="string">
            <text:p text:style-name="P186">0%</text:p>
          </table:table-cell>
          <table:table-cell table:style-name="Table2.A2" office:value-type="string">
            <text:p text:style-name="P189">B</text:p>
          </table:table-cell>
          <table:table-cell table:style-name="Table2.A2" office:value-type="string">
            <text:p text:style-name="P186"><text:span text:style-name="T68">R</text:span>emnant</text:p>
          </table:table-cell>
          <table:table-cell table:style-name="Table2.G2" office:value-type="string">
            <text:p text:style-name="P190">-</text:p>
          </table:table-cell>
        </table:table-row>
        <table:table-row>
          <table:table-cell table:style-name="Table2.A2" office:value-type="string">
            <text:p text:style-name="P186"><text:span text:style-name="T108">EC</text:span>4</text:p>
          </table:table-cell>
          <table:table-cell table:style-name="Table2.A2" office:value-type="string">
            <text:p text:style-name="P191">EC2</text:p>
          </table:table-cell>
          <table:table-cell table:style-name="Table2.A2" office:value-type="string">
            <text:p text:style-name="P186">Back clean trafo</text:p>
          </table:table-cell>
          <table:table-cell table:style-name="Table2.A2" office:value-type="string">
            <text:p text:style-name="P186">50%</text:p>
          </table:table-cell>
          <table:table-cell table:style-name="Table2.A2" office:value-type="string">
            <text:p text:style-name="P186"><text:span text:style-name="T109">B</text:span> <text:span text:style-name="T109">L</text:span></text:p>
          </table:table-cell>
          <table:table-cell table:style-name="Table2.A2" office:value-type="string">
            <text:p text:style-name="P186"><text:span text:style-name="T68">M</text:span>ultiplier</text:p>
          </table:table-cell>
          <table:table-cell table:style-name="Table2.G2" office:value-type="string">
            <text:p text:style-name="P186">-</text:p>
          </table:table-cell>
        </table:table-row>
      </table:table>
      <text:p text:style-name="P104"><text:s/></text:p>
      <text:p text:style-name="P22">Here C is the input matrix, <text:span text:style-name="T109">B</text:span> is an upper-triangular matrix, <text:span text:style-name="T109">L</text:span> is a lower triangular matrix, and <text:span text:style-name="T109">A</text:span> form<text:span text:style-name="T109">s</text:span> a record of the operations done<text:span text:style-name="T109">.</text:span></text:p>
      <text:p text:style-name="P22"/>
      <text:p text:style-name="P23">The first two issues are to build this functionality by chopping the matrix horizontally/vertically and using the various other utility functions. <text:s/>The remaining issue is to consider how to perform this functionality when the matrix is too small to chop, and how to decide which method is appropriate.<text:span text:style-name="T110"> <text:s/>First, however, we give a detailed description of the data packages.</text:span></text:p>
      <text:p text:style-name="P23"/>
      <text:p text:style-name="P93">Section <text:span text:style-name="T110">2</text:span> – <text:span text:style-name="T110">Data Packages</text:span></text:p>
      <text:p text:style-name="P26"><text:soft-page-break/></text:p>
      <text:p text:style-name="P27"><text:span text:style-name="T111">C</text:span> The input matrix. <text:s/>This is an <text:span text:style-name="T90">nor</text:span> x <text:span text:style-name="T90">noc</text:span> matrix. <text:s/>The first stage finds all the pivots without back-cleaning at which point the <text:span text:style-name="T90">rank</text:span>, cs and rs are known.</text:p>
      <text:p text:style-name="P27"><text:span text:style-name="T111">rs</text:span> The row-select. <text:s/>This document assumes that standard rows must be selected. <text:s/>This is a bit-string with <text:span text:style-name="T90">nor</text:span> bits of which <text:span text:style-name="T90">rank</text:span> are set.</text:p>
      <text:p text:style-name="P27"><text:span text:style-name="T111">cs</text:span> The column select. <text:s/>Again we assume here that these are standard. <text:s/>This is a bit-string with <text:span text:style-name="T90">noc</text:span> bits of which <text:span text:style-name="T90">rank</text:span> are set.</text:p>
      <text:p text:style-name="P27"><text:span text:style-name="T112">A</text:span> The <text:span text:style-name="T114">notebook of the row operations done to put the matrix into (non-reduced) echelon form. <text:s/>The nature and format of this data set is a major outstanding issue. <text:s/>In principle it consists of a </text:span><text:span text:style-name="T91">nor</text:span><text:span text:style-name="T114"> x </text:span><text:span text:style-name="T91">rank</text:span><text:span text:style-name="T114"> matrix, where the rows correspond to the input rows and the columns correspond to the selected rows (only). <text:s/>The selected rows of this virtual matrix A consists of the multiplier, as far as it has got. <text:s/>The non-selected rows consist of the cleaner. <text:s/>The conversion of the notebook A into a real matrix is the job of the EC2 procedure, which also separates the selected and non-selected rows to make the cleaner and the matrix L.</text:span></text:p>
      <text:p text:style-name="P28"><text:span text:style-name="T112">B</text:span> Th<text:span text:style-name="T114">is consists of a </text:span><text:span text:style-name="T91">rank</text:span><text:span text:style-name="T114"> x </text:span><text:span text:style-name="T91">noc</text:span><text:span text:style-name="T114"> matrix, being the selected rows after they have been put into (non-reduced) echelon form. <text:s/>For each row of B, the pivot is 1, and all the entries below it are zero. <text:s/>As this matrix is used twice (by EC3 to make the remnant and by EC4 to finish off the multiplier) it is possible that a pre-processing step be done to B to avoid duplication of work.</text:span></text:p>
      <text:p text:style-name="P29"><text:span text:style-name="T113">K</text:span> <text:span text:style-name="T115">- the "cleaner". <text:s/></text:span>Th<text:span text:style-name="T114">is consists of a matrix with </text:span><text:span text:style-name="T92">nor-r</text:span><text:span text:style-name="T91">ank</text:span><text:span text:style-name="T114"> rows (the non-selected ones) and </text:span><text:span text:style-name="T92">rank</text:span><text:span text:style-name="T114"> columns, corresponding to the selected rows. <text:s/>It expresses how the non-selected rows were made from the selected ones.</text:span></text:p>
      <text:p text:style-name="P28"><text:span text:style-name="T112">L</text:span> <text:span text:style-name="T114">This is a </text:span><text:span text:style-name="T89">rank</text:span><text:span text:style-name="T114"> x </text:span><text:span text:style-name="T91">rank</text:span><text:span text:style-name="T114"> matrix, giving the row operations done to convert the selected rows into the (non-reduced) echelon form matrix B.</text:span></text:p>
      <text:p text:style-name="P28"><text:span text:style-name="T113">R</text:span> The <text:span text:style-name="T115">remnant. <text:s/>This gives the non-selected columns on the selected rows, completing the Negative Reduced Echelon Form. <text:s/>It has </text:span><text:span text:style-name="T92">rank</text:span><text:span text:style-name="T115"> rows, corresponding to the selected rows, and </text:span><text:span text:style-name="T92">noc-rank</text:span><text:span text:style-name="T115"> columns, corresponding to the non-selected columns.</text:span></text:p>
      <text:p text:style-name="P28"><text:span text:style-name="T113">M</text:span> The <text:span text:style-name="T115">multiplier. <text:s/>This is a </text:span><text:span text:style-name="T92">rank</text:span><text:span text:style-name="T115"> x </text:span><text:span text:style-name="T92">rank</text:span><text:span text:style-name="T115"> matrix specifying how the selected rows are put into NREF. <text:s/>The rows correspond to the selected columns, and the columns correspond to the selected rows.</text:span></text:p>
      <text:p text:style-name="P27"/>
      <text:p text:style-name="P92">Section <text:span text:style-name="T110">3</text:span> – <text:span text:style-name="T109">Chop Vertically.</text:span></text:p>
      <text:p text:style-name="P25"/>
      <text:p text:style-name="P23">In this section we assume that the matrix C has been chopped vertically into C<text:span text:style-name="T117">1</text:span> | C<text:span text:style-name="T117">2</text:span><text:span text:style-name="T19"> .</text:span></text:p>
      <text:p text:style-name="P23"/>
      <text:p text:style-name="P87">Program<text:span text:style-name="T142"> for EC1.</text:span></text:p>
      <text:p text:style-name="P31"><text:span text:style-name="T141"><text:s text:c="2"/></text:span>1.<text:span text:style-name="T141"> <text:s/></text:span>EC1<text:span text:style-name="T116">1</text:span><text:span text:style-name="T12"> on C</text:span><text:span text:style-name="T116">1</text:span><text:span text:style-name="T12">, producing rs</text:span><text:span text:style-name="T116">1</text:span><text:span text:style-name="T12"> cs</text:span><text:span text:style-name="T116">1</text:span><text:span text:style-name="T12"> A</text:span><text:span text:style-name="T116">1</text:span><text:span text:style-name="T12"> B</text:span><text:span text:style-name="T116">1</text:span></text:p>
      <text:p text:style-name="P31"><text:span text:style-name="T20"><text:s text:c="2"/></text:span><text:span text:style-name="T12">2.</text:span><text:span text:style-name="T20"> <text:s/></text:span><text:span text:style-name="T12">EC2</text:span><text:span text:style-name="T116">1</text:span><text:span text:style-name="T12"> on A</text:span><text:span text:style-name="T116">1</text:span><text:span text:style-name="T12"> rs</text:span><text:span text:style-name="T116">1</text:span><text:span text:style-name="T12"> producing K</text:span><text:span text:style-name="T116">1</text:span><text:span text:style-name="T12"> and L</text:span><text:span text:style-name="T116">1</text:span></text:p>
      <text:p text:style-name="P31"><text:span text:style-name="T20"><text:s text:c="2"/></text:span><text:span text:style-name="T12">3.</text:span><text:span text:style-name="T20"> <text:s/></text:span><text:span text:style-name="T12">REX using rs</text:span><text:span text:style-name="T116">1</text:span><text:span text:style-name="T12"> on C</text:span><text:span text:style-name="T116">2</text:span><text:span text:style-name="T12"> producing S</text:span><text:span text:style-name="T116">2</text:span><text:span text:style-name="T12"> and N</text:span><text:span text:style-name="T116">2</text:span></text:p>
      <text:p text:style-name="P31"><text:span text:style-name="T141"><text:s text:c="2"/></text:span>4.<text:span text:style-name="T141"> <text:s/></text:span>MAD N<text:span text:style-name="T116">2</text:span><text:span text:style-name="T12">' = N</text:span><text:span text:style-name="T116">2</text:span><text:span text:style-name="T12"> + K</text:span><text:span text:style-name="T116">1</text:span><text:span text:style-name="T12"> * S</text:span><text:span text:style-name="T116">2</text:span></text:p>
      <text:p text:style-name="P31"><text:span text:style-name="T20"><text:s text:c="2"/></text:span><text:span text:style-name="T12">5.</text:span><text:span text:style-name="T20"> <text:s/></text:span><text:span text:style-name="T12">EC1</text:span><text:span text:style-name="T116">2</text:span><text:span text:style-name="T12"> on N</text:span><text:span text:style-name="T116">2</text:span><text:span text:style-name="T12">' producing rs</text:span><text:span text:style-name="T116">2</text:span><text:span text:style-name="T12"> cs</text:span><text:span text:style-name="T116">2</text:span><text:span text:style-name="T12"> A</text:span><text:span text:style-name="T116">2</text:span><text:span text:style-name="T12"> B</text:span><text:span text:style-name="T116">2</text:span></text:p>
      <text:p text:style-name="P31"><text:soft-page-break/><text:span text:style-name="T141"><text:s text:c="2"/></text:span>6.<text:span text:style-name="T141"> <text:s/></text:span>cs = concat(cs<text:span text:style-name="T116">1</text:span><text:span text:style-name="T12"> , cs</text:span><text:span text:style-name="T116">2</text:span><text:span text:style-name="T12">)</text:span></text:p>
      <text:p text:style-name="P31"><text:span text:style-name="T20"><text:s text:c="2"/></text:span><text:span text:style-name="T12">7.</text:span><text:span text:style-name="T20"> <text:s/></text:span><text:span text:style-name="T12">UNH(rs</text:span><text:span text:style-name="T116">1</text:span><text:span text:style-name="T12"> , rs</text:span><text:span text:style-name="T116">2</text:span><text:span text:style-name="T12">) -&gt; rs, rf</text:span><text:span text:style-name="T21"> (notice that rf is not mentioned anywhere yet!)</text:span></text:p>
      <text:p text:style-name="P34"><text:span text:style-name="T12"><text:s text:c="2"/>8. <text:s/>MUL B' = L</text:span><text:span text:style-name="T116">1</text:span><text:span text:style-name="T12"> * S</text:span><text:span text:style-name="T116">2</text:span></text:p>
      <text:p text:style-name="P34"><text:span text:style-name="T12"><text:s text:c="2"/>9. <text:s/>Concatenate matrices B = (B</text:span><text:span text:style-name="T116">1</text:span><text:span text:style-name="T12"> B') , (0 B</text:span><text:span text:style-name="T116">2</text:span><text:span text:style-name="T12">)</text:span></text:p>
      <text:p text:style-name="P34"><text:span text:style-name="T12">10. <text:s/>A is a list containing rs</text:span><text:span text:style-name="T116">1</text:span><text:span text:style-name="T12"> K</text:span><text:span text:style-name="T116">1</text:span><text:span text:style-name="T12"> L</text:span><text:span text:style-name="T116">1</text:span><text:span text:style-name="T12"> rs</text:span><text:span text:style-name="T116">2</text:span><text:span text:style-name="T12"> A</text:span><text:span text:style-name="T116">2</text:span><text:span text:style-name="T12"> as it stands at the moment. <text:s/>Perhaps we should run</text:span></text:p>
      <text:p text:style-name="P34"><text:span text:style-name="T12"><text:s text:c="7"/>EC2 on rs</text:span><text:span text:style-name="T116">2</text:span><text:span text:style-name="T12"> A</text:span><text:span text:style-name="T116">2</text:span><text:span text:style-name="T12"> to make K</text:span><text:span text:style-name="T116">2</text:span><text:span text:style-name="T12"> L</text:span><text:span text:style-name="T116">2</text:span><text:span text:style-name="T12"> to make </text:span><text:span text:style-name="T21">A a bit </text:span><text:span text:style-name="T12">more uniform</text:span><text:span text:style-name="T21">.</text:span></text:p>
      <text:p text:style-name="P30"/>
      <text:p text:style-name="P94">Section <text:span text:style-name="T142">4</text:span> – <text:span text:style-name="T109">Chop Horizontally.</text:span></text:p>
      <text:p text:style-name="P35"/>
      <text:p text:style-name="P24">In this section we assume that the matrix C has been chopped <text:span text:style-name="T142">horizontally, with </text:span>C<text:span text:style-name="T117">1</text:span> <text:span text:style-name="T142">the upper block and</text:span> C<text:span text:style-name="T117">2</text:span><text:span text:style-name="T19"> </text:span><text:span text:style-name="T21">the lower one.</text:span></text:p>
      <text:p text:style-name="P24"/>
      <text:p text:style-name="P88">Program<text:span text:style-name="T142"> for EC1.</text:span></text:p>
      <text:p text:style-name="P32"><text:span text:style-name="T141"><text:s text:c="2"/></text:span>1.<text:span text:style-name="T141"> <text:s/></text:span>EC1<text:span text:style-name="T116">1</text:span><text:span text:style-name="T12"> on C</text:span><text:span text:style-name="T116">1</text:span><text:span text:style-name="T12">, producing rs</text:span><text:span text:style-name="T116">1</text:span><text:span text:style-name="T12"> cs</text:span><text:span text:style-name="T116">1</text:span><text:span text:style-name="T12"> A</text:span><text:span text:style-name="T116">1</text:span><text:span text:style-name="T12"> B</text:span><text:span text:style-name="T116">1</text:span></text:p>
      <text:p text:style-name="P36"><text:span text:style-name="T20"><text:s/></text:span><text:span text:style-name="T12"><text:s/>2. <text:s/>EC3</text:span><text:span text:style-name="T116">1</text:span><text:span text:style-name="T12"> on B</text:span><text:span text:style-name="T116">1</text:span><text:span text:style-name="T12"> producing the remnant R</text:span><text:span text:style-name="T116">1</text:span><text:span text:style-name="T22"> (This work seems to be wasted)</text:span></text:p>
      <text:p text:style-name="P36"><text:span text:style-name="T12"><text:s text:c="2"/>3. <text:s/>CEX using cs</text:span><text:span text:style-name="T116">1</text:span><text:span text:style-name="T12"> on C</text:span><text:span text:style-name="T116">2</text:span><text:span text:style-name="T12">, producing S</text:span><text:span text:style-name="T116">2</text:span><text:span text:style-name="T12"> and N</text:span><text:span text:style-name="T116">2</text:span></text:p>
      <text:p text:style-name="P36"><text:span text:style-name="T20"><text:s/></text:span><text:span text:style-name="T12"><text:s/>4. <text:s/>MAD N</text:span><text:span text:style-name="T118">2</text:span><text:span text:style-name="T22">' = N</text:span><text:span text:style-name="T118">2</text:span><text:span text:style-name="T22"> + S</text:span><text:span text:style-name="T118">2</text:span><text:span text:style-name="T22"> * R</text:span><text:span text:style-name="T118">1</text:span></text:p>
      <text:p text:style-name="P32"><text:span text:style-name="T20"><text:s text:c="2"/></text:span><text:span text:style-name="T12">5.</text:span><text:span text:style-name="T20"> <text:s/></text:span><text:span text:style-name="T12">EC1</text:span><text:span text:style-name="T116">2</text:span><text:span text:style-name="T12"> on N</text:span><text:span text:style-name="T116">2</text:span><text:span text:style-name="T12">' producing rs</text:span><text:span text:style-name="T116">2</text:span><text:span text:style-name="T12"> cs</text:span><text:span text:style-name="T116">2</text:span><text:span text:style-name="T12"> A</text:span><text:span text:style-name="T116">2</text:span><text:span text:style-name="T12"> B</text:span><text:span text:style-name="T116">2</text:span></text:p>
      <text:p text:style-name="P33"><text:span text:style-name="T141"><text:s text:c="2"/>6. <text:s/>rs = concat(rs</text:span><text:span text:style-name="T118">1</text:span><text:span text:style-name="T22"> , rs</text:span><text:span text:style-name="T118">2</text:span><text:span text:style-name="T22">)</text:span></text:p>
      <text:p text:style-name="P37"><text:s text:c="2"/>7. <text:s/>UNH(cs<text:span text:style-name="T116">1</text:span><text:span text:style-name="T12"> , cs</text:span><text:span text:style-name="T116">2</text:span><text:span text:style-name="T12">) -&gt; cs, rf (to be used somewhere)</text:span></text:p>
      <text:p text:style-name="P37"><text:span text:style-name="T12"><text:s text:c="2"/>8. <text:s/>CRZ cs</text:span><text:span text:style-name="T116">1</text:span><text:span text:style-name="T12"> B</text:span><text:span text:style-name="T116">2</text:span><text:span text:style-name="T12"> to make B'</text:span></text:p>
      <text:p text:style-name="P37"><text:span text:style-name="T12"><text:s text:c="2"/>9. <text:s/>Assemble matrix</text:span><text:span text:style-name="T23"> B from</text:span><text:span text:style-name="T12"> B</text:span><text:span text:style-name="T116">1</text:span><text:span text:style-name="T12"> , B' </text:span></text:p>
      <text:p text:style-name="P37"><text:span text:style-name="T12">10. <text:s/></text:span><text:span text:style-name="T23">A is a list containing rs</text:span><text:span text:style-name="T119">1</text:span><text:span text:style-name="T23"> A</text:span><text:span text:style-name="T119">1</text:span><text:span text:style-name="T23"> rs</text:span><text:span text:style-name="T119">1</text:span><text:span text:style-name="T23"> A</text:span><text:span text:style-name="T119">2</text:span><text:span text:style-name="T23"> as it stands at the moment. <text:s/>Again one is tempted to do a</text:span></text:p>
      <text:p text:style-name="P116"><text:s text:c="7"/>bit more processing on this, but this requires further investigation.</text:p>
      <text:p text:style-name="P116"/>
      <text:p text:style-name="P101"><text:span text:style-name="T70">Section </text:span><text:span text:style-name="T77">5</text:span><text:span text:style-name="T70"> – </text:span><text:span text:style-name="T77">Preliminary Analysis.</text:span></text:p>
      <text:p text:style-name="P117"/>
      <text:p text:style-name="P117">Our main interest here is concurrency and babies. <text:s/>The above analysis has so far concentrated on the concurrency, aiming at early release. <text:s/>We must now look more closely at the babies aspect, and in particular to try to make the multiplications as large as possible.</text:p>
      <text:p text:style-name="P117"/>
      <text:p text:style-name="P38"><text:span text:style-name="T25">Vertical Chop.</text:span><text:span text:style-name="T12"> <text:s/>This has a multiply at program steps 4 and 8. <text:s/></text:span></text:p>
      <text:p text:style-name="P117"/>
      <text:p text:style-name="P38"><text:span text:style-name="T24">Step 4.</text:span><text:span text:style-name="T12"> <text:s/>This one is already flat and dense, consisting of the cleaner K</text:span><text:span text:style-name="T116">1</text:span><text:span text:style-name="T12"> being multiplied by the selected rows S</text:span><text:span text:style-name="T116">2</text:span><text:span text:style-name="T12"> and added into the non-selected ones N</text:span><text:span text:style-name="T116">2</text:span><text:span text:style-name="T12">.</text:span></text:p>
      <text:p text:style-name="P117"/>
      <text:p text:style-name="P38"><text:span text:style-name="T24">Step 8.</text:span><text:span text:style-name="T12"> <text:s/></text:span><text:span text:style-name="T33">This requires attention. <text:s/>It is doing the linear operations on the rest of the pivotal rows from C</text:span><text:span text:style-name="T120">1</text:span><text:span text:style-name="T33"> to complete the upper-triangulation of the matrix B. <text:s/>The left-hand multiplier is upper triangular, so that economy here will be important. <text:s/>There is a compromise between not multiplying by zeros and having babies for the multiplication.</text:span></text:p>
      <text:p text:style-name="P118"/>
      <text:p text:style-name="P39"><text:span text:style-name="T25">Horizontal Chop.</text:span><text:span text:style-name="T12"> <text:s/>This has just a multiply at program step 4 (have I missed something?) and is again flat and dense in general.</text:span></text:p>
      <text:p text:style-name="P119"><text:soft-page-break/></text:p>
      <text:p text:style-name="P39"><text:span text:style-name="T12">One idea is that matrix B </text:span><text:span text:style-name="T34">always</text:span><text:span text:style-name="T35"> consists of the identity plus a rectangular matrix above the diagonal, so that the multiplication in step 8 of vertical is economical. <text:s/>The pressures for early release do not seem to warrant any sort of inefficiency, so there is no obvious reason to avoid this. <text:s/>This requires us to do some more work at step 9 in both recursive versions, and requires further investigation.</text:span></text:p>
      <text:p text:style-name="P120"/>
      <text:p text:style-name="P121"/>
      <text:p text:style-name="P22">==================<text:span text:style-name="T147">Even more j</text:span>unk from here onwards ================</text:p>
      <text:p text:style-name="P22"/>
      <text:p text:style-name="P24">EC1. <text:s/>The first step is to call EC1 on C1, producing cs1, rs1, A1, B1. <text:s/>We are going to need the cleaner too, so we run EC2 on A1 to get K1 and L1. <text:s/>We then apply rs1 to C2 to get Xs and Xu. <text:s/>We then multiply K1 by Xs and add to Xu giving Xv. <text:s/>Finally we apply EC1 to Xv, giving A2, B2, and also cs2, rs2. <text:s/>The output cs is simply the concatenation of cs1 and cs2. <text:s/>The output rs is the UNH of rs1 and rs2, and presumably the riffle rf will be needed at some point in the future.</text:p>
      <text:p text:style-name="P21"/>
      <text:p text:style-name="P7">n for, and noticing that the echelize proggy does not release its bit-strings early as it should, and with the imminent rewrite of slab echelize, it has become clear that a full review of the implementation of Gaussian is overdue.</text:p>
      <text:p text:style-name="P6"/>
      <text:p text:style-name="P6"><text:span text:style-name="T69">Firstly, here are the user-level functions that I propose to service</text:span> :-</text:p>
      <text:p text:style-name="P5"/>
      <text:list xml:id="list2817927831703167854" text:style-name="L2">
        <text:list-item>
          <text:p text:style-name="P199">Find the rank of a matrix</text:p>
        </text:list-item>
        <text:list-item>
          <text:p text:style-name="P199">Put a matrix into row-echelon form.</text:p>
        </text:list-item>
        <text:list-item>
          <text:p text:style-name="P199">Invert a matrix</text:p>
        </text:list-item>
        <text:list-item>
          <text:p text:style-name="P199">Find the standard independent rows of a matrix</text:p>
        </text:list-item>
        <text:list-item>
          <text:p text:style-name="P199">Find the determinant of a matrix</text:p>
        </text:list-item>
      </text:list>
      <text:p text:style-name="P5"/>
      <text:p text:style-name="P5">At the bottom level, the Gaussian routine may need to produce some or all of the following . . . </text:p>
      <text:p text:style-name="P5"/>
      <text:list xml:id="list3023248266780547952" text:style-name="L3">
        <text:list-item>
          <text:p text:style-name="P200">A column select bit-string specifying the chosen pivotal columns. <text:s/>This may or may not be required to be the standard pivots - choosing the first column as a pivot all the time.</text:p>
        </text:list-item>
        <text:list-item>
          <text:p text:style-name="P200">A row-select bit-string specifying the chosen set of linearly independent rows. <text:s/>Again these may or may not need to be standard.</text:p>
        </text:list-item>
        <text:list-item>
          <text:p text:style-name="P200">The remnant - the non-pivotal columns on the final echelon form</text:p>
        </text:list-item>
        <text:list-item>
          <text:p text:style-name="P200">The multiplier - a square matrix multiplying the selected rows to put the matrix into echelon form.</text:p>
        </text:list-item>
        <text:list-item>
          <text:p text:style-name="P200">The cleaner - what multiples of the selected rows must be added to the non-selected rows to make them zero. <text:s/>This may be needed in terms of the selected rows before or after multiplication by the multip<text:span text:style-name="T1">li</text:span>er<text:span text:style-name="T1">, though the latter is a simple column-extract on the original matrix.</text:span></text:p>
        </text:list-item>
        <text:list-item>
          <text:p text:style-name="P200">The rank of the matrix.</text:p>
        </text:list-item>
        <text:list-item>
          <text:p text:style-name="P200"><text:soft-page-break/>The determinant of the matrix.</text:p>
        </text:list-item>
      </text:list>
      <text:p text:style-name="P5"/>
      <text:p text:style-name="P8">Since we wish to utilize the methods of "chopped-up Gaussian" in the larger cases, we need to understand in detail what the requirements of the top-level are, and how that propagates downwards to determine the requirements on the lower levels, and <text:span text:style-name="T69">onwards</text:span>.</text:p>
      <text:p text:style-name="P8"/>
      <text:p text:style-name="P96"><text:span text:style-name="T70">Section</text:span><text:span text:style-name="T71"> 2</text:span><text:span text:style-name="T70"> – </text:span><text:span text:style-name="T71">Top-level requirements.</text:span></text:p>
      <text:p text:style-name="P9"/>
      <text:p text:style-name="P10">The list of the top level requirements is given in the introduction<text:span text:style-name="T95"> . . . here I consider this list in grea</text:span>ter detail.</text:p>
      <text:p text:style-name="P10"/>
      <text:p text:style-name="P10"><text:span text:style-name="T3">Rank.</text:span> <text:s/>Here the output is a single integer, and it is far from clear, in principle, that the methods of Gaussian elimination are needed at all. <text:s/>One can imagine some magical-wand based methods that come up with the rank in some completely different way, and although Gaussian methods may well, in practice, always be involved, it is perhaps appropriate that the interfaces to not assume this.</text:p>
      <text:p text:style-name="P10"/>
      <text:p text:style-name="P10"><text:span text:style-name="T3">Determinant. </text:span><text:s/>Again, the output is a single integer and the use of Gaussian may well be just one of several methods available, though at present I can't think of any others. <text:s/>In any case, the input matrix will usually be square - a feature that is not shared by some of the other top level requirements. <text:s/>Lower down we may need to specify what determinant we are talking about when the input is rectangular, as there should be no requirement that we chop our matrix up into square pieces, and even if we do, there is no guarantee that any of the pieces will have full rank.</text:p>
      <text:p text:style-name="P10"/>
      <text:p text:style-name="P10"><text:span text:style-name="T3">Echelon Form.</text:span> <text:s/>The output from this consists of a column select and a remnant. <text:s/>It is, I think, an important observation that no row-select is produced by this - perhaps the most important of the functions. <text:s/>Whether the column-select is required to be standard is an interesting question - so far I know of no use-case that requires it, and no implementation that does not produce it, so the question is currently up-in-the-air with no obvious pressures in either direction.</text:p>
      <text:p text:style-name="P10"/>
      <text:p text:style-name="P10"><text:span text:style-name="T3">Invert.</text:span> <text:s/>Here the input is again square, and a transformation matrix is required. <text:s/>Since only non-singular matrices have inverses, there is no need for a rank, row-select, column-select, cleaner or remnant output - only the multiplier and possibly the determinant are useful.</text:p>
      <text:p text:style-name="P10"/>
      <text:p text:style-name="P12"><text:span text:style-name="T3">Standard rows.</text:span> <text:s/>This function is needed by the standard-basis procedure. <text:s/>In many cases it is probably sensible to compute the row-echelon form at the same time as computing the standard row select, but perhaps we should consider whether there is a place for knowing the standard rows without an echelon form.</text:p>
      <text:p text:style-name="P12"/>
      <text:p text:style-name="P12">This all leads us to wonder whether we can dream up algorithms that compute some of these things in ways that we have not yet considered. <text:s/>For example, rip-off methods may enable us to check that rows are linearly independent without considering the entire row very often, leading <text:soft-page-break/>us to wonder whether <text:span text:style-name="T6">it may be useful sometimes to compute </text:span>standard rows <text:span text:style-name="T6">without computing the e</text:span>chelon form.</text:p>
      <text:p text:style-name="P12"/>
      <text:p text:style-name="P97"><text:span text:style-name="T70">Section</text:span><text:span text:style-name="T71"> 3</text:span><text:span text:style-name="T70"> – </text:span><text:span text:style-name="T72">Concurrency issues.</text:span></text:p>
      <text:p text:style-name="P13"/>
      <text:p text:style-name="P11"><text:span text:style-name="T6">For a square, random NxN matrix over a large enough field, there are a total of N</text:span><text:span text:style-name="T8">3</text:span><text:span text:style-name="T13"> elementary operations to do to perform a full echelize, and we can use this measure to quantify the work of the various stages.</text:span></text:p>
      <text:p text:style-name="P14"><text:span text:style-name="T12">The first stage is to "clean down". <text:s/>In some order, the obvious algorithm finds a pivot in each row and adds a suitable multiple of that row to all later rows on those columns not yet treated. <text:s/>This does (N-</text:span><text:span text:style-name="T14">i</text:span><text:span text:style-name="T12">)(N-</text:span><text:span text:style-name="T14">i</text:span><text:span text:style-name="T12">) units of work </text:span><text:span text:style-name="T14">for each row, or N</text:span><text:span text:style-name="T9">3</text:span><text:span text:style-name="T14">/3 - 33%.</text:span><text:span text:style-name="T15"> <text:s/>This stage already finds out the pivotal columns and rows, so can output cs and rs. <text:s/>The other two outputs are notes (A1) of the row operations done, and the resulting matrix B which is, in some sense, upper-triangular.</text:span></text:p>
      <text:p text:style-name="P15"><text:span text:style-name="T12">Another stage, which does not necessarily need to be done at the same time, or next, or indeed at all, but I will still call it the second stage, is to mimic the same row operations on the identity matrix. <text:s/>This involves i(N-i) operations, or N</text:span><text:span text:style-name="T7">3</text:span><text:span text:style-name="T12">/6 - 17%.</text:span><text:span text:style-name="T15"> <text:s/>It inputs the notes A1 of the row operations done and does them to an identity matrix resulting (abstractly) in a lower-triangular matrix which is, however, held in two parts - the selected and non-selected rows being held separately as the partially complete multiplier M1 and the completed cleaner, which can be output at the end of this stage.</text:span></text:p>
      <text:p text:style-name="P15"><text:span text:style-name="T13">T</text:span><text:span text:style-name="T12">he third stage is to back-clean the original matrix. <text:s/>This </text:span><text:span text:style-name="T16">produces</text:span><text:span text:style-name="T12"> a lot of column-extract</text:span><text:span text:style-name="T16">ed</text:span><text:span text:style-name="T12"> data</text:span><text:span text:style-name="T16"> A2</text:span><text:span text:style-name="T12">, but </text:span><text:span text:style-name="T16">does </text:span><text:span text:style-name="T12">a minimal amount of work since the matrix operated on is only the remnant which has (in some sense) zero columns. <text:s/>This work is therefore estimated as 0% in the simplification adopted here</text:span><text:span text:style-name="T16">, so that there is a pressure to do this stage earlier as it produces further output with no further work</text:span><text:span text:style-name="T12">.</text:span></text:p>
      <text:p text:style-name="P16"><text:span text:style-name="T12">The fourth and final stage is to apply the column-extract data to the transformation matrix, and this involves N(N-i) units of work for the i'th row, or N</text:span><text:span text:style-name="T7">2</text:span><text:span text:style-name="T12">/2 = 50%. . . the largest chunk.</text:span></text:p>
      <text:p text:style-name="P10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87">Stage</text:p>
          </table:table-cell>
          <table:table-cell table:style-name="Table1.A1" office:value-type="string">
            <text:p text:style-name="P185">Job</text:p>
          </table:table-cell>
          <table:table-cell table:style-name="Table1.A1" office:value-type="string">
            <text:p text:style-name="P185">Work</text:p>
          </table:table-cell>
          <table:table-cell table:style-name="Table1.A1" office:value-type="string">
            <text:p text:style-name="P185">Input<text:span text:style-name="T68">s</text:span></text:p>
          </table:table-cell>
          <table:table-cell table:style-name="Table1.A1" office:value-type="string">
            <text:p text:style-name="P185">Result</text:p>
          </table:table-cell>
          <table:table-cell table:style-name="Table1.F1" office:value-type="string">
            <text:p text:style-name="P185">Other output<text:span text:style-name="T68">s</text:span></text:p>
          </table:table-cell>
        </table:table-row>
        <table:table-row>
          <table:table-cell table:style-name="Table1.A2" office:value-type="string">
            <text:p text:style-name="P185">1</text:p>
          </table:table-cell>
          <table:table-cell table:style-name="Table1.A2" office:value-type="string">
            <text:p text:style-name="P185">Forward clean</text:p>
          </table:table-cell>
          <table:table-cell table:style-name="Table1.A2" office:value-type="string">
            <text:p text:style-name="P185">33%</text:p>
          </table:table-cell>
          <table:table-cell table:style-name="Table1.A2" office:value-type="string">
            <text:p text:style-name="P185">C</text:p>
          </table:table-cell>
          <table:table-cell table:style-name="Table1.A2" office:value-type="string">
            <text:p text:style-name="P185">cs, rs</text:p>
          </table:table-cell>
          <table:table-cell table:style-name="Table1.F2" office:value-type="string">
            <text:p text:style-name="P185">A1, B</text:p>
          </table:table-cell>
        </table:table-row>
        <table:table-row>
          <table:table-cell table:style-name="Table1.A2" office:value-type="string">
            <text:p text:style-name="P185">2</text:p>
          </table:table-cell>
          <table:table-cell table:style-name="Table1.A2" office:value-type="string">
            <text:p text:style-name="P185">Forward clean trafo</text:p>
          </table:table-cell>
          <table:table-cell table:style-name="Table1.A2" office:value-type="string">
            <text:p text:style-name="P185">17%</text:p>
          </table:table-cell>
          <table:table-cell table:style-name="Table1.A2" office:value-type="string">
            <text:p text:style-name="P185">A1</text:p>
          </table:table-cell>
          <table:table-cell table:style-name="Table1.A2" office:value-type="string">
            <text:p text:style-name="P185"><text:span text:style-name="T68">K</text:span>leaner</text:p>
          </table:table-cell>
          <table:table-cell table:style-name="Table1.F2" office:value-type="string">
            <text:p text:style-name="P185">M1</text:p>
          </table:table-cell>
        </table:table-row>
        <table:table-row>
          <table:table-cell table:style-name="Table1.A2" office:value-type="string">
            <text:p text:style-name="P185">3</text:p>
          </table:table-cell>
          <table:table-cell table:style-name="Table1.A2" office:value-type="string">
            <text:p text:style-name="P185">Back clean</text:p>
          </table:table-cell>
          <table:table-cell table:style-name="Table1.A2" office:value-type="string">
            <text:p text:style-name="P185">0%</text:p>
          </table:table-cell>
          <table:table-cell table:style-name="Table1.A2" office:value-type="string">
            <text:p text:style-name="P185">B</text:p>
          </table:table-cell>
          <table:table-cell table:style-name="Table1.A2" office:value-type="string">
            <text:p text:style-name="P185"><text:span text:style-name="T68">R</text:span>emnant</text:p>
          </table:table-cell>
          <table:table-cell table:style-name="Table1.F2" office:value-type="string">
            <text:p text:style-name="P185">A2</text:p>
          </table:table-cell>
        </table:table-row>
        <table:table-row>
          <table:table-cell table:style-name="Table1.A2" office:value-type="string">
            <text:p text:style-name="P185">4</text:p>
          </table:table-cell>
          <table:table-cell table:style-name="Table1.A2" office:value-type="string">
            <text:p text:style-name="P185">Back clean trafo</text:p>
          </table:table-cell>
          <table:table-cell table:style-name="Table1.A2" office:value-type="string">
            <text:p text:style-name="P185">50%</text:p>
          </table:table-cell>
          <table:table-cell table:style-name="Table1.A2" office:value-type="string">
            <text:p text:style-name="P185">A2 M1</text:p>
          </table:table-cell>
          <table:table-cell table:style-name="Table1.A2" office:value-type="string">
            <text:p text:style-name="P185"><text:span text:style-name="T68">M</text:span>ultiplier</text:p>
          </table:table-cell>
          <table:table-cell table:style-name="Table1.F2" office:value-type="string">
            <text:p text:style-name="P185">-</text:p>
          </table:table-cell>
        </table:table-row>
      </table:table>
      <text:p text:style-name="P103"><text:s/></text:p>
      <text:p text:style-name="P105">The nature and format of the input matrix C and result objects cs, rs, K, R, M are already clear. <text:s/>The nature and formats of the "Other outputs" is not so clear, and one major purpose of this document is to consider and determine what these formats are. <text:s/>We already have two implementations, namely chopped-up Gaussian and slab echelize (simplistic though it currently is) to look at to give us guidance on these topics.</text:p>
      <text:p text:style-name="P105"/>
      <text:p text:style-name="P109">Before we go any further, however, it is pertinent to consider what happens in other <text:soft-page-break/>circumstances. <text:s/>The N<text:span text:style-name="T7">3</text:span> value used above is an oversimplification if the matrix is rectangular and/or has surprisingly low rank. <text:s/>Perhaps we should fill in some details, and consider the matrix to be A x C of rank R to see what the "Work" column is in greater generality.</text:p>
      <text:p text:style-name="P110">Firstly the <text:span text:style-name="T3">forward clean</text:span>. <text:s/>We are only going to find R rows to clean with, so the work is the sum, over i from 1 to R, of C-i.A-i, or CA-iA-iC+i<text:span text:style-name="T7">2</text:span> which comes to</text:p>
      <text:p text:style-name="P110"/>
      <text:p text:style-name="P171"><text:span text:style-name="T80">Work = </text:span>RCA - R<text:span text:style-name="T7">2</text:span>(A+C)/2 + R<text:span text:style-name="T7">3</text:span>/3<text:span text:style-name="T80">.</text:span></text:p>
      <text:p text:style-name="P110"/>
      <text:p text:style-name="P172">Case 1. <text:s/>A small<text:span text:style-name="T84">, R=A</text:span><text:span text:style-name="T81">. <text:s/>Work is A</text:span><text:span text:style-name="T10">2</text:span><text:span text:style-name="T81">C/2, but we can get the rs and cs and A1 (well-conditioned) in A</text:span><text:span text:style-name="T10">3</text:span><text:span text:style-name="T81">/2 by using rip-off methods. <text:s text:c="2"/>It is only B that requires A</text:span><text:span text:style-name="T10">2</text:span><text:span text:style-name="T81">C/2 steps.</text:span></text:p>
      <text:p text:style-name="P172">Case 2. <text:s/>C small<text:span text:style-name="T84">, R=C</text:span>.<text:span text:style-name="T81"> <text:s/>Work is C</text:span><text:span text:style-name="T10">2</text:span><text:span text:style-name="T81">A/2, but we can get the rs, cs and B (well-conditioned) in C</text:span><text:span text:style-name="T10">3</text:span><text:span text:style-name="T81">/2 by terminating when we have found a pivot in every </text:span><text:span text:style-name="T82">column</text:span><text:span text:style-name="T81">. <text:s/>In this case we wish the cleaner were in terms of the adjusted rows (not the original ones) as there is then no further work to do.</text:span></text:p>
      <text:p text:style-name="P173">Case 3. <text:s/>A=C but R small.<text:span text:style-name="T81"> <text:s/>Work is RC</text:span><text:span text:style-name="T11">2</text:span><text:span text:style-name="T82"> but we get the rs, cs and B in R</text:span><text:span text:style-name="T11">2</text:span><text:span text:style-name="T82">C except that we have not proved that there are no further pivots to be found, and we need RC</text:span><text:span text:style-name="T11">2</text:span><text:span text:style-name="T82"> of work to be sure of any of them.</text:span></text:p>
      <text:p text:style-name="P178"/>
      <text:p text:style-name="P173"><text:span text:style-name="T84">Conclusion</text:span><text:span text:style-name="T82">.</text:span></text:p>
      <text:p text:style-name="P178"/>
      <text:p text:style-name="P174"><text:span text:style-name="T2">Algorithm 1.</text:span><text:span text:style-name="T81"> <text:s/></text:span><text:span text:style-name="T83">For normal (balanced) use. <text:s/></text:span><text:span text:style-name="T81">Do standard methods until it is clear that no further pivots will be found, either because all columns already have a pivot, or because all the rows have been processed. <text:s/>At the end, rs, cs and B are output, and there may be some rows, ideally untouched, that remain to be cleaned by column-extract and multiply-and-add</text:span><text:span text:style-name="T83"> methods, and some rows that are partially or fully cleaned. <text:s/></text:span><text:span text:style-name="T86">TBD</text:span><text:span text:style-name="T88"> needs further investigation.</text:span></text:p>
      <text:p text:style-name="P179"/>
      <text:p text:style-name="P175"><text:span text:style-name="T94">Algorithm 2.</text:span><text:span text:style-name="T93"> <text:s/>For use when there are few rows and a lot of columns. <text:s/>Select a (random?, initial subset?) set of "special" columns and do Gaussian on these columns only. <text:s/>If this results in a pivot in every row, we can output the rs, cs and A1, and all that remains is to multiply the remaining columns by A1 to obtain the matrix B. <text:s/>If this does not result in a pivot on every row, we need to take more columns, and </text:span><text:span text:style-name="T85">TBD</text:span><text:span text:style-name="T87"> again, further investigation is needed.</text:span></text:p>
      <text:p text:style-name="P180"/>
      <text:p text:style-name="P180">In both cases, the algorithm seems to fall into separate parts, with some parts releasing certain outputs early.</text:p>
      <text:p text:style-name="P18"/>
      <text:p text:style-name="P90">Section<text:span text:style-name="T1"> 4</text:span> – <text:span text:style-name="T68">The Mimic data A1.</text:span></text:p>
      <text:p text:style-name="P18"/>
      <text:p text:style-name="P17"><text:span text:style-name="T13">I</text:span><text:span text:style-name="T12">n the current, simplistic implementation of slab echelize, the mimic data is utilized as it is produced and only a single local variable</text:span><text:span text:style-name="T17"> (called "fel" - a field element in slab.c) holds the passing A1, being used immediately to update the transformation matrix. <text:s/>Here is its use.</text:span></text:p>
      <text:p text:style-name="P106"/>
      <text:p text:style-name="P107"><text:s text:c="4"/>DSMad(&amp;dsk,fel,1,vk,k+j*dsk.nob);</text:p>
      <text:p text:style-name="P107"/>
      <text:p text:style-name="P108"><text:soft-page-break/>We see that the "fel" multiple of vector vk is being added into the j'th row of matrix K.</text:p>
      <text:p text:style-name="P106"/>
      <text:p text:style-name="P19"><text:span text:style-name="T12">In the mezzanine "mech" there is a whole great data structure for A1</text:span><text:span text:style-name="T18">, called an STA structure in the program</text:span><text:span text:style-name="T12"> . . .</text:span></text:p>
      <text:p text:style-name="P107"/>
      <text:p text:style-name="P107"><text:s text:c="4"/>MOJ A; <text:s text:c="5"/>// pivotal matrix to clean with old B</text:p>
      <text:p text:style-name="P107"><text:s text:c="4"/>MOJ M; <text:s text:c="5"/>// matrix to multiply new rows by</text:p>
      <text:p text:style-name="P107"><text:s text:c="4"/>MOJ K; <text:s text:c="5"/>// cleaner to take new rows out of remaining ones</text:p>
      <text:p text:style-name="P107"><text:s text:c="4"/>MOJ rs; <text:s text:c="4"/>// row-select bitstring for new pivotal rows</text:p>
      <text:p text:style-name="P107"><text:s text:c="4"/>MOJ E; <text:s text:c="5"/>// clean old B with new rows</text:p>
      <text:p text:style-name="P107"><text:s text:c="4"/>MOJ rf; <text:s text:c="4"/>// riffle to put new rows into B</text:p>
      <text:p text:style-name="P107"/>
      <text:p text:style-name="P107">It is used to update the row of the transformation matrix, which (in mech) is made significantly more complex to save the space and work of dealing with matrices (or indeed parts of matrices) known to be zero or known to be the identity matrix. <text:s/>We may need to get involved with these complexities later, but for now it seems best to give the "update row" procedure, which applies it to the original matrix, held more simply, thereby illustrating more clearly what is going on.</text:p>
      <text:p text:style-name="P107"/>
      <text:p text:style-name="P108">void UR(int pri, MOJ fmoj, STA * A, MOJ * B, MOJ * C)</text:p>
      <text:p text:style-name="P107"/>
      <text:p text:style-name="P107"><text:s text:c="4"/>MAD(pri, fmoj, A-&gt;A, *B, *C, Z);</text:p>
      <text:p text:style-name="P107"><text:s text:c="4"/>REX(pri, fmoj, A-&gt;rs, Z, V, W);</text:p>
      <text:p text:style-name="P107"><text:s text:c="4"/>MUL(pri, fmoj, A-&gt;M, V, X);</text:p>
      <text:p text:style-name="P107"><text:s text:c="4"/>MAD(pri, fmoj, A-&gt;E, X, *B, S);</text:p>
      <text:p text:style-name="P107"><text:s text:c="4"/>RRF(pri, fmoj, A-&gt;rf, S, X, *B);</text:p>
      <text:p text:style-name="P107"><text:s text:c="4"/>MAD(pri, fmoj, A-&gt;K, V, W, *C);</text:p>
      <text:p text:style-name="P107"/>
      <text:p text:style-name="P91">Section<text:span text:style-name="T1"> 5</text:span> – <text:span text:style-name="T95">The first part of the echelize procedure.</text:span></text:p>
      <text:p text:style-name="P20"/>
      <text:p text:style-name="P111">It seems that there are several distinct ways of approaching the start (forward cleaning) of echelization. <text:s/>For example we could use rip-off methods or auto-grease - but this section considers only the simple, direct approach.</text:p>
      <text:p text:style-name="P111"/>
      <text:p text:style-name="P111">The input is a matrix with, say, A rows and C columns. <text:s/>Assuming that we wish to cater for the job only partially done (not at all clear at this stage) what would the output be?</text:p>
      <text:p text:style-name="P111"/>
      <text:p text:style-name="P111">There would be several <text:span text:style-name="T96">types</text:span> of rows.</text:p>
      <text:p text:style-name="P111"/>
      <text:p text:style-name="P112">1. <text:s/>Rows that have not yet been touched.</text:p>
      <text:p text:style-name="P112">2. <text:s/>Rows in which all pivots (type 3.) have been cleared.</text:p>
      <text:p text:style-name="P112">3. <text:s/>Rows in which a pivot has been selected.</text:p>
      <text:p text:style-name="P112">4. <text:s/>Rows in which no pivot is available - the row is now zero.</text:p>
      <text:p text:style-name="P112"/>
      <text:p text:style-name="P112"><text:soft-page-break/>We would need to know which columns were selected as the pivots for the rows in type 3, and for type 2, which linear combination of the type 3 rows was used.</text:p>
      <text:p text:style-name="P112"/>
      <text:p text:style-name="P112">For this algorithm, we can probably insist that the rows of type 1 are specified as being the trailing list (i.e. we process the rows in order).</text:p>
      <text:p text:style-name="P112"/>
      <text:p text:style-name="P112">One idea is just to keep a lab notebook. <text:s/>Next row cleaned (linear combinations given) and either found to be zero or a pivot selected.<text:span text:style-name="T97"> <text:s/>It then becomes an interesting question as to whether we are allowed to add rows into other rows arbitrarily . . .</text:span></text:p>
      <text:p text:style-name="P112"/>
      <text:p text:style-name="P113">Let's look at the lab notebook idea a bit. <text:s/>What sorts of entries might we need?</text:p>
      <text:p text:style-name="P113"/>
      <text:p text:style-name="P113">MAD (<text:span text:style-name="T107"> </text:span><text:span text:style-name="T98">λ</text:span><text:span text:style-name="T104"> </text:span><text:span text:style-name="T105">, i , j</text:span><text:span text:style-name="T104">) <text:s/>C(</text:span><text:span text:style-name="T106">i</text:span><text:span text:style-name="T104">) += </text:span><text:span text:style-name="T98">λ.C(</text:span><text:span text:style-name="T100">j</text:span><text:span text:style-name="T98">)</text:span></text:p>
      <text:p text:style-name="P113"><text:span text:style-name="T98">MUL ( λ</text:span><text:span text:style-name="T99"> , i</text:span><text:span text:style-name="T98"> ) <text:s text:c="4"/>C(i) *= <text:s/>λ</text:span></text:p>
      <text:p text:style-name="P181">PIV( i , k ) <text:s text:c="3"/>The pivot in C(i) was selected to be column k</text:p>
      <text:p text:style-name="P181">ZER( i ) <text:s/>The row C(i) was inspected and found to be zero</text:p>
      <text:p text:style-name="P181"/>
      <text:p text:style-name="P182">The vast majority of the entries in the notebook will be of the first (MAD) kind, and it probably makes some sense to compress this data a bit somehow.</text:p>
      <text:p text:style-name="P182"/>
      <text:p text:style-name="P182">The idea then would be that the production of the transformation matrix would take the notebook as input. <text:s/>This leads us to wonder what rules would make this production faster, but at first sight, at least, it feels like the rules themselves wouldn't help - a production program may run faster with certain kinds of notebooks, but I doubt if a production program that only works with certain types of notebooks could be much faster.</text:p>
      <text:p text:style-name="P182"/>
      <text:p text:style-name="P114"><text:span text:style-name="T98">The basic idea is that the notebook processor keeps a list of rows that </text:span><text:span text:style-name="T100">have been "used" and therefore necessitate a column in the transformation matrix. <text:s/>A little thought, however, makes it clear that the transformation matrices has both rows and columns indexed by the rows, and we need to know what the row has been used </text:span><text:span text:style-name="T101">for</text:span><text:span text:style-name="T103"> - does it need a row, a column or both in the transformation matrix?</text:span></text:p>
      <text:p text:style-name="P183"/>
      <text:p text:style-name="P115"><text:span text:style-name="T103">T</text:span><text:span text:style-name="T102">he transformation matrix starts off as the identity - T(i,j) is 1 if (i==j) and 0 otherwise. <text:s/>We therefore hold the partial matrix K(i,j) so that T(i,j) is K(i,j) if such exists, and 1/0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8-01-02T12:23:52.095339361</dc:date>
    <meta:editing-duration>P4DT9H41M27S</meta:editing-duration>
    <meta:editing-cycles>439</meta:editing-cycles>
    <meta:generator>LibreOffice/5.1.6.2$Linux_X86_64 LibreOffice_project/10m0$Build-2</meta:generator>
    <meta:printed-by>User </meta:printed-by>
    <meta:print-date>2012-07-06T16:23:45</meta:print-date>
    <meta:document-statistic meta:table-count="3" meta:image-count="0" meta:object-count="0" meta:page-count="21" meta:paragraph-count="506" meta:word-count="6787" meta:character-count="36559" meta:non-whitespace-character-count="28813"/>
  </office:meta>
</office:document-meta>
</file>